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style-name="gr1" draw:text-style-name="P1" svg:width="6.2988in" svg:height="3.5429in" svg:x="6.2768in" svg:y="4.8945in">
            <draw:object draw:notify-on-update-of-ranges="lbon4.A2:lbon4.A107 lbon4.B1:lbon4.B1 lbon4.B2:lbon4.B107 lbon4.C1:lbon4.C1 lbon4.C2:lbon4.C107 lbon4.D1:lbon4.D1 lbon4.D2:lbon4.D107 lbon4.E1:lbon4.E1 lbon4.E2:lbon4.E10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6.298in" svg:y="1.3386in">
            <draw:object draw:notify-on-update-of-ranges="lbon3.A2:lbon3.A109 lbon3.B1:lbon3.B1 lbon3.B2:lbon3.B109 lbon3.C1:lbon3.C1 lbon3.C2:lbon3.C109 lbon3.D1:lbon3.D1 lbon3.D2:lbon3.D109 lbon3.E1:lbon3.E1 lbon3.E2:lbon3.E10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0.0114in" svg:y="1.3394in">
            <draw:object draw:notify-on-update-of-ranges="lboff_3.A2:lboff_3.A92 lboff_3.B1:lboff_3.B1 lboff_3.B2:lboff_3.B92 lboff_3.C1:lboff_3.C1 lboff_3.C2:lboff_3.C92 lboff_3.D1:lboff_3.D1 lboff_3.D2:lboff_3.D92 lboff_3.E1:lboff_3.E1 lboff_3.E2:lboff_3.E9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6.2988in" svg:height="3.5429in" svg:x="0in" svg:y="4.8945in">
            <draw:object draw:notify-on-update-of-ranges="lboff_4.A2:lboff_4.A109 lboff_4.B1:lboff_4.B1 lboff_4.B2:lboff_4.B109 lboff_4.C1:lboff_4.C1 lboff_4.C2:lboff_4.C109 lboff_4.D1:lboff_4.D1 lboff_4.D2:lboff_4.D109 lboff_4.E1:lboff_4.E1 lboff_4.E2:lboff_4.E10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st#</text:p>
          </table:table-cell>
          <table:table-cell office:value-type="string" calcext:value-type="string">
            <text:p>AVG180_S</text:p>
          </table:table-cell>
          <table:table-cell office:value-type="string" calcext:value-type="string">
            <text:p>AVG200_S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RECEIVED</text:p>
          </table:table-cell>
        </table:table-row>
        <table:table-row table:style-name="ro1">
          <table:table-cell office:value-type="string" calcext:value-type="string">
            <text:p>lb off</text:p>
          </table:table-cell>
          <table:table-cell office:value-type="float" office:value="3" calcext:value-type="float">
            <text:p>3</text:p>
          </table:table-cell>
          <table:table-cell table:formula="of:=[lboff3_period.H86]/[lboff3_period.G86]" office:value-type="float" office:value="0.135189967575815" calcext:value-type="float">
            <text:p>0.135</text:p>
          </table:table-cell>
          <table:table-cell table:formula="of:=[lboff3_period.L86]/[lboff3_period.K86]" office:value-type="float" office:value="1.72810543549443" calcext:value-type="float">
            <text:p>1.728</text:p>
          </table:table-cell>
          <table:table-cell office:value-type="float" office:value="251" calcext:value-type="float">
            <text:p>251</text:p>
          </table:table-cell>
          <table:table-cell office:value-type="float" office:value="49749" calcext:value-type="float">
            <text:p>49749</text:p>
          </table:table-cell>
        </table:table-row>
        <table:table-row table:style-name="ro1">
          <table:table-cell office:value-type="string" calcext:value-type="string">
            <text:p>lb off</text:p>
          </table:table-cell>
          <table:table-cell office:value-type="float" office:value="4" calcext:value-type="float">
            <text:p>4</text:p>
          </table:table-cell>
          <table:table-cell table:formula="of:=[lboff4_period.H86]/[lboff4_period.G86]" office:value-type="float" office:value="0.0378945896267881" calcext:value-type="float">
            <text:p>0.038</text:p>
          </table:table-cell>
          <table:table-cell table:formula="of:=[lboff4_period.L86]/[lboff4_period.K86]" office:value-type="float" office:value="0.953439466119922" calcext:value-type="float">
            <text:p>0.953</text:p>
          </table:table-cell>
          <table:table-cell office:value-type="float" office:value="337" calcext:value-type="float">
            <text:p>337</text:p>
          </table:table-cell>
          <table:table-cell office:value-type="float" office:value="49663" calcext:value-type="float">
            <text:p>49663</text:p>
          </table:table-cell>
        </table:table-row>
        <table:table-row table:style-name="ro1">
          <table:table-cell office:value-type="string" calcext:value-type="string">
            <text:p>lb on</text:p>
          </table:table-cell>
          <table:table-cell office:value-type="float" office:value="3" calcext:value-type="float">
            <text:p>3</text:p>
          </table:table-cell>
          <table:table-cell table:formula="of:=[lbon3_periods.H86]/[lbon3_periods.G86]" office:value-type="float" office:value="0.080321050013393" calcext:value-type="float">
            <text:p>0.080</text:p>
          </table:table-cell>
          <table:table-cell table:formula="of:=[lbon3_periods.L86]/[lbon3_periods.K86]" office:value-type="float" office:value="0.980230599999999" calcext:value-type="float">
            <text:p>0.98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lb on</text:p>
          </table:table-cell>
          <table:table-cell office:value-type="float" office:value="4" calcext:value-type="float">
            <text:p>4</text:p>
          </table:table-cell>
          <table:table-cell table:formula="of:=[lbon4_period.H86]/[lbon4_period.G86]" office:value-type="float" office:value="0.0111282297224387" calcext:value-type="float">
            <text:p>0.011</text:p>
          </table:table-cell>
          <table:table-cell table:formula="of:=[lbon4_period.L86]/[lbon4_period.K86]" office:value-type="float" office:value="0.9150872" calcext:value-type="float">
            <text:p>0.915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boff_3" table:style-name="ta1"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GW1</text:p>
          </table:table-cell>
          <table:table-cell office:value-type="string" calcext:value-type="string">
            <text:p>GW2</text:p>
          </table:table-cell>
          <table:table-cell office:value-type="string" calcext:value-type="string">
            <text:p>GW3</text:p>
          </table:table-cell>
          <table:table-cell office:value-type="string" calcext:value-type="string">
            <text:p>GW4</text:p>
          </table:table-cell>
        </table:table-row>
        <table:table-row table:style-name="ro1">
          <table:table-cell office:value-type="time" office:time-value="PT15H21M40S" calcext:value-type="time">
            <text:p>03:21:4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41S" calcext:value-type="time">
            <text:p>03:21:4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42S" calcext:value-type="time">
            <text:p>03:21:4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43S" calcext:value-type="time">
            <text:p>03:21:4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44S" calcext:value-type="time">
            <text:p>03:21:4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46S" calcext:value-type="time">
            <text:p>03:21:4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47S" calcext:value-type="time">
            <text:p>03:21:4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48S" calcext:value-type="time">
            <text:p>03:21:4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49S" calcext:value-type="time">
            <text:p>03:21:4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50S" calcext:value-type="time">
            <text:p>03:21:5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51S" calcext:value-type="time">
            <text:p>03:21:5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52S" calcext:value-type="time">
            <text:p>03:21:5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53S" calcext:value-type="time">
            <text:p>03:21:5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54S" calcext:value-type="time">
            <text:p>03:21:5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55S" calcext:value-type="time">
            <text:p>03:21:5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56S" calcext:value-type="time">
            <text:p>03:21:5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57S" calcext:value-type="time">
            <text:p>03:21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58S" calcext:value-type="time">
            <text:p>03:21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1M59S" calcext:value-type="time">
            <text:p>03:21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00S" calcext:value-type="time">
            <text:p>03:22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01S" calcext:value-type="time">
            <text:p>03:22:0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02S" calcext:value-type="time">
            <text:p>03:22:0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03S" calcext:value-type="time">
            <text:p>03:22:0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04S" calcext:value-type="time">
            <text:p>03:22:0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05S" calcext:value-type="time">
            <text:p>03:22:0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06S" calcext:value-type="time">
            <text:p>03:22:0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07S" calcext:value-type="time">
            <text:p>03:22:0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08S" calcext:value-type="time">
            <text:p>03:22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09S" calcext:value-type="time">
            <text:p>03:22:0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10S" calcext:value-type="time">
            <text:p>03:22:1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11S" calcext:value-type="time">
            <text:p>03:22:1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12S" calcext:value-type="time">
            <text:p>03:22:1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13S" calcext:value-type="time">
            <text:p>03:22:1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14S" calcext:value-type="time">
            <text:p>03:22:1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15S" calcext:value-type="time">
            <text:p>03:22:1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16S" calcext:value-type="time">
            <text:p>03:22:1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17S" calcext:value-type="time">
            <text:p>03:22:1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18S" calcext:value-type="time">
            <text:p>03:22:1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19S" calcext:value-type="time">
            <text:p>03:22:1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20S" calcext:value-type="time">
            <text:p>03:22:2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21S" calcext:value-type="time">
            <text:p>03:22:2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22S" calcext:value-type="time">
            <text:p>03:22:2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23S" calcext:value-type="time">
            <text:p>03:22:2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24S" calcext:value-type="time">
            <text:p>03:22:2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25S" calcext:value-type="time">
            <text:p>03:22:25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22M26S" calcext:value-type="time">
            <text:p>03:22:2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27S" calcext:value-type="time">
            <text:p>03:22:2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28S" calcext:value-type="time">
            <text:p>03:22:28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22M29S" calcext:value-type="time">
            <text:p>03:22:29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22M30S" calcext:value-type="time">
            <text:p>03:22:30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22M31S" calcext:value-type="time">
            <text:p>03:22:3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32S" calcext:value-type="time">
            <text:p>03:22:3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33S" calcext:value-type="time">
            <text:p>03:22:3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34S" calcext:value-type="time">
            <text:p>03:22:3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35S" calcext:value-type="time">
            <text:p>03:22:3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36S" calcext:value-type="time">
            <text:p>03:22:3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37S" calcext:value-type="time">
            <text:p>03:22:3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38S" calcext:value-type="time">
            <text:p>03:22:3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39S" calcext:value-type="time">
            <text:p>03:22:3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40S" calcext:value-type="time">
            <text:p>03:22:4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41S" calcext:value-type="time">
            <text:p>03:22:4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42S" calcext:value-type="time">
            <text:p>03:22:4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43S" calcext:value-type="time">
            <text:p>03:22:4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44S" calcext:value-type="time">
            <text:p>03:22:4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45S" calcext:value-type="time">
            <text:p>03:22:4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46S" calcext:value-type="time">
            <text:p>03:22:4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47S" calcext:value-type="time">
            <text:p>03:22:4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48S" calcext:value-type="time">
            <text:p>03:22:4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49S" calcext:value-type="time">
            <text:p>03:22:4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50S" calcext:value-type="time">
            <text:p>03:22:5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51S" calcext:value-type="time">
            <text:p>03:22:5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52S" calcext:value-type="time">
            <text:p>03:22:5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53S" calcext:value-type="time">
            <text:p>03:22:5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54S" calcext:value-type="time">
            <text:p>03:22:5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55S" calcext:value-type="time">
            <text:p>03:22:5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56S" calcext:value-type="time">
            <text:p>03:22:5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57S" calcext:value-type="time">
            <text:p>03:22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58S" calcext:value-type="time">
            <text:p>03:22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2M59S" calcext:value-type="time">
            <text:p>03:22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3M01S" calcext:value-type="time">
            <text:p>03:23:0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3M02S" calcext:value-type="time">
            <text:p>03:23:0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3M03S" calcext:value-type="time">
            <text:p>03:23:0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3M04S" calcext:value-type="time">
            <text:p>03:23:0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3M05S" calcext:value-type="time">
            <text:p>03:23:0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3M06S" calcext:value-type="time">
            <text:p>03:23:0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3M07S" calcext:value-type="time">
            <text:p>03:23:0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3M08S" calcext:value-type="time">
            <text:p>03:23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3M09S" calcext:value-type="time">
            <text:p>03:23:0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3M10S" calcext:value-type="time">
            <text:p>03:23:1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3M11S" calcext:value-type="time">
            <text:p>03:23:11 PM</text:p>
          </table:table-cell>
          <table:table-cell table:number-columns-repeated="4" office:value-type="float" office:value="25" calcext:value-type="float">
            <text:p>25</text:p>
          </table:table-cell>
        </table:table-row>
      </table:table>
      <table:table table:name="lboff3_period" table:style-name="ta1">
        <table:shapes>
          <draw:frame draw:z-index="0" draw:style-name="gr1" draw:text-style-name="P1" svg:width="6.2988in" svg:height="3.5429in" svg:x="7.1508in" svg:y="0.0394in">
            <draw:object draw:notify-on-update-of-ranges="lboff3_period.H1:lboff3_period.H1 lboff3_period.H2:lboff3_period.H8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100-CNT</text:p>
          </table:table-cell>
          <table:table-cell office:value-type="string" calcext:value-type="string">
            <text:p>100-AVG</text:p>
          </table:table-cell>
          <table:table-cell office:value-type="string" calcext:value-type="string">
            <text:p>100-STD</text:p>
          </table:table-cell>
          <table:table-cell office:value-type="string" calcext:value-type="string">
            <text:p>100-MAX</text:p>
          </table:table-cell>
          <table:table-cell office:value-type="string" calcext:value-type="string">
            <text:p>180-CNT</text:p>
          </table:table-cell>
          <table:table-cell office:value-type="string" calcext:value-type="string">
            <text:p>180-AVG</text:p>
          </table:table-cell>
          <table:table-cell office:value-type="string" calcext:value-type="string">
            <text:p>180-STD</text:p>
          </table:table-cell>
          <table:table-cell office:value-type="string" calcext:value-type="string">
            <text:p>180-MAX</text:p>
          </table:table-cell>
          <table:table-cell office:value-type="string" calcext:value-type="string">
            <text:p>200-CNT</text:p>
          </table:table-cell>
          <table:table-cell office:value-type="string" calcext:value-type="string">
            <text:p>200-AVG</text:p>
          </table:table-cell>
          <table:table-cell office:value-type="string" calcext:value-type="string">
            <text:p>200-STD</text:p>
          </table:table-cell>
          <table:table-cell office:value-type="string" calcext:value-type="string">
            <text:p>200-MAX</text:p>
          </table:table-cell>
        </table:table-row>
        <table:table-row table:style-name="ro1">
          <table:table-cell office:value-type="float" office:value="1522682504" calcext:value-type="float">
            <text:p>152268250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29.56" calcext:value-type="float">
            <text:p>29.56</text:p>
          </table:table-cell>
          <table:table-cell office:value-type="float" office:value="36.19" calcext:value-type="float">
            <text:p>36.19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float" office:value="555.08" calcext:value-type="float">
            <text:p>555.08</text:p>
          </table:table-cell>
          <table:table-cell office:value-type="float" office:value="20.79" calcext:value-type="float">
            <text:p>20.7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522682505" calcext:value-type="float">
            <text:p>152268250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249.83" calcext:value-type="float">
            <text:p>249.83</text:p>
          </table:table-cell>
          <table:table-cell office:value-type="float" office:value="81.9" calcext:value-type="float">
            <text:p>81.9</text:p>
          </table:table-cell>
          <table:table-cell office:value-type="float" office:value="402" calcext:value-type="float">
            <text:p>402</text:p>
          </table:table-cell>
          <table:table-cell office:value-type="float" office:value="473" calcext:value-type="float">
            <text:p>473</text:p>
          </table:table-cell>
          <table:table-cell office:value-type="float" office:value="702.02" calcext:value-type="float">
            <text:p>702.02</text:p>
          </table:table-cell>
          <table:table-cell office:value-type="float" office:value="77.34" calcext:value-type="float">
            <text:p>77.3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522682506" calcext:value-type="float">
            <text:p>152268250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425.95" calcext:value-type="float">
            <text:p>425.95</text:p>
          </table:table-cell>
          <table:table-cell office:value-type="float" office:value="28.91" calcext:value-type="float">
            <text:p>28.91</text:p>
          </table:table-cell>
          <table:table-cell office:value-type="float" office:value="496" calcext:value-type="float">
            <text:p>496</text:p>
          </table:table-cell>
          <table:table-cell office:value-type="float" office:value="552" calcext:value-type="float">
            <text:p>552</text:p>
          </table:table-cell>
          <table:table-cell office:value-type="float" office:value="911.09" calcext:value-type="float">
            <text:p>911.09</text:p>
          </table:table-cell>
          <table:table-cell office:value-type="float" office:value="55.14" calcext:value-type="float">
            <text:p>55.1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522682507" calcext:value-type="float">
            <text:p>152268250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521.08" calcext:value-type="float">
            <text:p>521.08</text:p>
          </table:table-cell>
          <table:table-cell office:value-type="float" office:value="81.36" calcext:value-type="float">
            <text:p>81.36</text:p>
          </table:table-cell>
          <table:table-cell office:value-type="float" office:value="809" calcext:value-type="float">
            <text:p>809</text:p>
          </table:table-cell>
          <table:table-cell office:value-type="float" office:value="560" calcext:value-type="float">
            <text:p>560</text:p>
          </table:table-cell>
          <table:table-cell office:value-type="float" office:value="995.9" calcext:value-type="float">
            <text:p>995.9</text:p>
          </table:table-cell>
          <table:table-cell office:value-type="float" office:value="49.56" calcext:value-type="float">
            <text:p>49.56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522682508" calcext:value-type="float">
            <text:p>152268250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745.74" calcext:value-type="float">
            <text:p>745.74</text:p>
          </table:table-cell>
          <table:table-cell office:value-type="float" office:value="94.25" calcext:value-type="float">
            <text:p>94.25</text:p>
          </table:table-cell>
          <table:table-cell office:value-type="float" office:value="888" calcext:value-type="float">
            <text:p>888</text:p>
          </table:table-cell>
          <table:table-cell office:value-type="float" office:value="479" calcext:value-type="float">
            <text:p>479</text:p>
          </table:table-cell>
          <table:table-cell office:value-type="float" office:value="1124.18" calcext:value-type="float">
            <text:p>1124.18</text:p>
          </table:table-cell>
          <table:table-cell office:value-type="float" office:value="56.32" calcext:value-type="float">
            <text:p>56.32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1522682509" calcext:value-type="float">
            <text:p>152268250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918.44" calcext:value-type="float">
            <text:p>918.44</text:p>
          </table:table-cell>
          <table:table-cell office:value-type="float" office:value="137.19" calcext:value-type="float">
            <text:p>137.19</text:p>
          </table:table-cell>
          <table:table-cell office:value-type="float" office:value="1228" calcext:value-type="float">
            <text:p>1228</text:p>
          </table:table-cell>
          <table:table-cell office:value-type="float" office:value="623" calcext:value-type="float">
            <text:p>623</text:p>
          </table:table-cell>
          <table:table-cell office:value-type="float" office:value="1274.48" calcext:value-type="float">
            <text:p>1274.48</text:p>
          </table:table-cell>
          <table:table-cell office:value-type="float" office:value="29.07" calcext:value-type="float">
            <text:p>29.07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522682510" calcext:value-type="float">
            <text:p>152268251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519.94" calcext:value-type="float">
            <text:p>519.94</text:p>
          </table:table-cell>
          <table:table-cell office:value-type="float" office:value="227.25" calcext:value-type="float">
            <text:p>227.25</text:p>
          </table:table-cell>
          <table:table-cell office:value-type="float" office:value="1195" calcext:value-type="float">
            <text:p>1195</text:p>
          </table:table-cell>
          <table:table-cell office:value-type="float" office:value="893" calcext:value-type="float">
            <text:p>893</text:p>
          </table:table-cell>
          <table:table-cell office:value-type="float" office:value="1015.22" calcext:value-type="float">
            <text:p>1015.22</text:p>
          </table:table-cell>
          <table:table-cell office:value-type="float" office:value="167.39" calcext:value-type="float">
            <text:p>167.39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522682511" calcext:value-type="float">
            <text:p>152268251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33.02" calcext:value-type="float">
            <text:p>33.02</text:p>
          </table:table-cell>
          <table:table-cell office:value-type="float" office:value="85.37" calcext:value-type="float">
            <text:p>85.37</text:p>
          </table:table-cell>
          <table:table-cell office:value-type="float" office:value="387" calcext:value-type="float">
            <text:p>387</text:p>
          </table:table-cell>
          <table:table-cell office:value-type="float" office:value="657" calcext:value-type="float">
            <text:p>657</text:p>
          </table:table-cell>
          <table:table-cell office:value-type="float" office:value="649.46" calcext:value-type="float">
            <text:p>649.46</text:p>
          </table:table-cell>
          <table:table-cell office:value-type="float" office:value="165.48" calcext:value-type="float">
            <text:p>165.4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1522682512" calcext:value-type="float">
            <text:p>152268251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11.98" calcext:value-type="float">
            <text:p>11.98</text:p>
          </table:table-cell>
          <table:table-cell office:value-type="float" office:value="38.76" calcext:value-type="float">
            <text:p>38.76</text:p>
          </table:table-cell>
          <table:table-cell office:value-type="float" office:value="222" calcext:value-type="float">
            <text:p>222</text:p>
          </table:table-cell>
          <table:table-cell office:value-type="float" office:value="646" calcext:value-type="float">
            <text:p>646</text:p>
          </table:table-cell>
          <table:table-cell office:value-type="float" office:value="634.13" calcext:value-type="float">
            <text:p>634.13</text:p>
          </table:table-cell>
          <table:table-cell office:value-type="float" office:value="231.79" calcext:value-type="float">
            <text:p>231.79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522682513" calcext:value-type="float">
            <text:p>152268251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29.8" calcext:value-type="float">
            <text:p>29.8</text:p>
          </table:table-cell>
          <table:table-cell office:value-type="float" office:value="66.63" calcext:value-type="float">
            <text:p>66.63</text:p>
          </table:table-cell>
          <table:table-cell office:value-type="float" office:value="277" calcext:value-type="float">
            <text:p>277</text:p>
          </table:table-cell>
          <table:table-cell office:value-type="float" office:value="560" calcext:value-type="float">
            <text:p>560</text:p>
          </table:table-cell>
          <table:table-cell office:value-type="float" office:value="612.74" calcext:value-type="float">
            <text:p>612.74</text:p>
          </table:table-cell>
          <table:table-cell office:value-type="float" office:value="204.68" calcext:value-type="float">
            <text:p>204.68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522682514" calcext:value-type="float">
            <text:p>152268251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10.33" calcext:value-type="float">
            <text:p>10.33</text:p>
          </table:table-cell>
          <table:table-cell office:value-type="float" office:value="15.93" calcext:value-type="float">
            <text:p>15.93</text:p>
          </table:table-cell>
          <table:table-cell office:value-type="float" office:value="90" calcext:value-type="float">
            <text:p>90</text:p>
          </table:table-cell>
          <table:table-cell office:value-type="float" office:value="666" calcext:value-type="float">
            <text:p>666</text:p>
          </table:table-cell>
          <table:table-cell office:value-type="float" office:value="598.32" calcext:value-type="float">
            <text:p>598.32</text:p>
          </table:table-cell>
          <table:table-cell office:value-type="float" office:value="148.1" calcext:value-type="float">
            <text:p>148.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522682515" calcext:value-type="float">
            <text:p>152268251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10.71" calcext:value-type="float">
            <text:p>10.71</text:p>
          </table:table-cell>
          <table:table-cell office:value-type="float" office:value="22.24" calcext:value-type="float">
            <text:p>22.24</text:p>
          </table:table-cell>
          <table:table-cell office:value-type="float" office:value="104" calcext:value-type="float">
            <text:p>104</text:p>
          </table:table-cell>
          <table:table-cell office:value-type="float" office:value="587" calcext:value-type="float">
            <text:p>587</text:p>
          </table:table-cell>
          <table:table-cell office:value-type="float" office:value="522.25" calcext:value-type="float">
            <text:p>522.25</text:p>
          </table:table-cell>
          <table:table-cell office:value-type="float" office:value="44.93" calcext:value-type="float">
            <text:p>44.9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522682516" calcext:value-type="float">
            <text:p>152268251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6.26" calcext:value-type="float">
            <text:p>6.26</text:p>
          </table:table-cell>
          <table:table-cell office:value-type="float" office:value="17.98" calcext:value-type="float">
            <text:p>17.98</text:p>
          </table:table-cell>
          <table:table-cell office:value-type="float" office:value="137" calcext:value-type="float">
            <text:p>137</text:p>
          </table:table-cell>
          <table:table-cell office:value-type="float" office:value="601" calcext:value-type="float">
            <text:p>601</text:p>
          </table:table-cell>
          <table:table-cell office:value-type="float" office:value="542.64" calcext:value-type="float">
            <text:p>542.64</text:p>
          </table:table-cell>
          <table:table-cell office:value-type="float" office:value="75.86" calcext:value-type="float">
            <text:p>75.86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522682517" calcext:value-type="float">
            <text:p>152268251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11.1" calcext:value-type="float">
            <text:p>11.1</text:p>
          </table:table-cell>
          <table:table-cell office:value-type="float" office:value="24.24" calcext:value-type="float">
            <text:p>24.24</text:p>
          </table:table-cell>
          <table:table-cell office:value-type="float" office:value="158" calcext:value-type="float">
            <text:p>158</text:p>
          </table:table-cell>
          <table:table-cell office:value-type="float" office:value="581" calcext:value-type="float">
            <text:p>581</text:p>
          </table:table-cell>
          <table:table-cell office:value-type="float" office:value="559.23" calcext:value-type="float">
            <text:p>559.23</text:p>
          </table:table-cell>
          <table:table-cell office:value-type="float" office:value="93.53" calcext:value-type="float">
            <text:p>93.53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522682518" calcext:value-type="float">
            <text:p>152268251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26.51" calcext:value-type="float">
            <text:p>26.51</text:p>
          </table:table-cell>
          <table:table-cell office:value-type="float" office:value="57.98" calcext:value-type="float">
            <text:p>57.98</text:p>
          </table:table-cell>
          <table:table-cell office:value-type="float" office:value="319" calcext:value-type="float">
            <text:p>319</text:p>
          </table:table-cell>
          <table:table-cell office:value-type="float" office:value="540" calcext:value-type="float">
            <text:p>540</text:p>
          </table:table-cell>
          <table:table-cell office:value-type="float" office:value="602.72" calcext:value-type="float">
            <text:p>602.72</text:p>
          </table:table-cell>
          <table:table-cell office:value-type="float" office:value="177.97" calcext:value-type="float">
            <text:p>177.97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522682519" calcext:value-type="float">
            <text:p>152268251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21.21" calcext:value-type="float">
            <text:p>21.21</text:p>
          </table:table-cell>
          <table:table-cell office:value-type="float" office:value="48.27" calcext:value-type="float">
            <text:p>48.27</text:p>
          </table:table-cell>
          <table:table-cell office:value-type="float" office:value="229" calcext:value-type="float">
            <text:p>229</text:p>
          </table:table-cell>
          <table:table-cell office:value-type="float" office:value="519" calcext:value-type="float">
            <text:p>519</text:p>
          </table:table-cell>
          <table:table-cell office:value-type="float" office:value="627.93" calcext:value-type="float">
            <text:p>627.93</text:p>
          </table:table-cell>
          <table:table-cell office:value-type="float" office:value="345.03" calcext:value-type="float">
            <text:p>345.03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522682520" calcext:value-type="float">
            <text:p>152268252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10.63" calcext:value-type="float">
            <text:p>10.63</text:p>
          </table:table-cell>
          <table:table-cell office:value-type="float" office:value="21.14" calcext:value-type="float">
            <text:p>21.14</text:p>
          </table:table-cell>
          <table:table-cell office:value-type="float" office:value="143" calcext:value-type="float">
            <text:p>143</text:p>
          </table:table-cell>
          <table:table-cell office:value-type="float" office:value="802" calcext:value-type="float">
            <text:p>802</text:p>
          </table:table-cell>
          <table:table-cell office:value-type="float" office:value="772.67" calcext:value-type="float">
            <text:p>772.67</text:p>
          </table:table-cell>
          <table:table-cell office:value-type="float" office:value="420.51" calcext:value-type="float">
            <text:p>420.51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522682521" calcext:value-type="float">
            <text:p>152268252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585" calcext:value-type="float">
            <text:p>585</text:p>
          </table:table-cell>
          <table:table-cell office:value-type="float" office:value="506.89" calcext:value-type="float">
            <text:p>506.89</text:p>
          </table:table-cell>
          <table:table-cell office:value-type="float" office:value="7.94" calcext:value-type="float">
            <text:p>7.9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522682522" calcext:value-type="float">
            <text:p>152268252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69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office:value-type="float" office:value="618" calcext:value-type="float">
            <text:p>618</text:p>
          </table:table-cell>
          <table:table-cell office:value-type="float" office:value="504.18" calcext:value-type="float">
            <text:p>504.18</text:p>
          </table:table-cell>
          <table:table-cell office:value-type="float" office:value="1.37" calcext:value-type="float">
            <text:p>1.3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523" calcext:value-type="float">
            <text:p>152268252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81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office:value-type="float" office:value="593" calcext:value-type="float">
            <text:p>593</text:p>
          </table:table-cell>
          <table:table-cell office:value-type="float" office:value="504.15" calcext:value-type="float">
            <text:p>504.15</text:p>
          </table:table-cell>
          <table:table-cell office:value-type="float" office:value="1.31" calcext:value-type="float">
            <text:p>1.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524" calcext:value-type="float">
            <text:p>152268252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598" calcext:value-type="float">
            <text:p>598</text:p>
          </table:table-cell>
          <table:table-cell office:value-type="float" office:value="504.24" calcext:value-type="float">
            <text:p>504.24</text:p>
          </table:table-cell>
          <table:table-cell office:value-type="float" office:value="1.3" calcext:value-type="float">
            <text:p>1.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525" calcext:value-type="float">
            <text:p>152268252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3" calcext:value-type="float">
            <text:p>1.73</text:p>
          </table:table-cell>
          <table:table-cell office:value-type="float" office:value="0.85" calcext:value-type="float">
            <text:p>0.85</text:p>
          </table:table-cell>
          <table:table-cell office:value-type="float" office:value="8" calcext:value-type="float">
            <text:p>8</text:p>
          </table:table-cell>
          <table:table-cell office:value-type="float" office:value="602" calcext:value-type="float">
            <text:p>602</text:p>
          </table:table-cell>
          <table:table-cell office:value-type="float" office:value="504.13" calcext:value-type="float">
            <text:p>504.13</text:p>
          </table:table-cell>
          <table:table-cell office:value-type="float" office:value="1.24" calcext:value-type="float">
            <text:p>1.2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526" calcext:value-type="float">
            <text:p>152268252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9" calcext:value-type="float">
            <text:p>0.79</text:p>
          </table:table-cell>
          <table:table-cell office:value-type="float" office:value="8" calcext:value-type="float">
            <text:p>8</text:p>
          </table:table-cell>
          <table:table-cell office:value-type="float" office:value="597" calcext:value-type="float">
            <text:p>597</text:p>
          </table:table-cell>
          <table:table-cell office:value-type="float" office:value="505.02" calcext:value-type="float">
            <text:p>505.02</text:p>
          </table:table-cell>
          <table:table-cell office:value-type="float" office:value="20.5" calcext:value-type="float">
            <text:p>20.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522682527" calcext:value-type="float">
            <text:p>152268252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613" calcext:value-type="float">
            <text:p>613</text:p>
          </table:table-cell>
          <table:table-cell office:value-type="float" office:value="504.17" calcext:value-type="float">
            <text:p>504.17</text:p>
          </table:table-cell>
          <table:table-cell office:value-type="float" office:value="1.4" calcext:value-type="float">
            <text:p>1.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528" calcext:value-type="float">
            <text:p>152268252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1" calcext:value-type="float">
            <text:p>1.71</text:p>
          </table:table-cell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504.17" calcext:value-type="float">
            <text:p>504.17</text:p>
          </table:table-cell>
          <table:table-cell office:value-type="float" office:value="1.38" calcext:value-type="float">
            <text:p>1.38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522682529" calcext:value-type="float">
            <text:p>152268252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.64" calcext:value-type="float">
            <text:p>1.64</text:p>
          </table:table-cell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float" office:value="504.15" calcext:value-type="float">
            <text:p>504.15</text:p>
          </table:table-cell>
          <table:table-cell office:value-type="float" office:value="1.37" calcext:value-type="float">
            <text:p>1.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530" calcext:value-type="float">
            <text:p>152268253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2.55" calcext:value-type="float">
            <text:p>2.55</text:p>
          </table:table-cell>
          <table:table-cell office:value-type="float" office:value="20.38" calcext:value-type="float">
            <text:p>20.38</text:p>
          </table:table-cell>
          <table:table-cell office:value-type="float" office:value="501" calcext:value-type="float">
            <text:p>501</text:p>
          </table:table-cell>
          <table:table-cell office:value-type="float" office:value="605" calcext:value-type="float">
            <text:p>605</text:p>
          </table:table-cell>
          <table:table-cell office:value-type="float" office:value="504.94" calcext:value-type="float">
            <text:p>504.94</text:p>
          </table:table-cell>
          <table:table-cell office:value-type="float" office:value="20.37" calcext:value-type="float">
            <text:p>20.37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522682531" calcext:value-type="float">
            <text:p>152268253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4" calcext:value-type="float">
            <text:p>1.74</text:p>
          </table:table-cell>
          <table:table-cell office:value-type="float" office:value="0.83" calcext:value-type="float">
            <text:p>0.83</text:p>
          </table:table-cell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504.16" calcext:value-type="float">
            <text:p>504.16</text:p>
          </table:table-cell>
          <table:table-cell office:value-type="float" office:value="1.34" calcext:value-type="float">
            <text:p>1.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532" calcext:value-type="float">
            <text:p>152268253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73" calcext:value-type="float">
            <text:p>0.73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31" calcext:value-type="float">
            <text:p>1.3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533" calcext:value-type="float">
            <text:p>152268253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1" calcext:value-type="float">
            <text:p>1.71</text:p>
          </table:table-cell>
          <table:table-cell office:value-type="float" office:value="0.82" calcext:value-type="float">
            <text:p>0.82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504.26" calcext:value-type="float">
            <text:p>504.26</text:p>
          </table:table-cell>
          <table:table-cell office:value-type="float" office:value="1.54" calcext:value-type="float">
            <text:p>1.5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534" calcext:value-type="float">
            <text:p>152268253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87" calcext:value-type="float">
            <text:p>1.87</text:p>
          </table:table-cell>
          <table:table-cell office:value-type="float" office:value="2.19" calcext:value-type="float">
            <text:p>2.19</text:p>
          </table:table-cell>
          <table:table-cell office:value-type="float" office:value="33" calcext:value-type="float">
            <text:p>33</text:p>
          </table:table-cell>
          <table:table-cell office:value-type="float" office:value="594" calcext:value-type="float">
            <text:p>594</text:p>
          </table:table-cell>
          <table:table-cell office:value-type="float" office:value="505.3" calcext:value-type="float">
            <text:p>505.3</text:p>
          </table:table-cell>
          <table:table-cell office:value-type="float" office:value="6.89" calcext:value-type="float">
            <text:p>6.8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522682535" calcext:value-type="float">
            <text:p>152268253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2" calcext:value-type="float">
            <text:p>1.72</text:p>
          </table:table-cell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office:value-type="float" office:value="504.32" calcext:value-type="float">
            <text:p>504.32</text:p>
          </table:table-cell>
          <table:table-cell office:value-type="float" office:value="2.47" calcext:value-type="float">
            <text:p>2.4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522682536" calcext:value-type="float">
            <text:p>152268253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3" calcext:value-type="float">
            <text:p>1.73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504.25" calcext:value-type="float">
            <text:p>504.25</text:p>
          </table:table-cell>
          <table:table-cell office:value-type="float" office:value="1.41" calcext:value-type="float">
            <text:p>1.4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522682537" calcext:value-type="float">
            <text:p>152268253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9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33" calcext:value-type="float">
            <text:p>1.3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538" calcext:value-type="float">
            <text:p>152268253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7" calcext:value-type="float">
            <text:p>1.57</text:p>
          </table:table-cell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36" calcext:value-type="float">
            <text:p>1.3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539" calcext:value-type="float">
            <text:p>152268253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9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office:value-type="float" office:value="609" calcext:value-type="float">
            <text:p>609</text:p>
          </table:table-cell>
          <table:table-cell office:value-type="float" office:value="504" calcext:value-type="float">
            <text:p>504</text:p>
          </table:table-cell>
          <table:table-cell office:value-type="float" office:value="1.31" calcext:value-type="float">
            <text:p>1.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540" calcext:value-type="float">
            <text:p>152268254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2.3" calcext:value-type="float">
            <text:p>12.3</text:p>
          </table:table-cell>
          <table:table-cell office:value-type="float" office:value="29.87" calcext:value-type="float">
            <text:p>29.87</text:p>
          </table:table-cell>
          <table:table-cell office:value-type="float" office:value="152" calcext:value-type="float">
            <text:p>152</text:p>
          </table:table-cell>
          <table:table-cell office:value-type="float" office:value="502" calcext:value-type="float">
            <text:p>502</text:p>
          </table:table-cell>
          <table:table-cell office:value-type="float" office:value="519.51" calcext:value-type="float">
            <text:p>519.51</text:p>
          </table:table-cell>
          <table:table-cell office:value-type="float" office:value="54.37" calcext:value-type="float">
            <text:p>54.37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522682541" calcext:value-type="float">
            <text:p>152268254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57.07" calcext:value-type="float">
            <text:p>57.07</text:p>
          </table:table-cell>
          <table:table-cell office:value-type="float" office:value="93.33" calcext:value-type="float">
            <text:p>93.33</text:p>
          </table:table-cell>
          <table:table-cell office:value-type="float" office:value="287" calcext:value-type="float">
            <text:p>287</text:p>
          </table:table-cell>
          <table:table-cell office:value-type="float" office:value="459" calcext:value-type="float">
            <text:p>459</text:p>
          </table:table-cell>
          <table:table-cell office:value-type="float" office:value="625.28" calcext:value-type="float">
            <text:p>625.28</text:p>
          </table:table-cell>
          <table:table-cell office:value-type="float" office:value="228.37" calcext:value-type="float">
            <text:p>228.3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522682542" calcext:value-type="float">
            <text:p>152268254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134.78" calcext:value-type="float">
            <text:p>134.78</text:p>
          </table:table-cell>
          <table:table-cell office:value-type="float" office:value="253.36" calcext:value-type="float">
            <text:p>253.36</text:p>
          </table:table-cell>
          <table:table-cell office:value-type="float" office:value="1015" calcext:value-type="float">
            <text:p>1015</text:p>
          </table:table-cell>
          <table:table-cell office:value-type="float" office:value="482" calcext:value-type="float">
            <text:p>482</text:p>
          </table:table-cell>
          <table:table-cell office:value-type="float" office:value="679.66" calcext:value-type="float">
            <text:p>679.66</text:p>
          </table:table-cell>
          <table:table-cell office:value-type="float" office:value="345.29" calcext:value-type="float">
            <text:p>345.29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1522682543" calcext:value-type="float">
            <text:p>152268254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229.1" calcext:value-type="float">
            <text:p>229.1</text:p>
          </table:table-cell>
          <table:table-cell office:value-type="float" office:value="417.62" calcext:value-type="float">
            <text:p>417.62</text:p>
          </table:table-cell>
          <table:table-cell office:value-type="float" office:value="1468" calcext:value-type="float">
            <text:p>1468</text:p>
          </table:table-cell>
          <table:table-cell office:value-type="float" office:value="501" calcext:value-type="float">
            <text:p>501</text:p>
          </table:table-cell>
          <table:table-cell office:value-type="float" office:value="583.37" calcext:value-type="float">
            <text:p>583.37</text:p>
          </table:table-cell>
          <table:table-cell office:value-type="float" office:value="347.93" calcext:value-type="float">
            <text:p>347.93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522682544" calcext:value-type="float">
            <text:p>152268254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508.8" calcext:value-type="float">
            <text:p>508.8</text:p>
          </table:table-cell>
          <table:table-cell office:value-type="float" office:value="728.49" calcext:value-type="float">
            <text:p>728.49</text:p>
          </table:table-cell>
          <table:table-cell office:value-type="float" office:value="1843" calcext:value-type="float">
            <text:p>1843</text:p>
          </table:table-cell>
          <table:table-cell office:value-type="float" office:value="454" calcext:value-type="float">
            <text:p>454</text:p>
          </table:table-cell>
          <table:table-cell office:value-type="float" office:value="582.34" calcext:value-type="float">
            <text:p>582.34</text:p>
          </table:table-cell>
          <table:table-cell office:value-type="float" office:value="468.27" calcext:value-type="float">
            <text:p>468.27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float" office:value="1522682545" calcext:value-type="float">
            <text:p>152268254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337.91" calcext:value-type="float">
            <text:p>337.91</text:p>
          </table:table-cell>
          <table:table-cell office:value-type="float" office:value="775.93" calcext:value-type="float">
            <text:p>775.93</text:p>
          </table:table-cell>
          <table:table-cell office:value-type="float" office:value="2904" calcext:value-type="float">
            <text:p>2904</text:p>
          </table:table-cell>
          <table:table-cell office:value-type="float" office:value="516" calcext:value-type="float">
            <text:p>516</text:p>
          </table:table-cell>
          <table:table-cell office:value-type="float" office:value="573.58" calcext:value-type="float">
            <text:p>573.58</text:p>
          </table:table-cell>
          <table:table-cell office:value-type="float" office:value="510.8" calcext:value-type="float">
            <text:p>510.8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1522682546" calcext:value-type="float">
            <text:p>152268254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717.06" calcext:value-type="float">
            <text:p>717.06</text:p>
          </table:table-cell>
          <table:table-cell office:value-type="float" office:value="986.56" calcext:value-type="float">
            <text:p>986.56</text:p>
          </table:table-cell>
          <table:table-cell office:value-type="float" office:value="2857" calcext:value-type="float">
            <text:p>2857</text:p>
          </table:table-cell>
          <table:table-cell office:value-type="float" office:value="618" calcext:value-type="float">
            <text:p>618</text:p>
          </table:table-cell>
          <table:table-cell office:value-type="float" office:value="957.56" calcext:value-type="float">
            <text:p>957.56</text:p>
          </table:table-cell>
          <table:table-cell office:value-type="float" office:value="1402.16" calcext:value-type="float">
            <text:p>1402.16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1522682547" calcext:value-type="float">
            <text:p>152268254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497.44" calcext:value-type="float">
            <text:p>497.44</text:p>
          </table:table-cell>
          <table:table-cell office:value-type="float" office:value="861.72" calcext:value-type="float">
            <text:p>861.72</text:p>
          </table:table-cell>
          <table:table-cell office:value-type="float" office:value="2551" calcext:value-type="float">
            <text:p>2551</text:p>
          </table:table-cell>
          <table:table-cell office:value-type="float" office:value="448" calcext:value-type="float">
            <text:p>448</text:p>
          </table:table-cell>
          <table:table-cell office:value-type="float" office:value="1231.53" calcext:value-type="float">
            <text:p>1231.53</text:p>
          </table:table-cell>
          <table:table-cell office:value-type="float" office:value="1873.91" calcext:value-type="float">
            <text:p>1873.91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1522682548" calcext:value-type="float">
            <text:p>152268254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374.81" calcext:value-type="float">
            <text:p>374.81</text:p>
          </table:table-cell>
          <table:table-cell office:value-type="float" office:value="714.81" calcext:value-type="float">
            <text:p>714.81</text:p>
          </table:table-cell>
          <table:table-cell office:value-type="float" office:value="2222" calcext:value-type="float">
            <text:p>2222</text:p>
          </table:table-cell>
          <table:table-cell office:value-type="float" office:value="409" calcext:value-type="float">
            <text:p>409</text:p>
          </table:table-cell>
          <table:table-cell office:value-type="float" office:value="956.24" calcext:value-type="float">
            <text:p>956.24</text:p>
          </table:table-cell>
          <table:table-cell office:value-type="float" office:value="1574.67" calcext:value-type="float">
            <text:p>1574.67</text:p>
          </table:table-cell>
          <table:table-cell office:value-type="float" office:value="7356" calcext:value-type="float">
            <text:p>7356</text:p>
          </table:table-cell>
        </table:table-row>
        <table:table-row table:style-name="ro1">
          <table:table-cell office:value-type="float" office:value="1522682549" calcext:value-type="float">
            <text:p>152268254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481.76" calcext:value-type="float">
            <text:p>481.76</text:p>
          </table:table-cell>
          <table:table-cell office:value-type="float" office:value="1114.7" calcext:value-type="float">
            <text:p>1114.7</text:p>
          </table:table-cell>
          <table:table-cell office:value-type="float" office:value="3268" calcext:value-type="float">
            <text:p>3268</text:p>
          </table:table-cell>
          <table:table-cell office:value-type="float" office:value="767" calcext:value-type="float">
            <text:p>767</text:p>
          </table:table-cell>
          <table:table-cell office:value-type="float" office:value="961.49" calcext:value-type="float">
            <text:p>961.49</text:p>
          </table:table-cell>
          <table:table-cell office:value-type="float" office:value="1367.93" calcext:value-type="float">
            <text:p>1367.93</text:p>
          </table:table-cell>
          <table:table-cell office:value-type="float" office:value="8149" calcext:value-type="float">
            <text:p>8149</text:p>
          </table:table-cell>
        </table:table-row>
        <table:table-row table:style-name="ro1">
          <table:table-cell office:value-type="float" office:value="1522682550" calcext:value-type="float">
            <text:p>152268255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46.72" calcext:value-type="float">
            <text:p>46.72</text:p>
          </table:table-cell>
          <table:table-cell office:value-type="float" office:value="301.4" calcext:value-type="float">
            <text:p>301.4</text:p>
          </table:table-cell>
          <table:table-cell office:value-type="float" office:value="3355" calcext:value-type="float">
            <text:p>3355</text:p>
          </table:table-cell>
          <table:table-cell office:value-type="float" office:value="791" calcext:value-type="float">
            <text:p>791</text:p>
          </table:table-cell>
          <table:table-cell office:value-type="float" office:value="2388.85" calcext:value-type="float">
            <text:p>2388.85</text:p>
          </table:table-cell>
          <table:table-cell office:value-type="float" office:value="3282.89" calcext:value-type="float">
            <text:p>3282.89</text:p>
          </table:table-cell>
          <table:table-cell office:value-type="float" office:value="8581" calcext:value-type="float">
            <text:p>8581</text:p>
          </table:table-cell>
        </table:table-row>
        <table:table-row table:style-name="ro1">
          <table:table-cell office:value-type="float" office:value="1522682551" calcext:value-type="float">
            <text:p>152268255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6.29" calcext:value-type="float">
            <text:p>16.29</text:p>
          </table:table-cell>
          <table:table-cell office:value-type="float" office:value="30.32" calcext:value-type="float">
            <text:p>30.32</text:p>
          </table:table-cell>
          <table:table-cell office:value-type="float" office:value="501" calcext:value-type="float">
            <text:p>501</text:p>
          </table:table-cell>
          <table:table-cell office:value-type="float" office:value="941" calcext:value-type="float">
            <text:p>941</text:p>
          </table:table-cell>
          <table:table-cell office:value-type="float" office:value="2283.39" calcext:value-type="float">
            <text:p>2283.39</text:p>
          </table:table-cell>
          <table:table-cell office:value-type="float" office:value="2683.35" calcext:value-type="float">
            <text:p>2683.35</text:p>
          </table:table-cell>
          <table:table-cell office:value-type="float" office:value="9492" calcext:value-type="float">
            <text:p>9492</text:p>
          </table:table-cell>
        </table:table-row>
        <table:table-row table:style-name="ro1">
          <table:table-cell office:value-type="float" office:value="1522682552" calcext:value-type="float">
            <text:p>152268255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" calcext:value-type="float">
            <text:p>1.7</text:p>
          </table:table-cell>
          <table:table-cell office:value-type="float" office:value="0.84" calcext:value-type="float">
            <text:p>0.84</text:p>
          </table:table-cell>
          <table:table-cell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float" office:value="504.58" calcext:value-type="float">
            <text:p>504.58</text:p>
          </table:table-cell>
          <table:table-cell office:value-type="float" office:value="2.38" calcext:value-type="float">
            <text:p>2.3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522682553" calcext:value-type="float">
            <text:p>152268255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97" calcext:value-type="float">
            <text:p>0.97</text:p>
          </table:table-cell>
          <table:table-cell office:value-type="float" office:value="13" calcext:value-type="float">
            <text:p>13</text:p>
          </table:table-cell>
          <table:table-cell office:value-type="float" office:value="614" calcext:value-type="float">
            <text:p>614</text:p>
          </table:table-cell>
          <table:table-cell office:value-type="float" office:value="504.22" calcext:value-type="float">
            <text:p>504.22</text:p>
          </table:table-cell>
          <table:table-cell office:value-type="float" office:value="1.57" calcext:value-type="float">
            <text:p>1.5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522682554" calcext:value-type="float">
            <text:p>152268255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5" calcext:value-type="float">
            <text:p>1.55</text:p>
          </table:table-cell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float" office:value="504.87" calcext:value-type="float">
            <text:p>504.87</text:p>
          </table:table-cell>
          <table:table-cell office:value-type="float" office:value="20.6" calcext:value-type="float">
            <text:p>20.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522682555" calcext:value-type="float">
            <text:p>152268255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610" calcext:value-type="float">
            <text:p>610</text:p>
          </table:table-cell>
          <table:table-cell office:value-type="float" office:value="503.99" calcext:value-type="float">
            <text:p>503.99</text:p>
          </table:table-cell>
          <table:table-cell office:value-type="float" office:value="1.28" calcext:value-type="float">
            <text:p>1.2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556" calcext:value-type="float">
            <text:p>152268255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office:value-type="float" office:value="503.98" calcext:value-type="float">
            <text:p>503.98</text:p>
          </table:table-cell>
          <table:table-cell office:value-type="float" office:value="1.17" calcext:value-type="float">
            <text:p>1.1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2557" calcext:value-type="float">
            <text:p>152268255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5" calcext:value-type="float">
            <text:p>1.55</text:p>
          </table:table-cell>
          <table:table-cell office:value-type="float" office:value="0.66" calcext:value-type="float">
            <text:p>0.66</text:p>
          </table:table-cell>
          <table:table-cell office:value-type="float" office:value="6" calcext:value-type="float">
            <text:p>6</text:p>
          </table:table-cell>
          <table:table-cell office:value-type="float" office:value="604" calcext:value-type="float">
            <text:p>604</text:p>
          </table:table-cell>
          <table:table-cell office:value-type="float" office:value="504.01" calcext:value-type="float">
            <text:p>504.01</text:p>
          </table:table-cell>
          <table:table-cell office:value-type="float" office:value="1.27" calcext:value-type="float">
            <text:p>1.2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558" calcext:value-type="float">
            <text:p>152268255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599" calcext:value-type="float">
            <text:p>599</text:p>
          </table:table-cell>
          <table:table-cell office:value-type="float" office:value="504.05" calcext:value-type="float">
            <text:p>504.05</text:p>
          </table:table-cell>
          <table:table-cell office:value-type="float" office:value="1.32" calcext:value-type="float">
            <text:p>1.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559" calcext:value-type="float">
            <text:p>152268255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86" calcext:value-type="float">
            <text:p>0.86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31" calcext:value-type="float">
            <text:p>1.3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560" calcext:value-type="float">
            <text:p>152268256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86" calcext:value-type="float">
            <text:p>0.86</text:p>
          </table:table-cell>
          <table:table-cell office:value-type="float" office:value="6" calcext:value-type="float">
            <text:p>6</text:p>
          </table:table-cell>
          <table:table-cell office:value-type="float" office:value="593" calcext:value-type="float">
            <text:p>593</text:p>
          </table:table-cell>
          <table:table-cell office:value-type="float" office:value="504.07" calcext:value-type="float">
            <text:p>504.07</text:p>
          </table:table-cell>
          <table:table-cell office:value-type="float" office:value="1.38" calcext:value-type="float">
            <text:p>1.3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561" calcext:value-type="float">
            <text:p>152268256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610" calcext:value-type="float">
            <text:p>610</text:p>
          </table:table-cell>
          <table:table-cell office:value-type="float" office:value="504.13" calcext:value-type="float">
            <text:p>504.13</text:p>
          </table:table-cell>
          <table:table-cell office:value-type="float" office:value="1.26" calcext:value-type="float">
            <text:p>1.2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562" calcext:value-type="float">
            <text:p>152268256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2" calcext:value-type="float">
            <text:p>1.62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589" calcext:value-type="float">
            <text:p>589</text:p>
          </table:table-cell>
          <table:table-cell office:value-type="float" office:value="503.94" calcext:value-type="float">
            <text:p>503.94</text:p>
          </table:table-cell>
          <table:table-cell office:value-type="float" office:value="1.21" calcext:value-type="float">
            <text:p>1.2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563" calcext:value-type="float">
            <text:p>152268256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" calcext:value-type="float">
            <text:p>1.7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608" calcext:value-type="float">
            <text:p>608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53" calcext:value-type="float">
            <text:p>1.5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522682564" calcext:value-type="float">
            <text:p>152268256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office:value-type="float" office:value="607" calcext:value-type="float">
            <text:p>607</text:p>
          </table:table-cell>
          <table:table-cell office:value-type="float" office:value="504" calcext:value-type="float">
            <text:p>504</text:p>
          </table:table-cell>
          <table:table-cell office:value-type="float" office:value="1.17" calcext:value-type="float">
            <text:p>1.1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2565" calcext:value-type="float">
            <text:p>152268256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office:value-type="float" office:value="504.04" calcext:value-type="float">
            <text:p>504.04</text:p>
          </table:table-cell>
          <table:table-cell office:value-type="float" office:value="1.18" calcext:value-type="float">
            <text:p>1.1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566" calcext:value-type="float">
            <text:p>152268256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 office:value-type="float" office:value="504.05" calcext:value-type="float">
            <text:p>504.05</text:p>
          </table:table-cell>
          <table:table-cell office:value-type="float" office:value="1.33" calcext:value-type="float">
            <text:p>1.3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567" calcext:value-type="float">
            <text:p>152268256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9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office:value-type="float" office:value="599" calcext:value-type="float">
            <text:p>599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21" calcext:value-type="float">
            <text:p>1.2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568" calcext:value-type="float">
            <text:p>152268256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9" calcext:value-type="float">
            <text:p>1.59</text:p>
          </table:table-cell>
          <table:table-cell office:value-type="float" office:value="0.69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office:value-type="float" office:value="594" calcext:value-type="float">
            <text:p>594</text:p>
          </table:table-cell>
          <table:table-cell office:value-type="float" office:value="504.06" calcext:value-type="float">
            <text:p>504.06</text:p>
          </table:table-cell>
          <table:table-cell office:value-type="float" office:value="1.24" calcext:value-type="float">
            <text:p>1.2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569" calcext:value-type="float">
            <text:p>152268256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8" calcext:value-type="float">
            <text:p>1.78</text:p>
          </table:table-cell>
          <table:table-cell office:value-type="float" office:value="1.19" calcext:value-type="float">
            <text:p>1.19</text:p>
          </table:table-cell>
          <table:table-cell office:value-type="float" office:value="12" calcext:value-type="float">
            <text:p>12</text:p>
          </table:table-cell>
          <table:table-cell office:value-type="float" office:value="610" calcext:value-type="float">
            <text:p>610</text:p>
          </table:table-cell>
          <table:table-cell office:value-type="float" office:value="504.15" calcext:value-type="float">
            <text:p>504.15</text:p>
          </table:table-cell>
          <table:table-cell office:value-type="float" office:value="1.51" calcext:value-type="float">
            <text:p>1.5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522682570" calcext:value-type="float">
            <text:p>152268257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81" calcext:value-type="float">
            <text:p>0.81</text:p>
          </table:table-cell>
          <table:table-cell office:value-type="float" office:value="8" calcext:value-type="float">
            <text:p>8</text:p>
          </table:table-cell>
          <table:table-cell office:value-type="float" office:value="590" calcext:value-type="float">
            <text:p>590</text:p>
          </table:table-cell>
          <table:table-cell office:value-type="float" office:value="504.32" calcext:value-type="float">
            <text:p>504.32</text:p>
          </table:table-cell>
          <table:table-cell office:value-type="float" office:value="1.65" calcext:value-type="float">
            <text:p>1.6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571" calcext:value-type="float">
            <text:p>152268257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612" calcext:value-type="float">
            <text:p>612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33" calcext:value-type="float">
            <text:p>1.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572" calcext:value-type="float">
            <text:p>152268257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78" calcext:value-type="float">
            <text:p>0.78</text:p>
          </table:table-cell>
          <table:table-cell office:value-type="float" office:value="7" calcext:value-type="float">
            <text:p>7</text:p>
          </table:table-cell>
          <table:table-cell office:value-type="float" office:value="608" calcext:value-type="float">
            <text:p>608</text:p>
          </table:table-cell>
          <table:table-cell office:value-type="float" office:value="504.11" calcext:value-type="float">
            <text:p>504.11</text:p>
          </table:table-cell>
          <table:table-cell office:value-type="float" office:value="1.42" calcext:value-type="float">
            <text:p>1.4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522682573" calcext:value-type="float">
            <text:p>152268257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office:value-type="float" office:value="583" calcext:value-type="float">
            <text:p>583</text:p>
          </table:table-cell>
          <table:table-cell office:value-type="float" office:value="504.21" calcext:value-type="float">
            <text:p>504.21</text:p>
          </table:table-cell>
          <table:table-cell office:value-type="float" office:value="1.43" calcext:value-type="float">
            <text:p>1.4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574" calcext:value-type="float">
            <text:p>152268257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609" calcext:value-type="float">
            <text:p>609</text:p>
          </table:table-cell>
          <table:table-cell office:value-type="float" office:value="504.04" calcext:value-type="float">
            <text:p>504.04</text:p>
          </table:table-cell>
          <table:table-cell office:value-type="float" office:value="1.31" calcext:value-type="float">
            <text:p>1.3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575" calcext:value-type="float">
            <text:p>152268257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85" calcext:value-type="float">
            <text:p>0.85</text:p>
          </table:table-cell>
          <table:table-cell office:value-type="float" office:value="9" calcext:value-type="float">
            <text:p>9</text:p>
          </table:table-cell>
          <table:table-cell office:value-type="float" office:value="601" calcext:value-type="float">
            <text:p>601</text:p>
          </table:table-cell>
          <table:table-cell office:value-type="float" office:value="504.05" calcext:value-type="float">
            <text:p>504.05</text:p>
          </table:table-cell>
          <table:table-cell office:value-type="float" office:value="1.38" calcext:value-type="float">
            <text:p>1.3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522682576" calcext:value-type="float">
            <text:p>152268257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8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office:value-type="float" office:value="601" calcext:value-type="float">
            <text:p>601</text:p>
          </table:table-cell>
          <table:table-cell office:value-type="float" office:value="504.19" calcext:value-type="float">
            <text:p>504.19</text:p>
          </table:table-cell>
          <table:table-cell office:value-type="float" office:value="1.35" calcext:value-type="float">
            <text:p>1.3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577" calcext:value-type="float">
            <text:p>152268257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590" calcext:value-type="float">
            <text:p>590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36" calcext:value-type="float">
            <text:p>1.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578" calcext:value-type="float">
            <text:p>152268257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35" calcext:value-type="float">
            <text:p>1.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579" calcext:value-type="float">
            <text:p>152268257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8" calcext:value-type="float">
            <text:p>0.78</text:p>
          </table:table-cell>
          <table:table-cell office:value-type="float" office:value="7" calcext:value-type="float">
            <text:p>7</text:p>
          </table:table-cell>
          <table:table-cell office:value-type="float" office:value="595" calcext:value-type="float">
            <text:p>595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26" calcext:value-type="float">
            <text:p>1.2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580" calcext:value-type="float">
            <text:p>152268258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9" calcext:value-type="float">
            <text:p>1.59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float" office:value="594" calcext:value-type="float">
            <text:p>594</text:p>
          </table:table-cell>
          <table:table-cell office:value-type="float" office:value="504.02" calcext:value-type="float">
            <text:p>504.02</text:p>
          </table:table-cell>
          <table:table-cell office:value-type="float" office:value="1.26" calcext:value-type="float">
            <text:p>1.2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581" calcext:value-type="float">
            <text:p>152268258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27" calcext:value-type="float">
            <text:p>1.2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582" calcext:value-type="float">
            <text:p>152268258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9" calcext:value-type="float">
            <text:p>0.79</text:p>
          </table:table-cell>
          <table:table-cell office:value-type="float" office:value="8" calcext:value-type="float">
            <text:p>8</text:p>
          </table:table-cell>
          <table:table-cell office:value-type="float" office:value="603" calcext:value-type="float">
            <text:p>603</text:p>
          </table:table-cell>
          <table:table-cell office:value-type="float" office:value="503.97" calcext:value-type="float">
            <text:p>503.97</text:p>
          </table:table-cell>
          <table:table-cell office:value-type="float" office:value="1.14" calcext:value-type="float">
            <text:p>1.1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2583" calcext:value-type="float">
            <text:p>152268258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599" calcext:value-type="float">
            <text:p>599</text:p>
          </table:table-cell>
          <table:table-cell office:value-type="float" office:value="504.97" calcext:value-type="float">
            <text:p>504.97</text:p>
          </table:table-cell>
          <table:table-cell office:value-type="float" office:value="20.46" calcext:value-type="float">
            <text:p>20.4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522682584" calcext:value-type="float">
            <text:p>152268258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601" calcext:value-type="float">
            <text:p>601</text:p>
          </table:table-cell>
          <table:table-cell office:value-type="float" office:value="504.1" calcext:value-type="float">
            <text:p>504.1</text:p>
          </table:table-cell>
          <table:table-cell office:value-type="float" office:value="1.27" calcext:value-type="float">
            <text:p>1.2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585" calcext:value-type="float">
            <text:p>152268258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float" office:value="504.04" calcext:value-type="float">
            <text:p>504.04</text:p>
          </table:table-cell>
          <table:table-cell office:value-type="float" office:value="1.46" calcext:value-type="float">
            <text:p>1.4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522682586" calcext:value-type="float">
            <text:p>152268258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598" calcext:value-type="float">
            <text:p>598</text:p>
          </table:table-cell>
          <table:table-cell office:value-type="float" office:value="503.95" calcext:value-type="float">
            <text:p>503.95</text:p>
          </table:table-cell>
          <table:table-cell office:value-type="float" office:value="1.18" calcext:value-type="float">
            <text:p>1.1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589" calcext:value-type="float">
            <text:p>152268258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.68" calcext:value-type="float">
            <text:p>1.68</text:p>
          </table:table-cell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493" calcext:value-type="float">
            <text:p>493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35" calcext:value-type="float">
            <text:p>1.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6"/>
          <table:table-cell table:formula="of:=SUM([.G2:.G85])" office:value-type="float" office:value="52430" calcext:value-type="float">
            <text:p>52430</text:p>
          </table:table-cell>
          <table:table-cell table:formula="of:=SUM([.H2:.H85])" office:value-type="float" office:value="7088.01" calcext:value-type="float">
            <text:p>7088.01</text:p>
          </table:table-cell>
          <table:table-cell table:number-columns-repeated="2"/>
          <table:table-cell table:formula="of:=SUM([.J2:.J85])" office:value-type="float" office:value="30540" calcext:value-type="float">
            <text:p>30540</text:p>
          </table:table-cell>
          <table:table-cell table:formula="of:=SUM([.L2:.L85])" office:value-type="float" office:value="52776.34" calcext:value-type="float">
            <text:p>52776.34</text:p>
          </table:table-cell>
          <table:table-cell table:number-columns-repeated="2"/>
        </table:table-row>
      </table:table>
      <table:table table:name="lboff_4" table:style-name="ta1"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GW1</text:p>
          </table:table-cell>
          <table:table-cell office:value-type="string" calcext:value-type="string">
            <text:p>GW2</text:p>
          </table:table-cell>
          <table:table-cell office:value-type="string" calcext:value-type="string">
            <text:p>GW3</text:p>
          </table:table-cell>
          <table:table-cell office:value-type="string" calcext:value-type="string">
            <text:p>GW4</text:p>
          </table:table-cell>
        </table:table-row>
        <table:table-row table:style-name="ro1">
          <table:table-cell office:value-type="time" office:time-value="PT15H24M47S" calcext:value-type="time">
            <text:p>03:24:4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4M48S" calcext:value-type="time">
            <text:p>03:24:4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4M49S" calcext:value-type="time">
            <text:p>03:24:4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4M50S" calcext:value-type="time">
            <text:p>03:24:5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4M51S" calcext:value-type="time">
            <text:p>03:24:5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4M52S" calcext:value-type="time">
            <text:p>03:24:5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4M53S" calcext:value-type="time">
            <text:p>03:24:5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4M54S" calcext:value-type="time">
            <text:p>03:24:5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4M55S" calcext:value-type="time">
            <text:p>03:24:5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4M56S" calcext:value-type="time">
            <text:p>03:24:5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4M57S" calcext:value-type="time">
            <text:p>03:24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4M58S" calcext:value-type="time">
            <text:p>03:24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4M59S" calcext:value-type="time">
            <text:p>03:24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00S" calcext:value-type="time">
            <text:p>03:25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01S" calcext:value-type="time">
            <text:p>03:25:0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02S" calcext:value-type="time">
            <text:p>03:25:0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03S" calcext:value-type="time">
            <text:p>03:25:0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04S" calcext:value-type="time">
            <text:p>03:25:0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05S" calcext:value-type="time">
            <text:p>03:25:0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06S" calcext:value-type="time">
            <text:p>03:25:0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07S" calcext:value-type="time">
            <text:p>03:25:0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08S" calcext:value-type="time">
            <text:p>03:25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09S" calcext:value-type="time">
            <text:p>03:25:0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10S" calcext:value-type="time">
            <text:p>03:25:1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11S" calcext:value-type="time">
            <text:p>03:25:1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12S" calcext:value-type="time">
            <text:p>03:25:1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13S" calcext:value-type="time">
            <text:p>03:25:1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14S" calcext:value-type="time">
            <text:p>03:25:1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15S" calcext:value-type="time">
            <text:p>03:25:1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16S" calcext:value-type="time">
            <text:p>03:25:1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17S" calcext:value-type="time">
            <text:p>03:25:1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18S" calcext:value-type="time">
            <text:p>03:25:1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19S" calcext:value-type="time">
            <text:p>03:25:1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20S" calcext:value-type="time">
            <text:p>03:25:2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21S" calcext:value-type="time">
            <text:p>03:25:2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22S" calcext:value-type="time">
            <text:p>03:25:2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23S" calcext:value-type="time">
            <text:p>03:25:2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24S" calcext:value-type="time">
            <text:p>03:25:2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25S" calcext:value-type="time">
            <text:p>03:25:2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26S" calcext:value-type="time">
            <text:p>03:25:2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27S" calcext:value-type="time">
            <text:p>03:25:2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28S" calcext:value-type="time">
            <text:p>03:25:2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29S" calcext:value-type="time">
            <text:p>03:25:2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30S" calcext:value-type="time">
            <text:p>03:25:3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31S" calcext:value-type="time">
            <text:p>03:25:3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32S" calcext:value-type="time">
            <text:p>03:25:3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33S" calcext:value-type="time">
            <text:p>03:25:3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34S" calcext:value-type="time">
            <text:p>03:25:3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35S" calcext:value-type="time">
            <text:p>03:25:3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36S" calcext:value-type="time">
            <text:p>03:25:3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37S" calcext:value-type="time">
            <text:p>03:25:3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38S" calcext:value-type="time">
            <text:p>03:25:3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39S" calcext:value-type="time">
            <text:p>03:25:3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40S" calcext:value-type="time">
            <text:p>03:25:4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41S" calcext:value-type="time">
            <text:p>03:25:4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42S" calcext:value-type="time">
            <text:p>03:25:4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43S" calcext:value-type="time">
            <text:p>03:25:4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44S" calcext:value-type="time">
            <text:p>03:25:4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45S" calcext:value-type="time">
            <text:p>03:25:4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46S" calcext:value-type="time">
            <text:p>03:25:46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25M47S" calcext:value-type="time">
            <text:p>03:25:47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25M48S" calcext:value-type="time">
            <text:p>03:25:48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25M49S" calcext:value-type="time">
            <text:p>03:25:49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25M50S" calcext:value-type="time">
            <text:p>03:25:50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25M51S" calcext:value-type="time">
            <text:p>03:25:5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52S" calcext:value-type="time">
            <text:p>03:25:5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53S" calcext:value-type="time">
            <text:p>03:25:5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54S" calcext:value-type="time">
            <text:p>03:25:5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55S" calcext:value-type="time">
            <text:p>03:25:5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57S" calcext:value-type="time">
            <text:p>03:25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58S" calcext:value-type="time">
            <text:p>03:25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5M59S" calcext:value-type="time">
            <text:p>03:25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01S" calcext:value-type="time">
            <text:p>03:26:0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02S" calcext:value-type="time">
            <text:p>03:26:0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03S" calcext:value-type="time">
            <text:p>03:26:0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04S" calcext:value-type="time">
            <text:p>03:26:0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05S" calcext:value-type="time">
            <text:p>03:26:0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06S" calcext:value-type="time">
            <text:p>03:26:0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07S" calcext:value-type="time">
            <text:p>03:26:0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08S" calcext:value-type="time">
            <text:p>03:26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09S" calcext:value-type="time">
            <text:p>03:26:0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10S" calcext:value-type="time">
            <text:p>03:26:1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11S" calcext:value-type="time">
            <text:p>03:26:1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12S" calcext:value-type="time">
            <text:p>03:26:1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13S" calcext:value-type="time">
            <text:p>03:26:1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14S" calcext:value-type="time">
            <text:p>03:26:1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15S" calcext:value-type="time">
            <text:p>03:26:1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16S" calcext:value-type="time">
            <text:p>03:26:1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17S" calcext:value-type="time">
            <text:p>03:26:1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18S" calcext:value-type="time">
            <text:p>03:26:1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19S" calcext:value-type="time">
            <text:p>03:26:1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20S" calcext:value-type="time">
            <text:p>03:26:2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21S" calcext:value-type="time">
            <text:p>03:26:2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22S" calcext:value-type="time">
            <text:p>03:26:2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23S" calcext:value-type="time">
            <text:p>03:26:2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24S" calcext:value-type="time">
            <text:p>03:26:2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25S" calcext:value-type="time">
            <text:p>03:26:2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26S" calcext:value-type="time">
            <text:p>03:26:2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27S" calcext:value-type="time">
            <text:p>03:26:2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28S" calcext:value-type="time">
            <text:p>03:26:2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29S" calcext:value-type="time">
            <text:p>03:26:2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30S" calcext:value-type="time">
            <text:p>03:26:3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31S" calcext:value-type="time">
            <text:p>03:26:3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32S" calcext:value-type="time">
            <text:p>03:26:3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33S" calcext:value-type="time">
            <text:p>03:26:3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34S" calcext:value-type="time">
            <text:p>03:26:3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6M35S" calcext:value-type="time">
            <text:p>03:26:35 PM</text:p>
          </table:table-cell>
          <table:table-cell table:number-columns-repeated="4" office:value-type="float" office:value="25" calcext:value-type="float">
            <text:p>25</text:p>
          </table:table-cell>
        </table:table-row>
      </table:table>
      <table:table table:name="lboff4_perio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100-CNT</text:p>
          </table:table-cell>
          <table:table-cell office:value-type="string" calcext:value-type="string">
            <text:p>100-AVG</text:p>
          </table:table-cell>
          <table:table-cell office:value-type="string" calcext:value-type="string">
            <text:p>100-STD</text:p>
          </table:table-cell>
          <table:table-cell office:value-type="string" calcext:value-type="string">
            <text:p>100-MAX</text:p>
          </table:table-cell>
          <table:table-cell office:value-type="string" calcext:value-type="string">
            <text:p>180-CNT</text:p>
          </table:table-cell>
          <table:table-cell office:value-type="string" calcext:value-type="string">
            <text:p>180-AVG</text:p>
          </table:table-cell>
          <table:table-cell office:value-type="string" calcext:value-type="string">
            <text:p>180-STD</text:p>
          </table:table-cell>
          <table:table-cell office:value-type="string" calcext:value-type="string">
            <text:p>180-MAX</text:p>
          </table:table-cell>
          <table:table-cell office:value-type="string" calcext:value-type="string">
            <text:p>200-CNT</text:p>
          </table:table-cell>
          <table:table-cell office:value-type="string" calcext:value-type="string">
            <text:p>200-AVG</text:p>
          </table:table-cell>
          <table:table-cell office:value-type="string" calcext:value-type="string">
            <text:p>200-STD</text:p>
          </table:table-cell>
          <table:table-cell office:value-type="string" calcext:value-type="string">
            <text:p>200-MAX</text:p>
          </table:table-cell>
        </table:table-row>
        <table:table-row table:style-name="ro1">
          <table:table-cell office:value-type="float" office:value="1522682704" calcext:value-type="float">
            <text:p>152268270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.46" calcext:value-type="float">
            <text:p>1.46</text:p>
          </table:table-cell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03.72" calcext:value-type="float">
            <text:p>503.72</text:p>
          </table:table-cell>
          <table:table-cell office:value-type="float" office:value="0.98" calcext:value-type="float">
            <text:p>0.9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22682705" calcext:value-type="float">
            <text:p>152268270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1.72" calcext:value-type="float">
            <text:p>1.72</text:p>
          </table:table-cell>
          <table:table-cell office:value-type="float" office:value="0.79" calcext:value-type="float">
            <text:p>0.79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504.11" calcext:value-type="float">
            <text:p>504.11</text:p>
          </table:table-cell>
          <table:table-cell office:value-type="float" office:value="1.17" calcext:value-type="float">
            <text:p>1.1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706" calcext:value-type="float">
            <text:p>152268270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574" calcext:value-type="float">
            <text:p>574</text:p>
          </table:table-cell>
          <table:table-cell office:value-type="float" office:value="504.16" calcext:value-type="float">
            <text:p>504.16</text:p>
          </table:table-cell>
          <table:table-cell office:value-type="float" office:value="1.42" calcext:value-type="float">
            <text:p>1.4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522682707" calcext:value-type="float">
            <text:p>152268270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2.5" calcext:value-type="float">
            <text:p>2.5</text:p>
          </table:table-cell>
          <table:table-cell office:value-type="float" office:value="20.41" calcext:value-type="float">
            <text:p>20.41</text:p>
          </table:table-cell>
          <table:table-cell office:value-type="float" office:value="501" calcext:value-type="float">
            <text:p>501</text:p>
          </table:table-cell>
          <table:table-cell office:value-type="float" office:value="602" calcext:value-type="float">
            <text:p>602</text:p>
          </table:table-cell>
          <table:table-cell office:value-type="float" office:value="504.05" calcext:value-type="float">
            <text:p>504.05</text:p>
          </table:table-cell>
          <table:table-cell office:value-type="float" office:value="1.19" calcext:value-type="float">
            <text:p>1.1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08" calcext:value-type="float">
            <text:p>152268270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2.51" calcext:value-type="float">
            <text:p>2.51</text:p>
          </table:table-cell>
          <table:table-cell office:value-type="float" office:value="20.3" calcext:value-type="float">
            <text:p>20.3</text:p>
          </table:table-cell>
          <table:table-cell office:value-type="float" office:value="499" calcext:value-type="float">
            <text:p>499</text:p>
          </table:table-cell>
          <table:table-cell office:value-type="float" office:value="599" calcext:value-type="float">
            <text:p>599</text:p>
          </table:table-cell>
          <table:table-cell office:value-type="float" office:value="504.11" calcext:value-type="float">
            <text:p>504.11</text:p>
          </table:table-cell>
          <table:table-cell office:value-type="float" office:value="1.27" calcext:value-type="float">
            <text:p>1.2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09" calcext:value-type="float">
            <text:p>152268270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.27" calcext:value-type="float">
            <text:p>2.27</text:p>
          </table:table-cell>
          <table:table-cell office:value-type="float" office:value="15.63" calcext:value-type="float">
            <text:p>15.63</text:p>
          </table:table-cell>
          <table:table-cell office:value-type="float" office:value="384" calcext:value-type="float">
            <text:p>384</text:p>
          </table:table-cell>
          <table:table-cell office:value-type="float" office:value="593" calcext:value-type="float">
            <text:p>593</text:p>
          </table:table-cell>
          <table:table-cell office:value-type="float" office:value="504.01" calcext:value-type="float">
            <text:p>504.01</text:p>
          </table:table-cell>
          <table:table-cell office:value-type="float" office:value="1.16" calcext:value-type="float">
            <text:p>1.1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10" calcext:value-type="float">
            <text:p>152268271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8" calcext:value-type="float">
            <text:p>1.68</text:p>
          </table:table-cell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618" calcext:value-type="float">
            <text:p>618</text:p>
          </table:table-cell>
          <table:table-cell office:value-type="float" office:value="504.65" calcext:value-type="float">
            <text:p>504.65</text:p>
          </table:table-cell>
          <table:table-cell office:value-type="float" office:value="15.57" calcext:value-type="float">
            <text:p>15.57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522682711" calcext:value-type="float">
            <text:p>152268271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43" calcext:value-type="float">
            <text:p>3.43</text:p>
          </table:table-cell>
          <table:table-cell office:value-type="float" office:value="5.37" calcext:value-type="float">
            <text:p>5.37</text:p>
          </table:table-cell>
          <table:table-cell office:value-type="float" office:value="39" calcext:value-type="float">
            <text:p>39</text:p>
          </table:table-cell>
          <table:table-cell office:value-type="float" office:value="594" calcext:value-type="float">
            <text:p>594</text:p>
          </table:table-cell>
          <table:table-cell office:value-type="float" office:value="511.52" calcext:value-type="float">
            <text:p>511.52</text:p>
          </table:table-cell>
          <table:table-cell office:value-type="float" office:value="23.66" calcext:value-type="float">
            <text:p>23.6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2682712" calcext:value-type="float">
            <text:p>152268271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6.11" calcext:value-type="float">
            <text:p>6.11</text:p>
          </table:table-cell>
          <table:table-cell office:value-type="float" office:value="10.43" calcext:value-type="float">
            <text:p>10.43</text:p>
          </table:table-cell>
          <table:table-cell office:value-type="float" office:value="71" calcext:value-type="float">
            <text:p>71</text:p>
          </table:table-cell>
          <table:table-cell office:value-type="float" office:value="588" calcext:value-type="float">
            <text:p>588</text:p>
          </table:table-cell>
          <table:table-cell office:value-type="float" office:value="529.36" calcext:value-type="float">
            <text:p>529.36</text:p>
          </table:table-cell>
          <table:table-cell office:value-type="float" office:value="65.09" calcext:value-type="float">
            <text:p>65.0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522682713" calcext:value-type="float">
            <text:p>152268271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10.07" calcext:value-type="float">
            <text:p>10.07</text:p>
          </table:table-cell>
          <table:table-cell office:value-type="float" office:value="29.97" calcext:value-type="float">
            <text:p>29.97</text:p>
          </table:table-cell>
          <table:table-cell office:value-type="float" office:value="213" calcext:value-type="float">
            <text:p>213</text:p>
          </table:table-cell>
          <table:table-cell office:value-type="float" office:value="537" calcext:value-type="float">
            <text:p>537</text:p>
          </table:table-cell>
          <table:table-cell office:value-type="float" office:value="522.45" calcext:value-type="float">
            <text:p>522.45</text:p>
          </table:table-cell>
          <table:table-cell office:value-type="float" office:value="43.31" calcext:value-type="float">
            <text:p>43.3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522682714" calcext:value-type="float">
            <text:p>152268271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41.85" calcext:value-type="float">
            <text:p>41.85</text:p>
          </table:table-cell>
          <table:table-cell office:value-type="float" office:value="85.96" calcext:value-type="float">
            <text:p>85.96</text:p>
          </table:table-cell>
          <table:table-cell office:value-type="float" office:value="379" calcext:value-type="float">
            <text:p>379</text:p>
          </table:table-cell>
          <table:table-cell office:value-type="float" office:value="530" calcext:value-type="float">
            <text:p>530</text:p>
          </table:table-cell>
          <table:table-cell office:value-type="float" office:value="580.05" calcext:value-type="float">
            <text:p>580.05</text:p>
          </table:table-cell>
          <table:table-cell office:value-type="float" office:value="190.51" calcext:value-type="float">
            <text:p>190.5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522682715" calcext:value-type="float">
            <text:p>152268271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26.72" calcext:value-type="float">
            <text:p>26.72</text:p>
          </table:table-cell>
          <table:table-cell office:value-type="float" office:value="61.78" calcext:value-type="float">
            <text:p>61.78</text:p>
          </table:table-cell>
          <table:table-cell office:value-type="float" office:value="294" calcext:value-type="float">
            <text:p>294</text:p>
          </table:table-cell>
          <table:table-cell office:value-type="float" office:value="509" calcext:value-type="float">
            <text:p>509</text:p>
          </table:table-cell>
          <table:table-cell office:value-type="float" office:value="651.41" calcext:value-type="float">
            <text:p>651.41</text:p>
          </table:table-cell>
          <table:table-cell office:value-type="float" office:value="423.82" calcext:value-type="float">
            <text:p>423.82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1522682716" calcext:value-type="float">
            <text:p>152268271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2.1" calcext:value-type="float">
            <text:p>12.1</text:p>
          </table:table-cell>
          <table:table-cell office:value-type="float" office:value="25.05" calcext:value-type="float">
            <text:p>25.05</text:p>
          </table:table-cell>
          <table:table-cell office:value-type="float" office:value="111" calcext:value-type="float">
            <text:p>111</text:p>
          </table:table-cell>
          <table:table-cell office:value-type="float" office:value="623" calcext:value-type="float">
            <text:p>623</text:p>
          </table:table-cell>
          <table:table-cell office:value-type="float" office:value="952.3" calcext:value-type="float">
            <text:p>952.3</text:p>
          </table:table-cell>
          <table:table-cell office:value-type="float" office:value="716.7" calcext:value-type="float">
            <text:p>716.7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1522682717" calcext:value-type="float">
            <text:p>152268271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2" calcext:value-type="float">
            <text:p>3.2</text:p>
          </table:table-cell>
          <table:table-cell office:value-type="float" office:value="5.07" calcext:value-type="float">
            <text:p>5.07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753.09" calcext:value-type="float">
            <text:p>753.09</text:p>
          </table:table-cell>
          <table:table-cell office:value-type="float" office:value="399.38" calcext:value-type="float">
            <text:p>399.38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1522682718" calcext:value-type="float">
            <text:p>152268271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8.03" calcext:value-type="float">
            <text:p>8.03</text:p>
          </table:table-cell>
          <table:table-cell office:value-type="float" office:value="24.56" calcext:value-type="float">
            <text:p>24.56</text:p>
          </table:table-cell>
          <table:table-cell office:value-type="float" office:value="216" calcext:value-type="float">
            <text:p>216</text:p>
          </table:table-cell>
          <table:table-cell office:value-type="float" office:value="557" calcext:value-type="float">
            <text:p>557</text:p>
          </table:table-cell>
          <table:table-cell office:value-type="float" office:value="515.66" calcext:value-type="float">
            <text:p>515.66</text:p>
          </table:table-cell>
          <table:table-cell office:value-type="float" office:value="41.26" calcext:value-type="float">
            <text:p>41.26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1522682719" calcext:value-type="float">
            <text:p>152268271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42.38" calcext:value-type="float">
            <text:p>42.38</text:p>
          </table:table-cell>
          <table:table-cell office:value-type="float" office:value="76.21" calcext:value-type="float">
            <text:p>76.21</text:p>
          </table:table-cell>
          <table:table-cell office:value-type="float" office:value="288" calcext:value-type="float">
            <text:p>288</text:p>
          </table:table-cell>
          <table:table-cell office:value-type="float" office:value="496" calcext:value-type="float">
            <text:p>496</text:p>
          </table:table-cell>
          <table:table-cell office:value-type="float" office:value="596.52" calcext:value-type="float">
            <text:p>596.52</text:p>
          </table:table-cell>
          <table:table-cell office:value-type="float" office:value="207.64" calcext:value-type="float">
            <text:p>207.64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1522682720" calcext:value-type="float">
            <text:p>152268272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52.86" calcext:value-type="float">
            <text:p>52.86</text:p>
          </table:table-cell>
          <table:table-cell office:value-type="float" office:value="111.8" calcext:value-type="float">
            <text:p>111.8</text:p>
          </table:table-cell>
          <table:table-cell office:value-type="float" office:value="542" calcext:value-type="float">
            <text:p>542</text:p>
          </table:table-cell>
          <table:table-cell office:value-type="float" office:value="521" calcext:value-type="float">
            <text:p>521</text:p>
          </table:table-cell>
          <table:table-cell office:value-type="float" office:value="687.89" calcext:value-type="float">
            <text:p>687.89</text:p>
          </table:table-cell>
          <table:table-cell office:value-type="float" office:value="481.09" calcext:value-type="float">
            <text:p>481.09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1522682721" calcext:value-type="float">
            <text:p>152268272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.59" calcext:value-type="float">
            <text:p>5.59</text:p>
          </table:table-cell>
          <table:table-cell office:value-type="float" office:value="10.32" calcext:value-type="float">
            <text:p>10.32</text:p>
          </table:table-cell>
          <table:table-cell office:value-type="float" office:value="54" calcext:value-type="float">
            <text:p>54</text:p>
          </table:table-cell>
          <table:table-cell office:value-type="float" office:value="841" calcext:value-type="float">
            <text:p>841</text:p>
          </table:table-cell>
          <table:table-cell office:value-type="float" office:value="817.4" calcext:value-type="float">
            <text:p>817.4</text:p>
          </table:table-cell>
          <table:table-cell office:value-type="float" office:value="476.4" calcext:value-type="float">
            <text:p>476.4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1522682722" calcext:value-type="float">
            <text:p>152268272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" calcext:value-type="float">
            <text:p>1.7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607" calcext:value-type="float">
            <text:p>607</text:p>
          </table:table-cell>
          <table:table-cell office:value-type="float" office:value="504.21" calcext:value-type="float">
            <text:p>504.21</text:p>
          </table:table-cell>
          <table:table-cell office:value-type="float" office:value="1.71" calcext:value-type="float">
            <text:p>1.7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522682723" calcext:value-type="float">
            <text:p>152268272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594" calcext:value-type="float">
            <text:p>594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32" calcext:value-type="float">
            <text:p>1.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724" calcext:value-type="float">
            <text:p>152268272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" calcext:value-type="float">
            <text:p>1.7</text:p>
          </table:table-cell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office:value-type="float" office:value="612" calcext:value-type="float">
            <text:p>612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37" calcext:value-type="float">
            <text:p>1.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725" calcext:value-type="float">
            <text:p>152268272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2" calcext:value-type="float">
            <text:p>1.72</text:p>
          </table:table-cell>
          <table:table-cell office:value-type="float" office:value="0.77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office:value-type="float" office:value="588" calcext:value-type="float">
            <text:p>588</text:p>
          </table:table-cell>
          <table:table-cell office:value-type="float" office:value="504.2" calcext:value-type="float">
            <text:p>504.2</text:p>
          </table:table-cell>
          <table:table-cell office:value-type="float" office:value="1.41" calcext:value-type="float">
            <text:p>1.4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726" calcext:value-type="float">
            <text:p>152268272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1" calcext:value-type="float">
            <text:p>1.71</text:p>
          </table:table-cell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office:value-type="float" office:value="606" calcext:value-type="float">
            <text:p>606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15" calcext:value-type="float">
            <text:p>1.1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27" calcext:value-type="float">
            <text:p>152268272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" calcext:value-type="float">
            <text:p>1.7</text:p>
          </table:table-cell>
          <table:table-cell office:value-type="float" office:value="0.72" calcext:value-type="float">
            <text:p>0.72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  <table:table-cell office:value-type="float" office:value="504.16" calcext:value-type="float">
            <text:p>504.16</text:p>
          </table:table-cell>
          <table:table-cell office:value-type="float" office:value="1.3" calcext:value-type="float">
            <text:p>1.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28" calcext:value-type="float">
            <text:p>152268272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82" calcext:value-type="float">
            <text:p>0.82</text:p>
          </table:table-cell>
          <table:table-cell office:value-type="float" office:value="7" calcext:value-type="float">
            <text:p>7</text:p>
          </table:table-cell>
          <table:table-cell office:value-type="float" office:value="598" calcext:value-type="float">
            <text:p>598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25" calcext:value-type="float">
            <text:p>1.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29" calcext:value-type="float">
            <text:p>152268272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77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04.06" calcext:value-type="float">
            <text:p>504.06</text:p>
          </table:table-cell>
          <table:table-cell office:value-type="float" office:value="1.25" calcext:value-type="float">
            <text:p>1.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30" calcext:value-type="float">
            <text:p>152268273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78" calcext:value-type="float">
            <text:p>0.78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04.11" calcext:value-type="float">
            <text:p>504.11</text:p>
          </table:table-cell>
          <table:table-cell office:value-type="float" office:value="1.5" calcext:value-type="float">
            <text:p>1.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731" calcext:value-type="float">
            <text:p>152268273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609" calcext:value-type="float">
            <text:p>609</text:p>
          </table:table-cell>
          <table:table-cell office:value-type="float" office:value="504.13" calcext:value-type="float">
            <text:p>504.13</text:p>
          </table:table-cell>
          <table:table-cell office:value-type="float" office:value="1.28" calcext:value-type="float">
            <text:p>1.2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32" calcext:value-type="float">
            <text:p>152268273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" calcext:value-type="float">
            <text:p>1.7</text:p>
          </table:table-cell>
          <table:table-cell office:value-type="float" office:value="0.81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office:value-type="float" office:value="593" calcext:value-type="float">
            <text:p>593</text:p>
          </table:table-cell>
          <table:table-cell office:value-type="float" office:value="504.11" calcext:value-type="float">
            <text:p>504.11</text:p>
          </table:table-cell>
          <table:table-cell office:value-type="float" office:value="1.32" calcext:value-type="float">
            <text:p>1.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33" calcext:value-type="float">
            <text:p>152268273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82" calcext:value-type="float">
            <text:p>0.82</text:p>
          </table:table-cell>
          <table:table-cell office:value-type="float" office:value="6" calcext:value-type="float">
            <text:p>6</text:p>
          </table:table-cell>
          <table:table-cell office:value-type="float" office:value="591" calcext:value-type="float">
            <text:p>591</text:p>
          </table:table-cell>
          <table:table-cell office:value-type="float" office:value="504.14" calcext:value-type="float">
            <text:p>504.14</text:p>
          </table:table-cell>
          <table:table-cell office:value-type="float" office:value="1.29" calcext:value-type="float">
            <text:p>1.2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34" calcext:value-type="float">
            <text:p>152268273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89" calcext:value-type="float">
            <text:p>0.89</text:p>
          </table:table-cell>
          <table:table-cell office:value-type="float" office:value="10" calcext:value-type="float">
            <text:p>10</text:p>
          </table:table-cell>
          <table:table-cell office:value-type="float" office:value="619" calcext:value-type="float">
            <text:p>619</text:p>
          </table:table-cell>
          <table:table-cell office:value-type="float" office:value="504.07" calcext:value-type="float">
            <text:p>504.07</text:p>
          </table:table-cell>
          <table:table-cell office:value-type="float" office:value="1.21" calcext:value-type="float">
            <text:p>1.2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735" calcext:value-type="float">
            <text:p>152268273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29" calcext:value-type="float">
            <text:p>1.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36" calcext:value-type="float">
            <text:p>152268273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7" calcext:value-type="float">
            <text:p>1.57</text:p>
          </table:table-cell>
          <table:table-cell office:value-type="float" office:value="0.72" calcext:value-type="float">
            <text:p>0.72</text:p>
          </table:table-cell>
          <table:table-cell office:value-type="float" office:value="5" calcext:value-type="float">
            <text:p>5</text:p>
          </table:table-cell>
          <table:table-cell office:value-type="float" office:value="594" calcext:value-type="float">
            <text:p>594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29" calcext:value-type="float">
            <text:p>1.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737" calcext:value-type="float">
            <text:p>152268273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81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office:value-type="float" office:value="601" calcext:value-type="float">
            <text:p>601</text:p>
          </table:table-cell>
          <table:table-cell office:value-type="float" office:value="503.97" calcext:value-type="float">
            <text:p>503.97</text:p>
          </table:table-cell>
          <table:table-cell office:value-type="float" office:value="1.21" calcext:value-type="float">
            <text:p>1.2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738" calcext:value-type="float">
            <text:p>152268273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8" calcext:value-type="float">
            <text:p>1.58</text:p>
          </table:table-cell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611" calcext:value-type="float">
            <text:p>611</text:p>
          </table:table-cell>
          <table:table-cell office:value-type="float" office:value="504" calcext:value-type="float">
            <text:p>504</text:p>
          </table:table-cell>
          <table:table-cell office:value-type="float" office:value="1.39" calcext:value-type="float">
            <text:p>1.3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39" calcext:value-type="float">
            <text:p>152268273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9" calcext:value-type="float">
            <text:p>1.59</text:p>
          </table:table-cell>
          <table:table-cell office:value-type="float" office:value="0.72" calcext:value-type="float">
            <text:p>0.72</text:p>
          </table:table-cell>
          <table:table-cell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float" office:value="503.93" calcext:value-type="float">
            <text:p>503.93</text:p>
          </table:table-cell>
          <table:table-cell office:value-type="float" office:value="1.11" calcext:value-type="float">
            <text:p>1.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2740" calcext:value-type="float">
            <text:p>152268274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9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office:value-type="float" office:value="598" calcext:value-type="float">
            <text:p>598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33" calcext:value-type="float">
            <text:p>1.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41" calcext:value-type="float">
            <text:p>152268274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6.87" calcext:value-type="float">
            <text:p>6.87</text:p>
          </table:table-cell>
          <table:table-cell office:value-type="float" office:value="17.91" calcext:value-type="float">
            <text:p>17.91</text:p>
          </table:table-cell>
          <table:table-cell office:value-type="float" office:value="139" calcext:value-type="float">
            <text:p>139</text:p>
          </table:table-cell>
          <table:table-cell office:value-type="float" office:value="524" calcext:value-type="float">
            <text:p>524</text:p>
          </table:table-cell>
          <table:table-cell office:value-type="float" office:value="514.81" calcext:value-type="float">
            <text:p>514.81</text:p>
          </table:table-cell>
          <table:table-cell office:value-type="float" office:value="42.25" calcext:value-type="float">
            <text:p>42.25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522682742" calcext:value-type="float">
            <text:p>152268274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33.45" calcext:value-type="float">
            <text:p>33.45</text:p>
          </table:table-cell>
          <table:table-cell office:value-type="float" office:value="54.46" calcext:value-type="float">
            <text:p>54.46</text:p>
          </table:table-cell>
          <table:table-cell office:value-type="float" office:value="339" calcext:value-type="float">
            <text:p>339</text:p>
          </table:table-cell>
          <table:table-cell office:value-type="float" office:value="390" calcext:value-type="float">
            <text:p>390</text:p>
          </table:table-cell>
          <table:table-cell office:value-type="float" office:value="561.57" calcext:value-type="float">
            <text:p>561.57</text:p>
          </table:table-cell>
          <table:table-cell office:value-type="float" office:value="165.42" calcext:value-type="float">
            <text:p>165.42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1522682743" calcext:value-type="float">
            <text:p>152268274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87.47" calcext:value-type="float">
            <text:p>87.47</text:p>
          </table:table-cell>
          <table:table-cell office:value-type="float" office:value="153.86" calcext:value-type="float">
            <text:p>153.86</text:p>
          </table:table-cell>
          <table:table-cell office:value-type="float" office:value="643" calcext:value-type="float">
            <text:p>643</text:p>
          </table:table-cell>
          <table:table-cell office:value-type="float" office:value="853" calcext:value-type="float">
            <text:p>853</text:p>
          </table:table-cell>
          <table:table-cell office:value-type="float" office:value="879.83" calcext:value-type="float">
            <text:p>879.83</text:p>
          </table:table-cell>
          <table:table-cell office:value-type="float" office:value="411.58" calcext:value-type="float">
            <text:p>411.58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522682744" calcext:value-type="float">
            <text:p>152268274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67.13" calcext:value-type="float">
            <text:p>67.13</text:p>
          </table:table-cell>
          <table:table-cell office:value-type="float" office:value="137.56" calcext:value-type="float">
            <text:p>137.56</text:p>
          </table:table-cell>
          <table:table-cell office:value-type="float" office:value="563" calcext:value-type="float">
            <text:p>563</text:p>
          </table:table-cell>
          <table:table-cell office:value-type="float" office:value="389" calcext:value-type="float">
            <text:p>389</text:p>
          </table:table-cell>
          <table:table-cell office:value-type="float" office:value="607.38" calcext:value-type="float">
            <text:p>607.38</text:p>
          </table:table-cell>
          <table:table-cell office:value-type="float" office:value="189.39" calcext:value-type="float">
            <text:p>189.39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522682745" calcext:value-type="float">
            <text:p>152268274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181.58" calcext:value-type="float">
            <text:p>181.58</text:p>
          </table:table-cell>
          <table:table-cell office:value-type="float" office:value="387.85" calcext:value-type="float">
            <text:p>387.85</text:p>
          </table:table-cell>
          <table:table-cell office:value-type="float" office:value="1445" calcext:value-type="float">
            <text:p>1445</text:p>
          </table:table-cell>
          <table:table-cell office:value-type="float" office:value="530" calcext:value-type="float">
            <text:p>530</text:p>
          </table:table-cell>
          <table:table-cell office:value-type="float" office:value="608.64" calcext:value-type="float">
            <text:p>608.64</text:p>
          </table:table-cell>
          <table:table-cell office:value-type="float" office:value="314.09" calcext:value-type="float">
            <text:p>314.09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1522682746" calcext:value-type="float">
            <text:p>152268274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489.97" calcext:value-type="float">
            <text:p>489.97</text:p>
          </table:table-cell>
          <table:table-cell office:value-type="float" office:value="739.12" calcext:value-type="float">
            <text:p>739.12</text:p>
          </table:table-cell>
          <table:table-cell office:value-type="float" office:value="1936" calcext:value-type="float">
            <text:p>1936</text:p>
          </table:table-cell>
          <table:table-cell office:value-type="float" office:value="452" calcext:value-type="float">
            <text:p>452</text:p>
          </table:table-cell>
          <table:table-cell office:value-type="float" office:value="662.7" calcext:value-type="float">
            <text:p>662.7</text:p>
          </table:table-cell>
          <table:table-cell office:value-type="float" office:value="423.81" calcext:value-type="float">
            <text:p>423.81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1522682747" calcext:value-type="float">
            <text:p>152268274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198.5" calcext:value-type="float">
            <text:p>198.5</text:p>
          </table:table-cell>
          <table:table-cell office:value-type="float" office:value="645.35" calcext:value-type="float">
            <text:p>645.35</text:p>
          </table:table-cell>
          <table:table-cell office:value-type="float" office:value="2981" calcext:value-type="float">
            <text:p>2981</text:p>
          </table:table-cell>
          <table:table-cell office:value-type="float" office:value="526" calcext:value-type="float">
            <text:p>526</text:p>
          </table:table-cell>
          <table:table-cell office:value-type="float" office:value="594.65" calcext:value-type="float">
            <text:p>594.65</text:p>
          </table:table-cell>
          <table:table-cell office:value-type="float" office:value="496.95" calcext:value-type="float">
            <text:p>496.95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float" office:value="1522682748" calcext:value-type="float">
            <text:p>152268274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236.26" calcext:value-type="float">
            <text:p>236.26</text:p>
          </table:table-cell>
          <table:table-cell office:value-type="float" office:value="796.06" calcext:value-type="float">
            <text:p>796.06</text:p>
          </table:table-cell>
          <table:table-cell office:value-type="float" office:value="3280" calcext:value-type="float">
            <text:p>3280</text:p>
          </table:table-cell>
          <table:table-cell office:value-type="float" office:value="566" calcext:value-type="float">
            <text:p>566</text:p>
          </table:table-cell>
          <table:table-cell office:value-type="float" office:value="882.99" calcext:value-type="float">
            <text:p>882.99</text:p>
          </table:table-cell>
          <table:table-cell office:value-type="float" office:value="1052.09" calcext:value-type="float">
            <text:p>1052.09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1522682749" calcext:value-type="float">
            <text:p>152268274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133.99" calcext:value-type="float">
            <text:p>133.99</text:p>
          </table:table-cell>
          <table:table-cell office:value-type="float" office:value="553.51" calcext:value-type="float">
            <text:p>553.51</text:p>
          </table:table-cell>
          <table:table-cell office:value-type="float" office:value="3872" calcext:value-type="float">
            <text:p>3872</text:p>
          </table:table-cell>
          <table:table-cell office:value-type="float" office:value="426" calcext:value-type="float">
            <text:p>426</text:p>
          </table:table-cell>
          <table:table-cell office:value-type="float" office:value="601.78" calcext:value-type="float">
            <text:p>601.78</text:p>
          </table:table-cell>
          <table:table-cell office:value-type="float" office:value="468.75" calcext:value-type="float">
            <text:p>468.75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1522682750" calcext:value-type="float">
            <text:p>152268275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130.53" calcext:value-type="float">
            <text:p>130.53</text:p>
          </table:table-cell>
          <table:table-cell office:value-type="float" office:value="155.69" calcext:value-type="float">
            <text:p>155.69</text:p>
          </table:table-cell>
          <table:table-cell office:value-type="float" office:value="739" calcext:value-type="float">
            <text:p>739</text:p>
          </table:table-cell>
          <table:table-cell office:value-type="float" office:value="806" calcext:value-type="float">
            <text:p>806</text:p>
          </table:table-cell>
          <table:table-cell office:value-type="float" office:value="1137.99" calcext:value-type="float">
            <text:p>1137.99</text:p>
          </table:table-cell>
          <table:table-cell office:value-type="float" office:value="875.68" calcext:value-type="float">
            <text:p>875.68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1522682751" calcext:value-type="float">
            <text:p>152268275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2.73" calcext:value-type="float">
            <text:p>12.73</text:p>
          </table:table-cell>
          <table:table-cell office:value-type="float" office:value="26.54" calcext:value-type="float">
            <text:p>26.54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  <table:table-cell office:value-type="float" office:value="2001.15" calcext:value-type="float">
            <text:p>2001.15</text:p>
          </table:table-cell>
          <table:table-cell office:value-type="float" office:value="2648.81" calcext:value-type="float">
            <text:p>2648.81</text:p>
          </table:table-cell>
          <table:table-cell office:value-type="float" office:value="7219" calcext:value-type="float">
            <text:p>7219</text:p>
          </table:table-cell>
        </table:table-row>
        <table:table-row table:style-name="ro1">
          <table:table-cell office:value-type="float" office:value="1522682752" calcext:value-type="float">
            <text:p>152268275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office:value-type="float" office:value="511.68" calcext:value-type="float">
            <text:p>511.68</text:p>
          </table:table-cell>
          <table:table-cell office:value-type="float" office:value="26.68" calcext:value-type="float">
            <text:p>26.68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522682753" calcext:value-type="float">
            <text:p>152268275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2" calcext:value-type="float">
            <text:p>1.62</text:p>
          </table:table-cell>
          <table:table-cell office:value-type="float" office:value="0.79" calcext:value-type="float">
            <text:p>0.79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office:value-type="float" office:value="504.05" calcext:value-type="float">
            <text:p>504.05</text:p>
          </table:table-cell>
          <table:table-cell office:value-type="float" office:value="1.22" calcext:value-type="float">
            <text:p>1.2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54" calcext:value-type="float">
            <text:p>152268275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float" office:value="504.14" calcext:value-type="float">
            <text:p>504.14</text:p>
          </table:table-cell>
          <table:table-cell office:value-type="float" office:value="1.33" calcext:value-type="float">
            <text:p>1.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55" calcext:value-type="float">
            <text:p>152268275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8" calcext:value-type="float">
            <text:p>1.68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602" calcext:value-type="float">
            <text:p>602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3" calcext:value-type="float">
            <text:p>1.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56" calcext:value-type="float">
            <text:p>152268275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9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office:value-type="float" office:value="599" calcext:value-type="float">
            <text:p>599</text:p>
          </table:table-cell>
          <table:table-cell office:value-type="float" office:value="504.13" calcext:value-type="float">
            <text:p>504.13</text:p>
          </table:table-cell>
          <table:table-cell office:value-type="float" office:value="1.3" calcext:value-type="float">
            <text:p>1.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57" calcext:value-type="float">
            <text:p>152268275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1.07" calcext:value-type="float">
            <text:p>1.07</text:p>
          </table:table-cell>
          <table:table-cell office:value-type="float" office:value="14" calcext:value-type="float">
            <text:p>14</text:p>
          </table:table-cell>
          <table:table-cell office:value-type="float" office:value="606" calcext:value-type="float">
            <text:p>606</text:p>
          </table:table-cell>
          <table:table-cell office:value-type="float" office:value="504.17" calcext:value-type="float">
            <text:p>504.17</text:p>
          </table:table-cell>
          <table:table-cell office:value-type="float" office:value="1.43" calcext:value-type="float">
            <text:p>1.4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758" calcext:value-type="float">
            <text:p>152268275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83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office:value-type="float" office:value="587" calcext:value-type="float">
            <text:p>587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48" calcext:value-type="float">
            <text:p>1.4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522682759" calcext:value-type="float">
            <text:p>152268275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504.05" calcext:value-type="float">
            <text:p>504.05</text:p>
          </table:table-cell>
          <table:table-cell office:value-type="float" office:value="1.24" calcext:value-type="float">
            <text:p>1.2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60" calcext:value-type="float">
            <text:p>152268276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504.05" calcext:value-type="float">
            <text:p>504.05</text:p>
          </table:table-cell>
          <table:table-cell office:value-type="float" office:value="1.15" calcext:value-type="float">
            <text:p>1.1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61" calcext:value-type="float">
            <text:p>152268276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4" calcext:value-type="float">
            <text:p>1.54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593" calcext:value-type="float">
            <text:p>593</text:p>
          </table:table-cell>
          <table:table-cell office:value-type="float" office:value="503.95" calcext:value-type="float">
            <text:p>503.95</text:p>
          </table:table-cell>
          <table:table-cell office:value-type="float" office:value="1.22" calcext:value-type="float">
            <text:p>1.2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62" calcext:value-type="float">
            <text:p>152268276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8" calcext:value-type="float">
            <text:p>1.68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office:value-type="float" office:value="609" calcext:value-type="float">
            <text:p>609</text:p>
          </table:table-cell>
          <table:table-cell office:value-type="float" office:value="504.13" calcext:value-type="float">
            <text:p>504.13</text:p>
          </table:table-cell>
          <table:table-cell office:value-type="float" office:value="1.36" calcext:value-type="float">
            <text:p>1.3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763" calcext:value-type="float">
            <text:p>152268276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589" calcext:value-type="float">
            <text:p>589</text:p>
          </table:table-cell>
          <table:table-cell office:value-type="float" office:value="504.15" calcext:value-type="float">
            <text:p>504.15</text:p>
          </table:table-cell>
          <table:table-cell office:value-type="float" office:value="1.36" calcext:value-type="float">
            <text:p>1.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764" calcext:value-type="float">
            <text:p>152268276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.61" calcext:value-type="float">
            <text:p>1.61</text:p>
          </table:table-cell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office:value-type="float" office:value="618" calcext:value-type="float">
            <text:p>618</text:p>
          </table:table-cell>
          <table:table-cell office:value-type="float" office:value="504.02" calcext:value-type="float">
            <text:p>504.02</text:p>
          </table:table-cell>
          <table:table-cell office:value-type="float" office:value="1.31" calcext:value-type="float">
            <text:p>1.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765" calcext:value-type="float">
            <text:p>152268276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2.45" calcext:value-type="float">
            <text:p>2.45</text:p>
          </table:table-cell>
          <table:table-cell office:value-type="float" office:value="20.39" calcext:value-type="float">
            <text:p>20.39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503.98" calcext:value-type="float">
            <text:p>503.98</text:p>
          </table:table-cell>
          <table:table-cell office:value-type="float" office:value="1.21" calcext:value-type="float">
            <text:p>1.2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66" calcext:value-type="float">
            <text:p>152268276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623" calcext:value-type="float">
            <text:p>623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27" calcext:value-type="float">
            <text:p>1.2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67" calcext:value-type="float">
            <text:p>152268276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" calcext:value-type="float">
            <text:p>1.7</text:p>
          </table:table-cell>
          <table:table-cell office:value-type="float" office:value="0.91" calcext:value-type="float">
            <text:p>0.91</text:p>
          </table:table-cell>
          <table:table-cell office:value-type="float" office:value="12" calcext:value-type="float">
            <text:p>12</text:p>
          </table:table-cell>
          <table:table-cell office:value-type="float" office:value="576" calcext:value-type="float">
            <text:p>576</text:p>
          </table:table-cell>
          <table:table-cell office:value-type="float" office:value="504.1" calcext:value-type="float">
            <text:p>504.1</text:p>
          </table:table-cell>
          <table:table-cell office:value-type="float" office:value="1.47" calcext:value-type="float">
            <text:p>1.4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522682768" calcext:value-type="float">
            <text:p>152268276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office:value-type="float" office:value="609" calcext:value-type="float">
            <text:p>609</text:p>
          </table:table-cell>
          <table:table-cell office:value-type="float" office:value="504.21" calcext:value-type="float">
            <text:p>504.21</text:p>
          </table:table-cell>
          <table:table-cell office:value-type="float" office:value="1.53" calcext:value-type="float">
            <text:p>1.5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769" calcext:value-type="float">
            <text:p>152268276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office:value-type="float" office:value="504.14" calcext:value-type="float">
            <text:p>504.14</text:p>
          </table:table-cell>
          <table:table-cell office:value-type="float" office:value="1.33" calcext:value-type="float">
            <text:p>1.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70" calcext:value-type="float">
            <text:p>152268277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8" calcext:value-type="float">
            <text:p>1.58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609" calcext:value-type="float">
            <text:p>609</text:p>
          </table:table-cell>
          <table:table-cell office:value-type="float" office:value="504.04" calcext:value-type="float">
            <text:p>504.04</text:p>
          </table:table-cell>
          <table:table-cell office:value-type="float" office:value="1.24" calcext:value-type="float">
            <text:p>1.2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522682771" calcext:value-type="float">
            <text:p>152268277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95" calcext:value-type="float">
            <text:p>0.95</text:p>
          </table:table-cell>
          <table:table-cell office:value-type="float" office:value="15" calcext:value-type="float">
            <text:p>15</text:p>
          </table:table-cell>
          <table:table-cell office:value-type="float" office:value="601" calcext:value-type="float">
            <text:p>601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22" calcext:value-type="float">
            <text:p>1.2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72" calcext:value-type="float">
            <text:p>152268277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594" calcext:value-type="float">
            <text:p>594</text:p>
          </table:table-cell>
          <table:table-cell office:value-type="float" office:value="504.02" calcext:value-type="float">
            <text:p>504.02</text:p>
          </table:table-cell>
          <table:table-cell office:value-type="float" office:value="1.16" calcext:value-type="float">
            <text:p>1.1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2773" calcext:value-type="float">
            <text:p>152268277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8" calcext:value-type="float">
            <text:p>1.68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office:value-type="float" office:value="601" calcext:value-type="float">
            <text:p>601</text:p>
          </table:table-cell>
          <table:table-cell office:value-type="float" office:value="504.17" calcext:value-type="float">
            <text:p>504.17</text:p>
          </table:table-cell>
          <table:table-cell office:value-type="float" office:value="1.33" calcext:value-type="float">
            <text:p>1.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74" calcext:value-type="float">
            <text:p>152268277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.46" calcext:value-type="float">
            <text:p>2.46</text:p>
          </table:table-cell>
          <table:table-cell office:value-type="float" office:value="20.4" calcext:value-type="float">
            <text:p>20.4</text:p>
          </table:table-cell>
          <table:table-cell office:value-type="float" office:value="501" calcext:value-type="float">
            <text:p>501</text:p>
          </table:table-cell>
          <table:table-cell office:value-type="float" office:value="605" calcext:value-type="float">
            <text:p>605</text:p>
          </table:table-cell>
          <table:table-cell office:value-type="float" office:value="504.21" calcext:value-type="float">
            <text:p>504.21</text:p>
          </table:table-cell>
          <table:table-cell office:value-type="float" office:value="1.43" calcext:value-type="float">
            <text:p>1.4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75" calcext:value-type="float">
            <text:p>152268277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503.99" calcext:value-type="float">
            <text:p>503.99</text:p>
          </table:table-cell>
          <table:table-cell office:value-type="float" office:value="1.21" calcext:value-type="float">
            <text:p>1.2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76" calcext:value-type="float">
            <text:p>152268277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1" calcext:value-type="float">
            <text:p>1.71</text:p>
          </table:table-cell>
          <table:table-cell office:value-type="float" office:value="1.21" calcext:value-type="float">
            <text:p>1.21</text:p>
          </table:table-cell>
          <table:table-cell office:value-type="float" office:value="14" calcext:value-type="float">
            <text:p>14</text:p>
          </table:table-cell>
          <table:table-cell office:value-type="float" office:value="590" calcext:value-type="float">
            <text:p>590</text:p>
          </table:table-cell>
          <table:table-cell office:value-type="float" office:value="504.53" calcext:value-type="float">
            <text:p>504.53</text:p>
          </table:table-cell>
          <table:table-cell office:value-type="float" office:value="2.29" calcext:value-type="float">
            <text:p>2.2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522682777" calcext:value-type="float">
            <text:p>152268277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617" calcext:value-type="float">
            <text:p>617</text:p>
          </table:table-cell>
          <table:table-cell office:value-type="float" office:value="503.96" calcext:value-type="float">
            <text:p>503.96</text:p>
          </table:table-cell>
          <table:table-cell office:value-type="float" office:value="1.18" calcext:value-type="float">
            <text:p>1.1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2778" calcext:value-type="float">
            <text:p>152268277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9" calcext:value-type="float">
            <text:p>1.59</text:p>
          </table:table-cell>
          <table:table-cell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597" calcext:value-type="float">
            <text:p>597</text:p>
          </table:table-cell>
          <table:table-cell office:value-type="float" office:value="504.06" calcext:value-type="float">
            <text:p>504.06</text:p>
          </table:table-cell>
          <table:table-cell office:value-type="float" office:value="1.26" calcext:value-type="float">
            <text:p>1.2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79" calcext:value-type="float">
            <text:p>152268277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8" calcext:value-type="float">
            <text:p>1.58</text:p>
          </table:table-cell>
          <table:table-cell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601" calcext:value-type="float">
            <text:p>601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29" calcext:value-type="float">
            <text:p>1.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80" calcext:value-type="float">
            <text:p>152268278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2" calcext:value-type="float">
            <text:p>1.62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593" calcext:value-type="float">
            <text:p>593</text:p>
          </table:table-cell>
          <table:table-cell office:value-type="float" office:value="504.13" calcext:value-type="float">
            <text:p>504.13</text:p>
          </table:table-cell>
          <table:table-cell office:value-type="float" office:value="1.34" calcext:value-type="float">
            <text:p>1.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81" calcext:value-type="float">
            <text:p>152268278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8" calcext:value-type="float">
            <text:p>1.58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25" calcext:value-type="float">
            <text:p>1.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782" calcext:value-type="float">
            <text:p>152268278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593" calcext:value-type="float">
            <text:p>593</text:p>
          </table:table-cell>
          <table:table-cell office:value-type="float" office:value="503.97" calcext:value-type="float">
            <text:p>503.97</text:p>
          </table:table-cell>
          <table:table-cell office:value-type="float" office:value="1.21" calcext:value-type="float">
            <text:p>1.2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783" calcext:value-type="float">
            <text:p>152268278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594" calcext:value-type="float">
            <text:p>594</text:p>
          </table:table-cell>
          <table:table-cell office:value-type="float" office:value="504.1" calcext:value-type="float">
            <text:p>504.1</text:p>
          </table:table-cell>
          <table:table-cell office:value-type="float" office:value="1.34" calcext:value-type="float">
            <text:p>1.3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784" calcext:value-type="float">
            <text:p>152268278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613" calcext:value-type="float">
            <text:p>613</text:p>
          </table:table-cell>
          <table:table-cell office:value-type="float" office:value="504.05" calcext:value-type="float">
            <text:p>504.05</text:p>
          </table:table-cell>
          <table:table-cell office:value-type="float" office:value="1.25" calcext:value-type="float">
            <text:p>1.2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785" calcext:value-type="float">
            <text:p>152268278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2" calcext:value-type="float">
            <text:p>1.62</text:p>
          </table:table-cell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583" calcext:value-type="float">
            <text:p>583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35" calcext:value-type="float">
            <text:p>1.3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786" calcext:value-type="float">
            <text:p>152268278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617" calcext:value-type="float">
            <text:p>617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32" calcext:value-type="float">
            <text:p>1.3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522682789" calcext:value-type="float">
            <text:p>152268278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.85" calcext:value-type="float">
            <text:p>1.85</text:p>
          </table:table-cell>
          <table:table-cell office:value-type="float" office:value="0.89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office:value-type="float" office:value="466" calcext:value-type="float">
            <text:p>466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31" calcext:value-type="float">
            <text:p>1.3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number-columns-repeated="6"/>
          <table:table-cell table:formula="of:=SUM([.G2:.G85])" office:value-type="float" office:value="50052" calcext:value-type="float">
            <text:p>50052</text:p>
          </table:table-cell>
          <table:table-cell table:formula="of:=SUM([.H2:.H85])" office:value-type="float" office:value="1896.7" calcext:value-type="float">
            <text:p>1896.7</text:p>
          </table:table-cell>
          <table:table-cell table:number-columns-repeated="2"/>
          <table:table-cell table:formula="of:=SUM([.K2:.K85])" office:value-type="float" office:value="49749" calcext:value-type="float">
            <text:p>49749</text:p>
          </table:table-cell>
          <table:table-cell table:formula="of:=SUM([.L2:.L85])" office:value-type="float" office:value="47432.66" calcext:value-type="float">
            <text:p>47432.6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H86]/[.G86]" office:value-type="float" office:value="0.0378945896267881" calcext:value-type="float">
            <text:p>0.0378945896</text:p>
          </table:table-cell>
          <table:table-cell table:number-columns-repeated="7"/>
        </table:table-row>
      </table:table>
      <table:table table:name="lbon3" table:style-name="ta1">
        <table:shapes>
          <draw:frame draw:z-index="0" draw:style-name="gr1" draw:text-style-name="P1" svg:width="6.2988in" svg:height="3.5429in" svg:x="4.4839in" svg:y="0.0394in">
            <draw:object draw:notify-on-update-of-ranges="lbon3.A2:lbon3.A109 lbon3.B1:lbon3.B1 lbon3.B2:lbon3.B109 lbon3.C1:lbon3.C1 lbon3.C2:lbon3.C109 lbon3.D1:lbon3.D1 lbon3.D2:lbon3.D109 lbon3.E1:lbon3.E1 lbon3.E2:lbon3.E10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GW1</text:p>
          </table:table-cell>
          <table:table-cell office:value-type="string" calcext:value-type="string">
            <text:p>GW2</text:p>
          </table:table-cell>
          <table:table-cell office:value-type="string" calcext:value-type="string">
            <text:p>GW3</text:p>
          </table:table-cell>
          <table:table-cell office:value-type="string" calcext:value-type="string">
            <text:p>GW4</text:p>
          </table:table-cell>
        </table:table-row>
        <table:table-row table:style-name="ro1">
          <table:table-cell office:value-type="time" office:time-value="PT15H28M08S" calcext:value-type="time">
            <text:p>03:28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09S" calcext:value-type="time">
            <text:p>03:28:0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10S" calcext:value-type="time">
            <text:p>03:28:1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11S" calcext:value-type="time">
            <text:p>03:28:1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12S" calcext:value-type="time">
            <text:p>03:28:1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13S" calcext:value-type="time">
            <text:p>03:28:1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14S" calcext:value-type="time">
            <text:p>03:28:1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15S" calcext:value-type="time">
            <text:p>03:28:1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16S" calcext:value-type="time">
            <text:p>03:28:1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17S" calcext:value-type="time">
            <text:p>03:28:1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18S" calcext:value-type="time">
            <text:p>03:28:1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19S" calcext:value-type="time">
            <text:p>03:28:1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20S" calcext:value-type="time">
            <text:p>03:28:2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21S" calcext:value-type="time">
            <text:p>03:28:2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22S" calcext:value-type="time">
            <text:p>03:28:2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23S" calcext:value-type="time">
            <text:p>03:28:2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24S" calcext:value-type="time">
            <text:p>03:28:2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25S" calcext:value-type="time">
            <text:p>03:28:2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26S" calcext:value-type="time">
            <text:p>03:28:2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27S" calcext:value-type="time">
            <text:p>03:28:2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28S" calcext:value-type="time">
            <text:p>03:28:28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29S" calcext:value-type="time">
            <text:p>03:28:29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8M30S" calcext:value-type="time">
            <text:p>03:28:30 PM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28M31S" calcext:value-type="time">
            <text:p>03:28:3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32S" calcext:value-type="time">
            <text:p>03:28:3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33S" calcext:value-type="time">
            <text:p>03:28:3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34S" calcext:value-type="time">
            <text:p>03:28:3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35S" calcext:value-type="time">
            <text:p>03:28:3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36S" calcext:value-type="time">
            <text:p>03:28:3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37S" calcext:value-type="time">
            <text:p>03:28:3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38S" calcext:value-type="time">
            <text:p>03:28:3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39S" calcext:value-type="time">
            <text:p>03:28:3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40S" calcext:value-type="time">
            <text:p>03:28:4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8M41S" calcext:value-type="time">
            <text:p>03:28:41 PM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15H28M42S" calcext:value-type="time">
            <text:p>03:28:42 PM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15H28M43S" calcext:value-type="time">
            <text:p>03:28:43 P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15H28M44S" calcext:value-type="time">
            <text:p>03:28:44 PM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28M45S" calcext:value-type="time">
            <text:p>03:28:45 P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28M46S" calcext:value-type="time">
            <text:p>03:28:46 PM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15H28M47S" calcext:value-type="time">
            <text:p>03:28:47 PM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28M48S" calcext:value-type="time">
            <text:p>03:28:48 PM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5H28M49S" calcext:value-type="time">
            <text:p>03:28:49 PM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5H28M50S" calcext:value-type="time">
            <text:p>03:28:50 PM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28M51S" calcext:value-type="time">
            <text:p>03:28:51 PM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28M52S" calcext:value-type="time">
            <text:p>03:28:52 PM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8M53S" calcext:value-type="time">
            <text:p>03:28:53 PM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8M54S" calcext:value-type="time">
            <text:p>03:28:54 PM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8M55S" calcext:value-type="time">
            <text:p>03:28:55 P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8M56S" calcext:value-type="time">
            <text:p>03:28:56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8M57S" calcext:value-type="time">
            <text:p>03:28:57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8M58S" calcext:value-type="time">
            <text:p>03:28:58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8M59S" calcext:value-type="time">
            <text:p>03:28:59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9M00S" calcext:value-type="time">
            <text:p>03:29:00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9M01S" calcext:value-type="time">
            <text:p>03:29:01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02S" calcext:value-type="time">
            <text:p>03:29:02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03S" calcext:value-type="time">
            <text:p>03:29:03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9M04S" calcext:value-type="time">
            <text:p>03:29:04 P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29M05S" calcext:value-type="time">
            <text:p>03:29:05 PM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15H29M06S" calcext:value-type="time">
            <text:p>03:29:06 PM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15H29M07S" calcext:value-type="time">
            <text:p>03:29:07 P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time" office:time-value="PT15H29M08S" calcext:value-type="time">
            <text:p>03:29:08 PM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15H29M09S" calcext:value-type="time">
            <text:p>03:29:09 PM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15H29M10S" calcext:value-type="time">
            <text:p>03:29:10 P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15H29M11S" calcext:value-type="time">
            <text:p>03:29:11 P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15H29M12S" calcext:value-type="time">
            <text:p>03:29:12 PM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time" office:time-value="PT15H29M13S" calcext:value-type="time">
            <text:p>03:29:13 PM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time" office:time-value="PT15H29M15S" calcext:value-type="time">
            <text:p>03:29:15 PM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time" office:time-value="PT15H29M16S" calcext:value-type="time">
            <text:p>03:29:16 PM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time" office:time-value="PT15H29M17S" calcext:value-type="time">
            <text:p>03:29:17 PM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time" office:time-value="PT15H29M18S" calcext:value-type="time">
            <text:p>03:29:18 PM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time" office:time-value="PT15H29M19S" calcext:value-type="time">
            <text:p>03:29:19 PM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time" office:time-value="PT15H29M20S" calcext:value-type="time">
            <text:p>03:29:20 PM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time" office:time-value="PT15H29M21S" calcext:value-type="time">
            <text:p>03:29:21 PM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time" office:time-value="PT15H29M22S" calcext:value-type="time">
            <text:p>03:29:22 P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time" office:time-value="PT15H29M23S" calcext:value-type="time">
            <text:p>03:29:23 P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time" office:time-value="PT15H29M24S" calcext:value-type="time">
            <text:p>03:29:24 PM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29M25S" calcext:value-type="time">
            <text:p>03:29:25 PM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15H29M26S" calcext:value-type="time">
            <text:p>03:29:26 PM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15H29M27S" calcext:value-type="time">
            <text:p>03:29:27 PM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15H29M28S" calcext:value-type="time">
            <text:p>03:29:28 PM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29M29S" calcext:value-type="time">
            <text:p>03:29:29 PM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29M30S" calcext:value-type="time">
            <text:p>03:29:30 PM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5H29M31S" calcext:value-type="time">
            <text:p>03:29:31 PM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5H29M32S" calcext:value-type="time">
            <text:p>03:29:32 PM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29M33S" calcext:value-type="time">
            <text:p>03:29:33 PM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29M34S" calcext:value-type="time">
            <text:p>03:29:34 PM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29M35S" calcext:value-type="time">
            <text:p>03:29:35 PM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29M36S" calcext:value-type="time">
            <text:p>03:29:36 PM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9M37S" calcext:value-type="time">
            <text:p>03:29:37 PM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9M38S" calcext:value-type="time">
            <text:p>03:29:38 PM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9M39S" calcext:value-type="time">
            <text:p>03:29:39 PM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9M40S" calcext:value-type="time">
            <text:p>03:29:40 PM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29M41S" calcext:value-type="time">
            <text:p>03:29:41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42S" calcext:value-type="time">
            <text:p>03:29:42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43S" calcext:value-type="time">
            <text:p>03:29:43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44S" calcext:value-type="time">
            <text:p>03:29:44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45S" calcext:value-type="time">
            <text:p>03:29:45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46S" calcext:value-type="time">
            <text:p>03:29:46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47S" calcext:value-type="time">
            <text:p>03:29:47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48S" calcext:value-type="time">
            <text:p>03:29:48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49S" calcext:value-type="time">
            <text:p>03:29:49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50S" calcext:value-type="time">
            <text:p>03:29:50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51S" calcext:value-type="time">
            <text:p>03:29:51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52S" calcext:value-type="time">
            <text:p>03:29:52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53S" calcext:value-type="time">
            <text:p>03:29:53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54S" calcext:value-type="time">
            <text:p>03:29:54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55S" calcext:value-type="time">
            <text:p>03:29:5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29M56S" calcext:value-type="time">
            <text:p>03:29:56 PM</text:p>
          </table:table-cell>
          <table:table-cell table:number-columns-repeated="4" office:value-type="float" office:value="25" calcext:value-type="float">
            <text:p>25</text:p>
          </table:table-cell>
        </table:table-row>
      </table:table>
      <table:table table:name="lbon3_period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100-CNT</text:p>
          </table:table-cell>
          <table:table-cell office:value-type="string" calcext:value-type="string">
            <text:p>100-AVG</text:p>
          </table:table-cell>
          <table:table-cell office:value-type="string" calcext:value-type="string">
            <text:p>100-STD</text:p>
          </table:table-cell>
          <table:table-cell office:value-type="string" calcext:value-type="string">
            <text:p>100-MAX</text:p>
          </table:table-cell>
          <table:table-cell office:value-type="string" calcext:value-type="string">
            <text:p>180-CNT</text:p>
          </table:table-cell>
          <table:table-cell office:value-type="string" calcext:value-type="string">
            <text:p>180-AVG</text:p>
          </table:table-cell>
          <table:table-cell office:value-type="string" calcext:value-type="string">
            <text:p>180-STD</text:p>
          </table:table-cell>
          <table:table-cell office:value-type="string" calcext:value-type="string">
            <text:p>180-MAX</text:p>
          </table:table-cell>
          <table:table-cell office:value-type="string" calcext:value-type="string">
            <text:p>200-CNT</text:p>
          </table:table-cell>
          <table:table-cell office:value-type="string" calcext:value-type="string">
            <text:p>200-AVG</text:p>
          </table:table-cell>
          <table:table-cell office:value-type="string" calcext:value-type="string">
            <text:p>200-STD</text:p>
          </table:table-cell>
          <table:table-cell office:value-type="string" calcext:value-type="string">
            <text:p>200-MAX</text:p>
          </table:table-cell>
        </table:table-row>
        <table:table-row table:style-name="ro1">
          <table:table-cell office:value-type="float" office:value="1522682907" calcext:value-type="float">
            <text:p>152268290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24.97" calcext:value-type="float">
            <text:p>24.97</text:p>
          </table:table-cell>
          <table:table-cell office:value-type="float" office:value="31.68" calcext:value-type="float">
            <text:p>31.68</text:p>
          </table:table-cell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551.9" calcext:value-type="float">
            <text:p>551.9</text:p>
          </table:table-cell>
          <table:table-cell office:value-type="float" office:value="21.29" calcext:value-type="float">
            <text:p>21.29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522682908" calcext:value-type="float">
            <text:p>152268290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229.37" calcext:value-type="float">
            <text:p>229.37</text:p>
          </table:table-cell>
          <table:table-cell office:value-type="float" office:value="81.82" calcext:value-type="float">
            <text:p>81.82</text:p>
          </table:table-cell>
          <table:table-cell office:value-type="float" office:value="400" calcext:value-type="float">
            <text:p>400</text:p>
          </table:table-cell>
          <table:table-cell office:value-type="float" office:value="493" calcext:value-type="float">
            <text:p>493</text:p>
          </table:table-cell>
          <table:table-cell office:value-type="float" office:value="690.59" calcext:value-type="float">
            <text:p>690.59</text:p>
          </table:table-cell>
          <table:table-cell office:value-type="float" office:value="75.35" calcext:value-type="float">
            <text:p>75.35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522682909" calcext:value-type="float">
            <text:p>152268290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422.28" calcext:value-type="float">
            <text:p>422.28</text:p>
          </table:table-cell>
          <table:table-cell office:value-type="float" office:value="33.41" calcext:value-type="float">
            <text:p>33.41</text:p>
          </table:table-cell>
          <table:table-cell office:value-type="float" office:value="713" calcext:value-type="float">
            <text:p>713</text:p>
          </table:table-cell>
          <table:table-cell office:value-type="float" office:value="529" calcext:value-type="float">
            <text:p>529</text:p>
          </table:table-cell>
          <table:table-cell office:value-type="float" office:value="900.85" calcext:value-type="float">
            <text:p>900.85</text:p>
          </table:table-cell>
          <table:table-cell office:value-type="float" office:value="59.19" calcext:value-type="float">
            <text:p>59.19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522682910" calcext:value-type="float">
            <text:p>152268291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577.2" calcext:value-type="float">
            <text:p>577.2</text:p>
          </table:table-cell>
          <table:table-cell office:value-type="float" office:value="104.71" calcext:value-type="float">
            <text:p>104.71</text:p>
          </table:table-cell>
          <table:table-cell office:value-type="float" office:value="806" calcext:value-type="float">
            <text:p>806</text:p>
          </table:table-cell>
          <table:table-cell office:value-type="float" office:value="533" calcext:value-type="float">
            <text:p>533</text:p>
          </table:table-cell>
          <table:table-cell office:value-type="float" office:value="1004.68" calcext:value-type="float">
            <text:p>1004.68</text:p>
          </table:table-cell>
          <table:table-cell office:value-type="float" office:value="52.15" calcext:value-type="float">
            <text:p>52.15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522682911" calcext:value-type="float">
            <text:p>152268291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759.83" calcext:value-type="float">
            <text:p>759.83</text:p>
          </table:table-cell>
          <table:table-cell office:value-type="float" office:value="89.57" calcext:value-type="float">
            <text:p>89.57</text:p>
          </table:table-cell>
          <table:table-cell office:value-type="float" office:value="889" calcext:value-type="float">
            <text:p>889</text:p>
          </table:table-cell>
          <table:table-cell office:value-type="float" office:value="527" calcext:value-type="float">
            <text:p>527</text:p>
          </table:table-cell>
          <table:table-cell office:value-type="float" office:value="1140.1" calcext:value-type="float">
            <text:p>1140.1</text:p>
          </table:table-cell>
          <table:table-cell office:value-type="float" office:value="54.14" calcext:value-type="float">
            <text:p>54.14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522682912" calcext:value-type="float">
            <text:p>152268291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 office:value-type="float" office:value="907.54" calcext:value-type="float">
            <text:p>907.54</text:p>
          </table:table-cell>
          <table:table-cell office:value-type="float" office:value="134.73" calcext:value-type="float">
            <text:p>134.73</text:p>
          </table:table-cell>
          <table:table-cell office:value-type="float" office:value="1237" calcext:value-type="float">
            <text:p>1237</text:p>
          </table:table-cell>
          <table:table-cell office:value-type="float" office:value="605" calcext:value-type="float">
            <text:p>605</text:p>
          </table:table-cell>
          <table:table-cell office:value-type="float" office:value="1273.6" calcext:value-type="float">
            <text:p>1273.6</text:p>
          </table:table-cell>
          <table:table-cell office:value-type="float" office:value="28.46" calcext:value-type="float">
            <text:p>28.46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522682913" calcext:value-type="float">
            <text:p>152268291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office:value-type="float" office:value="510.25" calcext:value-type="float">
            <text:p>510.25</text:p>
          </table:table-cell>
          <table:table-cell office:value-type="float" office:value="249.2" calcext:value-type="float">
            <text:p>249.2</text:p>
          </table:table-cell>
          <table:table-cell office:value-type="float" office:value="1170" calcext:value-type="float">
            <text:p>1170</text:p>
          </table:table-cell>
          <table:table-cell office:value-type="float" office:value="921" calcext:value-type="float">
            <text:p>921</text:p>
          </table:table-cell>
          <table:table-cell office:value-type="float" office:value="1001.88" calcext:value-type="float">
            <text:p>1001.88</text:p>
          </table:table-cell>
          <table:table-cell office:value-type="float" office:value="173.47" calcext:value-type="float">
            <text:p>173.47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1522682914" calcext:value-type="float">
            <text:p>152268291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7.05" calcext:value-type="float">
            <text:p>7.05</text:p>
          </table:table-cell>
          <table:table-cell office:value-type="float" office:value="27.12" calcext:value-type="float">
            <text:p>27.12</text:p>
          </table:table-cell>
          <table:table-cell office:value-type="float" office:value="237" calcext:value-type="float">
            <text:p>237</text:p>
          </table:table-cell>
          <table:table-cell office:value-type="float" office:value="632" calcext:value-type="float">
            <text:p>632</text:p>
          </table:table-cell>
          <table:table-cell office:value-type="float" office:value="598.35" calcext:value-type="float">
            <text:p>598.35</text:p>
          </table:table-cell>
          <table:table-cell office:value-type="float" office:value="79.94" calcext:value-type="float">
            <text:p>79.94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522682915" calcext:value-type="float">
            <text:p>152268291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2.16" calcext:value-type="float">
            <text:p>32.16</text:p>
          </table:table-cell>
          <table:table-cell office:value-type="float" office:value="67.11" calcext:value-type="float">
            <text:p>67.11</text:p>
          </table:table-cell>
          <table:table-cell office:value-type="float" office:value="277" calcext:value-type="float">
            <text:p>277</text:p>
          </table:table-cell>
          <table:table-cell office:value-type="float" office:value="548" calcext:value-type="float">
            <text:p>548</text:p>
          </table:table-cell>
          <table:table-cell office:value-type="float" office:value="572.66" calcext:value-type="float">
            <text:p>572.66</text:p>
          </table:table-cell>
          <table:table-cell office:value-type="float" office:value="163.39" calcext:value-type="float">
            <text:p>163.39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522682916" calcext:value-type="float">
            <text:p>152268291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22.25" calcext:value-type="float">
            <text:p>22.25</text:p>
          </table:table-cell>
          <table:table-cell office:value-type="float" office:value="60.85" calcext:value-type="float">
            <text:p>60.85</text:p>
          </table:table-cell>
          <table:table-cell office:value-type="float" office:value="300" calcext:value-type="float">
            <text:p>300</text:p>
          </table:table-cell>
          <table:table-cell office:value-type="float" office:value="651" calcext:value-type="float">
            <text:p>651</text:p>
          </table:table-cell>
          <table:table-cell office:value-type="float" office:value="745.24" calcext:value-type="float">
            <text:p>745.24</text:p>
          </table:table-cell>
          <table:table-cell office:value-type="float" office:value="383.9" calcext:value-type="float">
            <text:p>383.9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22682917" calcext:value-type="float">
            <text:p>152268291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.11" calcext:value-type="float">
            <text:p>5.11</text:p>
          </table:table-cell>
          <table:table-cell office:value-type="float" office:value="9.48" calcext:value-type="float">
            <text:p>9.48</text:p>
          </table:table-cell>
          <table:table-cell office:value-type="float" office:value="58" calcext:value-type="float">
            <text:p>58</text:p>
          </table:table-cell>
          <table:table-cell office:value-type="float" office:value="691" calcext:value-type="float">
            <text:p>691</text:p>
          </table:table-cell>
          <table:table-cell office:value-type="float" office:value="596.78" calcext:value-type="float">
            <text:p>596.78</text:p>
          </table:table-cell>
          <table:table-cell office:value-type="float" office:value="182.99" calcext:value-type="float">
            <text:p>182.99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522682918" calcext:value-type="float">
            <text:p>152268291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10.37" calcext:value-type="float">
            <text:p>10.37</text:p>
          </table:table-cell>
          <table:table-cell office:value-type="float" office:value="30.95" calcext:value-type="float">
            <text:p>30.95</text:p>
          </table:table-cell>
          <table:table-cell office:value-type="float" office:value="191" calcext:value-type="float">
            <text:p>191</text:p>
          </table:table-cell>
          <table:table-cell office:value-type="float" office:value="548" calcext:value-type="float">
            <text:p>548</text:p>
          </table:table-cell>
          <table:table-cell office:value-type="float" office:value="527.78" calcext:value-type="float">
            <text:p>527.78</text:p>
          </table:table-cell>
          <table:table-cell office:value-type="float" office:value="53.23" calcext:value-type="float">
            <text:p>53.2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22682919" calcext:value-type="float">
            <text:p>152268291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34.37" calcext:value-type="float">
            <text:p>34.37</text:p>
          </table:table-cell>
          <table:table-cell office:value-type="float" office:value="67.38" calcext:value-type="float">
            <text:p>67.38</text:p>
          </table:table-cell>
          <table:table-cell office:value-type="float" office:value="326" calcext:value-type="float">
            <text:p>326</text:p>
          </table:table-cell>
          <table:table-cell office:value-type="float" office:value="509" calcext:value-type="float">
            <text:p>509</text:p>
          </table:table-cell>
          <table:table-cell office:value-type="float" office:value="567.18" calcext:value-type="float">
            <text:p>567.18</text:p>
          </table:table-cell>
          <table:table-cell office:value-type="float" office:value="183.75" calcext:value-type="float">
            <text:p>183.75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522682920" calcext:value-type="float">
            <text:p>152268292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14.89" calcext:value-type="float">
            <text:p>14.89</text:p>
          </table:table-cell>
          <table:table-cell office:value-type="float" office:value="31.16" calcext:value-type="float">
            <text:p>31.16</text:p>
          </table:table-cell>
          <table:table-cell office:value-type="float" office:value="159" calcext:value-type="float">
            <text:p>159</text:p>
          </table:table-cell>
          <table:table-cell office:value-type="float" office:value="651" calcext:value-type="float">
            <text:p>651</text:p>
          </table:table-cell>
          <table:table-cell office:value-type="float" office:value="687.3" calcext:value-type="float">
            <text:p>687.3</text:p>
          </table:table-cell>
          <table:table-cell office:value-type="float" office:value="316.1" calcext:value-type="float">
            <text:p>316.1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522682921" calcext:value-type="float">
            <text:p>152268292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56" calcext:value-type="float">
            <text:p>3.56</text:p>
          </table:table-cell>
          <table:table-cell office:value-type="float" office:value="4.77" calcext:value-type="float">
            <text:p>4.77</text:p>
          </table:table-cell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602.39" calcext:value-type="float">
            <text:p>602.39</text:p>
          </table:table-cell>
          <table:table-cell office:value-type="float" office:value="190.03" calcext:value-type="float">
            <text:p>190.03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1522682922" calcext:value-type="float">
            <text:p>152268292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.64" calcext:value-type="float">
            <text:p>2.64</text:p>
          </table:table-cell>
          <table:table-cell office:value-type="float" office:value="3.51" calcext:value-type="float">
            <text:p>3.51</text:p>
          </table:table-cell>
          <table:table-cell office:value-type="float" office:value="31" calcext:value-type="float">
            <text:p>31</text:p>
          </table:table-cell>
          <table:table-cell office:value-type="float" office:value="625" calcext:value-type="float">
            <text:p>625</text:p>
          </table:table-cell>
          <table:table-cell office:value-type="float" office:value="509.57" calcext:value-type="float">
            <text:p>509.57</text:p>
          </table:table-cell>
          <table:table-cell office:value-type="float" office:value="15.61" calcext:value-type="float">
            <text:p>15.6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522682923" calcext:value-type="float">
            <text:p>152268292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96" calcext:value-type="float">
            <text:p>1.96</text:p>
          </table:table-cell>
          <table:table-cell office:value-type="float" office:value="1.64" calcext:value-type="float">
            <text:p>1.64</text:p>
          </table:table-cell>
          <table:table-cell office:value-type="float" office:value="13" calcext:value-type="float">
            <text:p>13</text:p>
          </table:table-cell>
          <table:table-cell office:value-type="float" office:value="581" calcext:value-type="float">
            <text:p>581</text:p>
          </table:table-cell>
          <table:table-cell office:value-type="float" office:value="505.6" calcext:value-type="float">
            <text:p>505.6</text:p>
          </table:table-cell>
          <table:table-cell office:value-type="float" office:value="8.12" calcext:value-type="float">
            <text:p>8.1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522682924" calcext:value-type="float">
            <text:p>152268292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79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office:value-type="float" office:value="617" calcext:value-type="float">
            <text:p>617</text:p>
          </table:table-cell>
          <table:table-cell office:value-type="float" office:value="504.1" calcext:value-type="float">
            <text:p>504.1</text:p>
          </table:table-cell>
          <table:table-cell office:value-type="float" office:value="1.3" calcext:value-type="float">
            <text:p>1.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925" calcext:value-type="float">
            <text:p>152268292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8" calcext:value-type="float">
            <text:p>1.68</text:p>
          </table:table-cell>
          <table:table-cell office:value-type="float" office:value="0.77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office:value-type="float" office:value="590" calcext:value-type="float">
            <text:p>590</text:p>
          </table:table-cell>
          <table:table-cell office:value-type="float" office:value="504.05" calcext:value-type="float">
            <text:p>504.05</text:p>
          </table:table-cell>
          <table:table-cell office:value-type="float" office:value="1.25" calcext:value-type="float">
            <text:p>1.2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26" calcext:value-type="float">
            <text:p>152268292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8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595" calcext:value-type="float">
            <text:p>595</text:p>
          </table:table-cell>
          <table:table-cell office:value-type="float" office:value="504.17" calcext:value-type="float">
            <text:p>504.17</text:p>
          </table:table-cell>
          <table:table-cell office:value-type="float" office:value="1.31" calcext:value-type="float">
            <text:p>1.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27" calcext:value-type="float">
            <text:p>152268292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616" calcext:value-type="float">
            <text:p>616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27" calcext:value-type="float">
            <text:p>1.2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28" calcext:value-type="float">
            <text:p>152268292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3" calcext:value-type="float">
            <text:p>1.73</text:p>
          </table:table-cell>
          <table:table-cell office:value-type="float" office:value="0.84" calcext:value-type="float">
            <text:p>0.84</text:p>
          </table:table-cell>
          <table:table-cell office:value-type="float" office:value="7" calcext:value-type="float">
            <text:p>7</text:p>
          </table:table-cell>
          <table:table-cell office:value-type="float" office:value="591" calcext:value-type="float">
            <text:p>591</text:p>
          </table:table-cell>
          <table:table-cell office:value-type="float" office:value="504.06" calcext:value-type="float">
            <text:p>504.06</text:p>
          </table:table-cell>
          <table:table-cell office:value-type="float" office:value="1.17" calcext:value-type="float">
            <text:p>1.1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929" calcext:value-type="float">
            <text:p>152268292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" calcext:value-type="float">
            <text:p>1.7</text:p>
          </table:table-cell>
          <table:table-cell office:value-type="float" office:value="0.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611" calcext:value-type="float">
            <text:p>611</text:p>
          </table:table-cell>
          <table:table-cell office:value-type="float" office:value="504.21" calcext:value-type="float">
            <text:p>504.21</text:p>
          </table:table-cell>
          <table:table-cell office:value-type="float" office:value="1.34" calcext:value-type="float">
            <text:p>1.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30" calcext:value-type="float">
            <text:p>152268293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81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office:value-type="float" office:value="579" calcext:value-type="float">
            <text:p>579</text:p>
          </table:table-cell>
          <table:table-cell office:value-type="float" office:value="504.13" calcext:value-type="float">
            <text:p>504.13</text:p>
          </table:table-cell>
          <table:table-cell office:value-type="float" office:value="1.31" calcext:value-type="float">
            <text:p>1.3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931" calcext:value-type="float">
            <text:p>152268293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83" calcext:value-type="float">
            <text:p>1.83</text:p>
          </table:table-cell>
          <table:table-cell office:value-type="float" office:value="1.24" calcext:value-type="float">
            <text:p>1.24</text:p>
          </table:table-cell>
          <table:table-cell office:value-type="float" office:value="18" calcext:value-type="float">
            <text:p>18</text:p>
          </table:table-cell>
          <table:table-cell office:value-type="float" office:value="624" calcext:value-type="float">
            <text:p>624</text:p>
          </table:table-cell>
          <table:table-cell office:value-type="float" office:value="504.25" calcext:value-type="float">
            <text:p>504.25</text:p>
          </table:table-cell>
          <table:table-cell office:value-type="float" office:value="1.67" calcext:value-type="float">
            <text:p>1.6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522682932" calcext:value-type="float">
            <text:p>152268293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578" calcext:value-type="float">
            <text:p>578</text:p>
          </table:table-cell>
          <table:table-cell office:value-type="float" office:value="504.24" calcext:value-type="float">
            <text:p>504.24</text:p>
          </table:table-cell>
          <table:table-cell office:value-type="float" office:value="1.54" calcext:value-type="float">
            <text:p>1.5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522682933" calcext:value-type="float">
            <text:p>152268293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83" calcext:value-type="float">
            <text:p>0.83</text:p>
          </table:table-cell>
          <table:table-cell office:value-type="float" office:value="10" calcext:value-type="float">
            <text:p>10</text:p>
          </table:table-cell>
          <table:table-cell office:value-type="float" office:value="625" calcext:value-type="float">
            <text:p>625</text:p>
          </table:table-cell>
          <table:table-cell office:value-type="float" office:value="504.07" calcext:value-type="float">
            <text:p>504.07</text:p>
          </table:table-cell>
          <table:table-cell office:value-type="float" office:value="1.34" calcext:value-type="float">
            <text:p>1.3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934" calcext:value-type="float">
            <text:p>152268293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587" calcext:value-type="float">
            <text:p>587</text:p>
          </table:table-cell>
          <table:table-cell office:value-type="float" office:value="504.1" calcext:value-type="float">
            <text:p>504.1</text:p>
          </table:table-cell>
          <table:table-cell office:value-type="float" office:value="1.33" calcext:value-type="float">
            <text:p>1.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35" calcext:value-type="float">
            <text:p>152268293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67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504.17" calcext:value-type="float">
            <text:p>504.17</text:p>
          </table:table-cell>
          <table:table-cell office:value-type="float" office:value="1.25" calcext:value-type="float">
            <text:p>1.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936" calcext:value-type="float">
            <text:p>152268293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4" calcext:value-type="float">
            <text:p>1.74</text:p>
          </table:table-cell>
          <table:table-cell office:value-type="float" office:value="0.78" calcext:value-type="float">
            <text:p>0.78</text:p>
          </table:table-cell>
          <table:table-cell office:value-type="float" office:value="5" calcext:value-type="float">
            <text:p>5</text:p>
          </table:table-cell>
          <table:table-cell office:value-type="float" office:value="601" calcext:value-type="float">
            <text:p>601</text:p>
          </table:table-cell>
          <table:table-cell office:value-type="float" office:value="504.17" calcext:value-type="float">
            <text:p>504.17</text:p>
          </table:table-cell>
          <table:table-cell office:value-type="float" office:value="1.41" calcext:value-type="float">
            <text:p>1.4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37" calcext:value-type="float">
            <text:p>152268293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1" calcext:value-type="float">
            <text:p>1.71</text:p>
          </table:table-cell>
          <table:table-cell office:value-type="float" office:value="0.78" calcext:value-type="float">
            <text:p>0.78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504.29" calcext:value-type="float">
            <text:p>504.29</text:p>
          </table:table-cell>
          <table:table-cell office:value-type="float" office:value="1.66" calcext:value-type="float">
            <text:p>1.6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522682938" calcext:value-type="float">
            <text:p>152268293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4" calcext:value-type="float">
            <text:p>1.74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604" calcext:value-type="float">
            <text:p>604</text:p>
          </table:table-cell>
          <table:table-cell office:value-type="float" office:value="504.15" calcext:value-type="float">
            <text:p>504.15</text:p>
          </table:table-cell>
          <table:table-cell office:value-type="float" office:value="1.22" calcext:value-type="float">
            <text:p>1.2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39" calcext:value-type="float">
            <text:p>152268293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504.13" calcext:value-type="float">
            <text:p>504.13</text:p>
          </table:table-cell>
          <table:table-cell office:value-type="float" office:value="1.32" calcext:value-type="float">
            <text:p>1.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40" calcext:value-type="float">
            <text:p>152268294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77" calcext:value-type="float">
            <text:p>0.77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office:value-type="float" office:value="504.16" calcext:value-type="float">
            <text:p>504.16</text:p>
          </table:table-cell>
          <table:table-cell office:value-type="float" office:value="1.27" calcext:value-type="float">
            <text:p>1.2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941" calcext:value-type="float">
            <text:p>152268294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614" calcext:value-type="float">
            <text:p>614</text:p>
          </table:table-cell>
          <table:table-cell office:value-type="float" office:value="504.14" calcext:value-type="float">
            <text:p>504.14</text:p>
          </table:table-cell>
          <table:table-cell office:value-type="float" office:value="1.28" calcext:value-type="float">
            <text:p>1.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42" calcext:value-type="float">
            <text:p>152268294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1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office:value-type="float" office:value="589" calcext:value-type="float">
            <text:p>589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33" calcext:value-type="float">
            <text:p>1.3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943" calcext:value-type="float">
            <text:p>152268294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13.54" calcext:value-type="float">
            <text:p>13.54</text:p>
          </table:table-cell>
          <table:table-cell office:value-type="float" office:value="37.04" calcext:value-type="float">
            <text:p>37.04</text:p>
          </table:table-cell>
          <table:table-cell office:value-type="float" office:value="226" calcext:value-type="float">
            <text:p>226</text:p>
          </table:table-cell>
          <table:table-cell office:value-type="float" office:value="484" calcext:value-type="float">
            <text:p>484</text:p>
          </table:table-cell>
          <table:table-cell office:value-type="float" office:value="506.47" calcext:value-type="float">
            <text:p>506.47</text:p>
          </table:table-cell>
          <table:table-cell office:value-type="float" office:value="19.11" calcext:value-type="float">
            <text:p>19.1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522682944" calcext:value-type="float">
            <text:p>152268294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94.33" calcext:value-type="float">
            <text:p>94.33</text:p>
          </table:table-cell>
          <table:table-cell office:value-type="float" office:value="130.24" calcext:value-type="float">
            <text:p>130.24</text:p>
          </table:table-cell>
          <table:table-cell office:value-type="float" office:value="423" calcext:value-type="float">
            <text:p>423</text:p>
          </table:table-cell>
          <table:table-cell office:value-type="float" office:value="324" calcext:value-type="float">
            <text:p>324</text:p>
          </table:table-cell>
          <table:table-cell office:value-type="float" office:value="582.46" calcext:value-type="float">
            <text:p>582.46</text:p>
          </table:table-cell>
          <table:table-cell office:value-type="float" office:value="252.08" calcext:value-type="float">
            <text:p>252.08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1522682945" calcext:value-type="float">
            <text:p>152268294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63.43" calcext:value-type="float">
            <text:p>163.43</text:p>
          </table:table-cell>
          <table:table-cell office:value-type="float" office:value="294.61" calcext:value-type="float">
            <text:p>294.61</text:p>
          </table:table-cell>
          <table:table-cell office:value-type="float" office:value="1104" calcext:value-type="float">
            <text:p>1104</text:p>
          </table:table-cell>
          <table:table-cell office:value-type="float" office:value="719" calcext:value-type="float">
            <text:p>719</text:p>
          </table:table-cell>
          <table:table-cell office:value-type="float" office:value="998.14" calcext:value-type="float">
            <text:p>998.14</text:p>
          </table:table-cell>
          <table:table-cell office:value-type="float" office:value="621.22" calcext:value-type="float">
            <text:p>621.22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1522682946" calcext:value-type="float">
            <text:p>152268294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194.76" calcext:value-type="float">
            <text:p>194.76</text:p>
          </table:table-cell>
          <table:table-cell office:value-type="float" office:value="430.38" calcext:value-type="float">
            <text:p>430.38</text:p>
          </table:table-cell>
          <table:table-cell office:value-type="float" office:value="1503" calcext:value-type="float">
            <text:p>1503</text:p>
          </table:table-cell>
          <table:table-cell office:value-type="float" office:value="568" calcext:value-type="float">
            <text:p>568</text:p>
          </table:table-cell>
          <table:table-cell office:value-type="float" office:value="574.12" calcext:value-type="float">
            <text:p>574.12</text:p>
          </table:table-cell>
          <table:table-cell office:value-type="float" office:value="346.48" calcext:value-type="float">
            <text:p>346.48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1522682947" calcext:value-type="float">
            <text:p>152268294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32.42" calcext:value-type="float">
            <text:p>32.42</text:p>
          </table:table-cell>
          <table:table-cell office:value-type="float" office:value="190.02" calcext:value-type="float">
            <text:p>190.02</text:p>
          </table:table-cell>
          <table:table-cell office:value-type="float" office:value="1455" calcext:value-type="float">
            <text:p>1455</text:p>
          </table:table-cell>
          <table:table-cell office:value-type="float" office:value="636" calcext:value-type="float">
            <text:p>636</text:p>
          </table:table-cell>
          <table:table-cell office:value-type="float" office:value="642.85" calcext:value-type="float">
            <text:p>642.85</text:p>
          </table:table-cell>
          <table:table-cell office:value-type="float" office:value="450.49" calcext:value-type="float">
            <text:p>450.49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1522682948" calcext:value-type="float">
            <text:p>152268294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0.18" calcext:value-type="float">
            <text:p>10.18</text:p>
          </table:table-cell>
          <table:table-cell office:value-type="float" office:value="27.3" calcext:value-type="float">
            <text:p>27.3</text:p>
          </table:table-cell>
          <table:table-cell office:value-type="float" office:value="151" calcext:value-type="float">
            <text:p>151</text:p>
          </table:table-cell>
          <table:table-cell office:value-type="float" office:value="674" calcext:value-type="float">
            <text:p>674</text:p>
          </table:table-cell>
          <table:table-cell office:value-type="float" office:value="727.62" calcext:value-type="float">
            <text:p>727.62</text:p>
          </table:table-cell>
          <table:table-cell office:value-type="float" office:value="886.22" calcext:value-type="float">
            <text:p>886.22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1522682949" calcext:value-type="float">
            <text:p>152268294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92" calcext:value-type="float">
            <text:p>3.92</text:p>
          </table:table-cell>
          <table:table-cell office:value-type="float" office:value="6.33" calcext:value-type="float">
            <text:p>6.33</text:p>
          </table:table-cell>
          <table:table-cell office:value-type="float" office:value="46" calcext:value-type="float">
            <text:p>46</text:p>
          </table:table-cell>
          <table:table-cell office:value-type="float" office:value="655" calcext:value-type="float">
            <text:p>655</text:p>
          </table:table-cell>
          <table:table-cell office:value-type="float" office:value="1026.21" calcext:value-type="float">
            <text:p>1026.21</text:p>
          </table:table-cell>
          <table:table-cell office:value-type="float" office:value="1477.32" calcext:value-type="float">
            <text:p>1477.32</text:p>
          </table:table-cell>
          <table:table-cell office:value-type="float" office:value="5527" calcext:value-type="float">
            <text:p>5527</text:p>
          </table:table-cell>
        </table:table-row>
        <table:table-row table:style-name="ro1">
          <table:table-cell office:value-type="float" office:value="1522682950" calcext:value-type="float">
            <text:p>152268295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.5" calcext:value-type="float">
            <text:p>7.5</text:p>
          </table:table-cell>
          <table:table-cell office:value-type="float" office:value="14.38" calcext:value-type="float">
            <text:p>14.38</text:p>
          </table:table-cell>
          <table:table-cell office:value-type="float" office:value="98" calcext:value-type="float">
            <text:p>98</text:p>
          </table:table-cell>
          <table:table-cell office:value-type="float" office:value="696" calcext:value-type="float">
            <text:p>696</text:p>
          </table:table-cell>
          <table:table-cell office:value-type="float" office:value="1206.54" calcext:value-type="float">
            <text:p>1206.54</text:p>
          </table:table-cell>
          <table:table-cell office:value-type="float" office:value="1711.48" calcext:value-type="float">
            <text:p>1711.48</text:p>
          </table:table-cell>
          <table:table-cell office:value-type="float" office:value="5675" calcext:value-type="float">
            <text:p>5675</text:p>
          </table:table-cell>
        </table:table-row>
        <table:table-row table:style-name="ro1">
          <table:table-cell office:value-type="float" office:value="1522682951" calcext:value-type="float">
            <text:p>152268295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.31" calcext:value-type="float">
            <text:p>5.31</text:p>
          </table:table-cell>
          <table:table-cell office:value-type="float" office:value="12.64" calcext:value-type="float">
            <text:p>12.64</text:p>
          </table:table-cell>
          <table:table-cell office:value-type="float" office:value="68" calcext:value-type="float">
            <text:p>68</text:p>
          </table:table-cell>
          <table:table-cell office:value-type="float" office:value="606" calcext:value-type="float">
            <text:p>606</text:p>
          </table:table-cell>
          <table:table-cell office:value-type="float" office:value="907.59" calcext:value-type="float">
            <text:p>907.59</text:p>
          </table:table-cell>
          <table:table-cell office:value-type="float" office:value="1377.56" calcext:value-type="float">
            <text:p>1377.56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1522682952" calcext:value-type="float">
            <text:p>152268295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.39" calcext:value-type="float">
            <text:p>9.39</text:p>
          </table:table-cell>
          <table:table-cell office:value-type="float" office:value="19.05" calcext:value-type="float">
            <text:p>19.05</text:p>
          </table:table-cell>
          <table:table-cell office:value-type="float" office:value="94" calcext:value-type="float">
            <text:p>94</text:p>
          </table:table-cell>
          <table:table-cell office:value-type="float" office:value="580" calcext:value-type="float">
            <text:p>580</text:p>
          </table:table-cell>
          <table:table-cell office:value-type="float" office:value="555.41" calcext:value-type="float">
            <text:p>555.41</text:p>
          </table:table-cell>
          <table:table-cell office:value-type="float" office:value="96.43" calcext:value-type="float">
            <text:p>96.43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522682953" calcext:value-type="float">
            <text:p>152268295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4.44" calcext:value-type="float">
            <text:p>4.44</text:p>
          </table:table-cell>
          <table:table-cell office:value-type="float" office:value="7.49" calcext:value-type="float">
            <text:p>7.49</text:p>
          </table:table-cell>
          <table:table-cell office:value-type="float" office:value="45" calcext:value-type="float">
            <text:p>45</text:p>
          </table:table-cell>
          <table:table-cell office:value-type="float" office:value="667" calcext:value-type="float">
            <text:p>667</text:p>
          </table:table-cell>
          <table:table-cell office:value-type="float" office:value="577.11" calcext:value-type="float">
            <text:p>577.11</text:p>
          </table:table-cell>
          <table:table-cell office:value-type="float" office:value="151.82" calcext:value-type="float">
            <text:p>151.8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522682954" calcext:value-type="float">
            <text:p>152268295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83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office:value-type="float" office:value="586" calcext:value-type="float">
            <text:p>586</text:p>
          </table:table-cell>
          <table:table-cell office:value-type="float" office:value="504.21" calcext:value-type="float">
            <text:p>504.21</text:p>
          </table:table-cell>
          <table:table-cell office:value-type="float" office:value="1.52" calcext:value-type="float">
            <text:p>1.5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955" calcext:value-type="float">
            <text:p>152268295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2" calcext:value-type="float">
            <text:p>1.62</text:p>
          </table:table-cell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office:value-type="float" office:value="626" calcext:value-type="float">
            <text:p>626</text:p>
          </table:table-cell>
          <table:table-cell office:value-type="float" office:value="504.16" calcext:value-type="float">
            <text:p>504.16</text:p>
          </table:table-cell>
          <table:table-cell office:value-type="float" office:value="1.31" calcext:value-type="float">
            <text:p>1.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56" calcext:value-type="float">
            <text:p>152268295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6" calcext:value-type="float">
            <text:p>1.56</text:p>
          </table:table-cell>
          <table:table-cell office:value-type="float" office:value="0.7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3.99" calcext:value-type="float">
            <text:p>503.99</text:p>
          </table:table-cell>
          <table:table-cell office:value-type="float" office:value="1.26" calcext:value-type="float">
            <text:p>1.2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57" calcext:value-type="float">
            <text:p>152268295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601" calcext:value-type="float">
            <text:p>601</text:p>
          </table:table-cell>
          <table:table-cell office:value-type="float" office:value="504.16" calcext:value-type="float">
            <text:p>504.16</text:p>
          </table:table-cell>
          <table:table-cell office:value-type="float" office:value="1.44" calcext:value-type="float">
            <text:p>1.4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958" calcext:value-type="float">
            <text:p>152268295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603" calcext:value-type="float">
            <text:p>603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41" calcext:value-type="float">
            <text:p>1.4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959" calcext:value-type="float">
            <text:p>152268295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8" calcext:value-type="float">
            <text:p>1.68</text:p>
          </table:table-cell>
          <table:table-cell office:value-type="float" office:value="0.77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office:value-type="float" office:value="603" calcext:value-type="float">
            <text:p>603</text:p>
          </table:table-cell>
          <table:table-cell office:value-type="float" office:value="504.17" calcext:value-type="float">
            <text:p>504.17</text:p>
          </table:table-cell>
          <table:table-cell office:value-type="float" office:value="1.37" calcext:value-type="float">
            <text:p>1.3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60" calcext:value-type="float">
            <text:p>152268296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504.07" calcext:value-type="float">
            <text:p>504.07</text:p>
          </table:table-cell>
          <table:table-cell office:value-type="float" office:value="1.22" calcext:value-type="float">
            <text:p>1.2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61" calcext:value-type="float">
            <text:p>152268296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602" calcext:value-type="float">
            <text:p>602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29" calcext:value-type="float">
            <text:p>1.2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62" calcext:value-type="float">
            <text:p>152268296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24" calcext:value-type="float">
            <text:p>1.2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63" calcext:value-type="float">
            <text:p>152268296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office:value-type="float" office:value="504.02" calcext:value-type="float">
            <text:p>504.02</text:p>
          </table:table-cell>
          <table:table-cell office:value-type="float" office:value="1.19" calcext:value-type="float">
            <text:p>1.1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964" calcext:value-type="float">
            <text:p>152268296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83" calcext:value-type="float">
            <text:p>0.83</text:p>
          </table:table-cell>
          <table:table-cell office:value-type="float" office:value="9" calcext:value-type="float">
            <text:p>9</text:p>
          </table:table-cell>
          <table:table-cell office:value-type="float" office:value="599" calcext:value-type="float">
            <text:p>599</text:p>
          </table:table-cell>
          <table:table-cell office:value-type="float" office:value="504.06" calcext:value-type="float">
            <text:p>504.06</text:p>
          </table:table-cell>
          <table:table-cell office:value-type="float" office:value="1.28" calcext:value-type="float">
            <text:p>1.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65" calcext:value-type="float">
            <text:p>152268296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610" calcext:value-type="float">
            <text:p>610</text:p>
          </table:table-cell>
          <table:table-cell office:value-type="float" office:value="505.03" calcext:value-type="float">
            <text:p>505.03</text:p>
          </table:table-cell>
          <table:table-cell office:value-type="float" office:value="20.49" calcext:value-type="float">
            <text:p>20.4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522682966" calcext:value-type="float">
            <text:p>152268296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2" calcext:value-type="float">
            <text:p>1.62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float" office:value="608" calcext:value-type="float">
            <text:p>608</text:p>
          </table:table-cell>
          <table:table-cell office:value-type="float" office:value="504.04" calcext:value-type="float">
            <text:p>504.04</text:p>
          </table:table-cell>
          <table:table-cell office:value-type="float" office:value="1.36" calcext:value-type="float">
            <text:p>1.3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967" calcext:value-type="float">
            <text:p>152268296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9" calcext:value-type="float">
            <text:p>1.59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27" calcext:value-type="float">
            <text:p>1.2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2968" calcext:value-type="float">
            <text:p>152268296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618" calcext:value-type="float">
            <text:p>618</text:p>
          </table:table-cell>
          <table:table-cell office:value-type="float" office:value="504.04" calcext:value-type="float">
            <text:p>504.04</text:p>
          </table:table-cell>
          <table:table-cell office:value-type="float" office:value="1.24" calcext:value-type="float">
            <text:p>1.2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69" calcext:value-type="float">
            <text:p>152268296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2" calcext:value-type="float">
            <text:p>1.62</text:p>
          </table:table-cell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586" calcext:value-type="float">
            <text:p>586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29" calcext:value-type="float">
            <text:p>1.2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70" calcext:value-type="float">
            <text:p>152268297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6" calcext:value-type="float">
            <text:p>1.56</text:p>
          </table:table-cell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office:value-type="float" office:value="608" calcext:value-type="float">
            <text:p>608</text:p>
          </table:table-cell>
          <table:table-cell office:value-type="float" office:value="504.07" calcext:value-type="float">
            <text:p>504.07</text:p>
          </table:table-cell>
          <table:table-cell office:value-type="float" office:value="1.39" calcext:value-type="float">
            <text:p>1.3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971" calcext:value-type="float">
            <text:p>152268297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9" calcext:value-type="float">
            <text:p>1.59</text:p>
          </table:table-cell>
          <table:table-cell office:value-type="float" office:value="0.72" calcext:value-type="float">
            <text:p>0.72</text:p>
          </table:table-cell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504" calcext:value-type="float">
            <text:p>504</text:p>
          </table:table-cell>
          <table:table-cell office:value-type="float" office:value="1.24" calcext:value-type="float">
            <text:p>1.2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972" calcext:value-type="float">
            <text:p>152268297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611" calcext:value-type="float">
            <text:p>611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3" calcext:value-type="float">
            <text:p>1.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522682973" calcext:value-type="float">
            <text:p>152268297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67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  <table:table-cell office:value-type="float" office:value="504.01" calcext:value-type="float">
            <text:p>504.01</text:p>
          </table:table-cell>
          <table:table-cell office:value-type="float" office:value="1.21" calcext:value-type="float">
            <text:p>1.2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74" calcext:value-type="float">
            <text:p>152268297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593" calcext:value-type="float">
            <text:p>593</text:p>
          </table:table-cell>
          <table:table-cell office:value-type="float" office:value="504.1" calcext:value-type="float">
            <text:p>504.1</text:p>
          </table:table-cell>
          <table:table-cell office:value-type="float" office:value="1.2" calcext:value-type="float">
            <text:p>1.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975" calcext:value-type="float">
            <text:p>152268297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8" calcext:value-type="float">
            <text:p>0.78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office:value-type="float" office:value="504.17" calcext:value-type="float">
            <text:p>504.17</text:p>
          </table:table-cell>
          <table:table-cell office:value-type="float" office:value="1.41" calcext:value-type="float">
            <text:p>1.4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76" calcext:value-type="float">
            <text:p>152268297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office:value-type="float" office:value="504.07" calcext:value-type="float">
            <text:p>504.07</text:p>
          </table:table-cell>
          <table:table-cell office:value-type="float" office:value="1.27" calcext:value-type="float">
            <text:p>1.2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77" calcext:value-type="float">
            <text:p>152268297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609" calcext:value-type="float">
            <text:p>609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29" calcext:value-type="float">
            <text:p>1.2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78" calcext:value-type="float">
            <text:p>152268297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585" calcext:value-type="float">
            <text:p>585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36" calcext:value-type="float">
            <text:p>1.3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2979" calcext:value-type="float">
            <text:p>152268297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.49" calcext:value-type="float">
            <text:p>2.49</text:p>
          </table:table-cell>
          <table:table-cell office:value-type="float" office:value="20.4" calcext:value-type="float">
            <text:p>20.4</text:p>
          </table:table-cell>
          <table:table-cell office:value-type="float" office:value="501" calcext:value-type="float">
            <text:p>501</text:p>
          </table:table-cell>
          <table:table-cell office:value-type="float" office:value="621" calcext:value-type="float">
            <text:p>621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33" calcext:value-type="float">
            <text:p>1.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80" calcext:value-type="float">
            <text:p>152268298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1" calcext:value-type="float">
            <text:p>0.71</text:p>
          </table:table-cell>
          <table:table-cell office:value-type="float" office:value="5" calcext:value-type="float">
            <text:p>5</text:p>
          </table:table-cell>
          <table:table-cell office:value-type="float" office:value="586" calcext:value-type="float">
            <text:p>586</text:p>
          </table:table-cell>
          <table:table-cell office:value-type="float" office:value="504.04" calcext:value-type="float">
            <text:p>504.04</text:p>
          </table:table-cell>
          <table:table-cell office:value-type="float" office:value="1.16" calcext:value-type="float">
            <text:p>1.1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2981" calcext:value-type="float">
            <text:p>152268298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606" calcext:value-type="float">
            <text:p>606</text:p>
          </table:table-cell>
          <table:table-cell office:value-type="float" office:value="504.05" calcext:value-type="float">
            <text:p>504.05</text:p>
          </table:table-cell>
          <table:table-cell office:value-type="float" office:value="1.27" calcext:value-type="float">
            <text:p>1.2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522682982" calcext:value-type="float">
            <text:p>152268298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9" calcext:value-type="float">
            <text:p>1.59</text:p>
          </table:table-cell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office:value-type="float" office:value="504.01" calcext:value-type="float">
            <text:p>504.01</text:p>
          </table:table-cell>
          <table:table-cell office:value-type="float" office:value="1.21" calcext:value-type="float">
            <text:p>1.2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983" calcext:value-type="float">
            <text:p>152268298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2" calcext:value-type="float">
            <text:p>1.62</text:p>
          </table:table-cell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608" calcext:value-type="float">
            <text:p>608</text:p>
          </table:table-cell>
          <table:table-cell office:value-type="float" office:value="503.99" calcext:value-type="float">
            <text:p>503.99</text:p>
          </table:table-cell>
          <table:table-cell office:value-type="float" office:value="1.18" calcext:value-type="float">
            <text:p>1.1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2984" calcext:value-type="float">
            <text:p>152268298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584" calcext:value-type="float">
            <text:p>584</text:p>
          </table:table-cell>
          <table:table-cell office:value-type="float" office:value="504.11" calcext:value-type="float">
            <text:p>504.11</text:p>
          </table:table-cell>
          <table:table-cell office:value-type="float" office:value="1.36" calcext:value-type="float">
            <text:p>1.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85" calcext:value-type="float">
            <text:p>152268298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2" calcext:value-type="float">
            <text:p>1.62</text:p>
          </table:table-cell>
          <table:table-cell office:value-type="float" office:value="0.81" calcext:value-type="float">
            <text:p>0.81</text:p>
          </table:table-cell>
          <table:table-cell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float" office:value="504" calcext:value-type="float">
            <text:p>504</text:p>
          </table:table-cell>
          <table:table-cell office:value-type="float" office:value="1.26" calcext:value-type="float">
            <text:p>1.2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2986" calcext:value-type="float">
            <text:p>152268298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1" calcext:value-type="float">
            <text:p>0.71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22" calcext:value-type="float">
            <text:p>1.2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87" calcext:value-type="float">
            <text:p>152268298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597" calcext:value-type="float">
            <text:p>597</text:p>
          </table:table-cell>
          <table:table-cell office:value-type="float" office:value="504.14" calcext:value-type="float">
            <text:p>504.14</text:p>
          </table:table-cell>
          <table:table-cell office:value-type="float" office:value="1.37" calcext:value-type="float">
            <text:p>1.3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88" calcext:value-type="float">
            <text:p>152268298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84" calcext:value-type="float">
            <text:p>0.84</text:p>
          </table:table-cell>
          <table:table-cell office:value-type="float" office:value="9" calcext:value-type="float">
            <text:p>9</text:p>
          </table:table-cell>
          <table:table-cell office:value-type="float" office:value="595" calcext:value-type="float">
            <text:p>595</text:p>
          </table:table-cell>
          <table:table-cell office:value-type="float" office:value="504.06" calcext:value-type="float">
            <text:p>504.06</text:p>
          </table:table-cell>
          <table:table-cell office:value-type="float" office:value="1.41" calcext:value-type="float">
            <text:p>1.4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2989" calcext:value-type="float">
            <text:p>152268298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609" calcext:value-type="float">
            <text:p>609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33" calcext:value-type="float">
            <text:p>1.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2992" calcext:value-type="float">
            <text:p>152268299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.63" calcext:value-type="float">
            <text:p>1.63</text:p>
          </table:table-cell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466" calcext:value-type="float">
            <text:p>466</text:p>
          </table:table-cell>
          <table:table-cell office:value-type="float" office:value="504.1" calcext:value-type="float">
            <text:p>504.1</text:p>
          </table:table-cell>
          <table:table-cell office:value-type="float" office:value="1.34" calcext:value-type="float">
            <text:p>1.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6"/>
          <table:table-cell table:formula="of:=SUM([.G2:.G85])" office:value-type="float" office:value="52266" calcext:value-type="float">
            <text:p>52266</text:p>
          </table:table-cell>
          <table:table-cell table:formula="of:=SUM([.H2:.H85])" office:value-type="float" office:value="4198.06" calcext:value-type="float">
            <text:p>4198.06</text:p>
          </table:table-cell>
          <table:table-cell table:number-columns-repeated="2"/>
          <table:table-cell table:formula="of:=SUM([.K2:.K85])" office:value-type="float" office:value="50000" calcext:value-type="float">
            <text:p>50000</text:p>
          </table:table-cell>
          <table:table-cell table:formula="of:=SUM([.L2:.L85])" office:value-type="float" office:value="49011.53" calcext:value-type="float">
            <text:p>49011.53</text:p>
          </table:table-cell>
          <table:table-cell table:number-columns-repeated="2"/>
        </table:table-row>
      </table:table>
      <table:table table:name="lbon4" table:style-name="ta1">
        <table:shapes>
          <draw:frame draw:z-index="0" draw:style-name="gr1" draw:text-style-name="P1" svg:width="6.2988in" svg:height="3.5429in" svg:x="4.4839in" svg:y="0.0394in">
            <draw:object draw:notify-on-update-of-ranges="lbon4.A2:lbon4.A107 lbon4.B1:lbon4.B1 lbon4.B2:lbon4.B107 lbon4.C1:lbon4.C1 lbon4.C2:lbon4.C107 lbon4.D1:lbon4.D1 lbon4.D2:lbon4.D107 lbon4.E1:lbon4.E1 lbon4.E2:lbon4.E10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GW1</text:p>
          </table:table-cell>
          <table:table-cell office:value-type="string" calcext:value-type="string">
            <text:p>GW2</text:p>
          </table:table-cell>
          <table:table-cell office:value-type="string" calcext:value-type="string">
            <text:p>GW3</text:p>
          </table:table-cell>
          <table:table-cell office:value-type="string" calcext:value-type="string">
            <text:p>GW4</text:p>
          </table:table-cell>
        </table:table-row>
        <table:table-row table:style-name="ro1">
          <table:table-cell office:value-type="time" office:time-value="PT15H32M13S" calcext:value-type="time">
            <text:p>03:32:1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2M14S" calcext:value-type="time">
            <text:p>03:32:1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2M15S" calcext:value-type="time">
            <text:p>03:32:1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2M16S" calcext:value-type="time">
            <text:p>03:32:1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2M17S" calcext:value-type="time">
            <text:p>03:32:1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2M18S" calcext:value-type="time">
            <text:p>03:32:1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2M19S" calcext:value-type="time">
            <text:p>03:32:1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2M20S" calcext:value-type="time">
            <text:p>03:32:2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2M21S" calcext:value-type="time">
            <text:p>03:32:2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2M22S" calcext:value-type="time">
            <text:p>03:32:22 PM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32M23S" calcext:value-type="time">
            <text:p>03:32:23 PM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15H32M24S" calcext:value-type="time">
            <text:p>03:32:24 PM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time" office:time-value="PT15H32M25S" calcext:value-type="time">
            <text:p>03:32:25 PM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time" office:time-value="PT15H32M26S" calcext:value-type="time">
            <text:p>03:32:26 PM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32M27S" calcext:value-type="time">
            <text:p>03:32:27 PM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15H32M28S" calcext:value-type="time">
            <text:p>03:32:28 PM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15H32M29S" calcext:value-type="time">
            <text:p>03:32:29 PM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15H32M30S" calcext:value-type="time">
            <text:p>03:32:30 P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32M31S" calcext:value-type="time">
            <text:p>03:32:31 PM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32M32S" calcext:value-type="time">
            <text:p>03:32:32 PM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5H32M33S" calcext:value-type="time">
            <text:p>03:32:33 PM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5H32M34S" calcext:value-type="time">
            <text:p>03:32:34 PM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32M35S" calcext:value-type="time">
            <text:p>03:32:35 PM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32M36S" calcext:value-type="time">
            <text:p>03:32:36 PM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32M37S" calcext:value-type="time">
            <text:p>03:32:37 PM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32M39S" calcext:value-type="time">
            <text:p>03:32:39 PM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32M40S" calcext:value-type="time">
            <text:p>03:32:40 PM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2M41S" calcext:value-type="time">
            <text:p>03:32:41 PM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2M42S" calcext:value-type="time">
            <text:p>03:32:42 PM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2M43S" calcext:value-type="time">
            <text:p>03:32:43 PM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2M44S" calcext:value-type="time">
            <text:p>03:32:44 PM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15H32M45S" calcext:value-type="time">
            <text:p>03:32:45 PM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15H32M46S" calcext:value-type="time">
            <text:p>03:32:46 PM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32M47S" calcext:value-type="time">
            <text:p>03:32:47 PM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32M48S" calcext:value-type="time">
            <text:p>03:32:48 PM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15H32M49S" calcext:value-type="time">
            <text:p>03:32:49 PM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15H32M50S" calcext:value-type="time">
            <text:p>03:32:50 PM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32M51S" calcext:value-type="time">
            <text:p>03:32:51 PM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32M52S" calcext:value-type="time">
            <text:p>03:32:52 PM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5H32M53S" calcext:value-type="time">
            <text:p>03:32:53 PM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5H32M54S" calcext:value-type="time">
            <text:p>03:32:54 PM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5H32M55S" calcext:value-type="time">
            <text:p>03:32:55 PM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32M56S" calcext:value-type="time">
            <text:p>03:32:56 PM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32M57S" calcext:value-type="time">
            <text:p>03:32:57 PM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32M58S" calcext:value-type="time">
            <text:p>03:32:58 PM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2M59S" calcext:value-type="time">
            <text:p>03:32:59 PM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00S" calcext:value-type="time">
            <text:p>03:33:00 P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01S" calcext:value-type="time">
            <text:p>03:33:01 P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02S" calcext:value-type="time">
            <text:p>03:33:02 P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03S" calcext:value-type="time">
            <text:p>03:33:03 P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04S" calcext:value-type="time">
            <text:p>03:33:04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05S" calcext:value-type="time">
            <text:p>03:33:05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06S" calcext:value-type="time">
            <text:p>03:33:06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07S" calcext:value-type="time">
            <text:p>03:33:07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08S" calcext:value-type="time">
            <text:p>03:33:08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09S" calcext:value-type="time">
            <text:p>03:33:09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10S" calcext:value-type="time">
            <text:p>03:33:10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11S" calcext:value-type="time">
            <text:p>03:33:11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12S" calcext:value-type="time">
            <text:p>03:33:12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13S" calcext:value-type="time">
            <text:p>03:33:13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14S" calcext:value-type="time">
            <text:p>03:33:14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15S" calcext:value-type="time">
            <text:p>03:33:15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16S" calcext:value-type="time">
            <text:p>03:33:16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17S" calcext:value-type="time">
            <text:p>03:33:17 PM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5H33M18S" calcext:value-type="time">
            <text:p>03:33:18 PM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time" office:time-value="PT15H33M19S" calcext:value-type="time">
            <text:p>03:33:19 PM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33M20S" calcext:value-type="time">
            <text:p>03:33:20 PM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33M21S" calcext:value-type="time">
            <text:p>03:33:21 PM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time" office:time-value="PT15H33M22S" calcext:value-type="time">
            <text:p>03:33:22 PM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time" office:time-value="PT15H33M23S" calcext:value-type="time">
            <text:p>03:33:23 PM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33M24S" calcext:value-type="time">
            <text:p>03:33:24 PM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15H33M25S" calcext:value-type="time">
            <text:p>03:33:25 PM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15H33M26S" calcext:value-type="time">
            <text:p>03:33:26 PM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15H33M27S" calcext:value-type="time">
            <text:p>03:33:27 PM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33M28S" calcext:value-type="time">
            <text:p>03:33:28 PM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5H33M29S" calcext:value-type="time">
            <text:p>03:33:29 PM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5H33M30S" calcext:value-type="time">
            <text:p>03:33:30 PM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5H33M31S" calcext:value-type="time">
            <text:p>03:33:31 PM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33M32S" calcext:value-type="time">
            <text:p>03:33:32 PM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33M33S" calcext:value-type="time">
            <text:p>03:33:33 PM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33M34S" calcext:value-type="time">
            <text:p>03:33:34 PM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15H33M35S" calcext:value-type="time">
            <text:p>03:33:35 PM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36S" calcext:value-type="time">
            <text:p>03:33:36 PM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37S" calcext:value-type="time">
            <text:p>03:33:37 PM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38S" calcext:value-type="time">
            <text:p>03:33:38 PM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39S" calcext:value-type="time">
            <text:p>03:33:39 PM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40S" calcext:value-type="time">
            <text:p>03:33:40 PM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41S" calcext:value-type="time">
            <text:p>03:33:41 PM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5H33M42S" calcext:value-type="time">
            <text:p>03:33:42 PM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43S" calcext:value-type="time">
            <text:p>03:33:43 PM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44S" calcext:value-type="time">
            <text:p>03:33:44 PM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45S" calcext:value-type="time">
            <text:p>03:33:45 PM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46S" calcext:value-type="time">
            <text:p>03:33:46 PM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47S" calcext:value-type="time">
            <text:p>03:33:47 PM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48S" calcext:value-type="time">
            <text:p>03:33:48 PM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49S" calcext:value-type="time">
            <text:p>03:33:49 PM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50S" calcext:value-type="time">
            <text:p>03:33:50 PM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51S" calcext:value-type="time">
            <text:p>03:33:51 PM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52S" calcext:value-type="time">
            <text:p>03:33:52 PM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53S" calcext:value-type="time">
            <text:p>03:33:53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54S" calcext:value-type="time">
            <text:p>03:33:54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55S" calcext:value-type="time">
            <text:p>03:33:55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56S" calcext:value-type="time">
            <text:p>03:33:56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57S" calcext:value-type="time">
            <text:p>03:33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58S" calcext:value-type="time">
            <text:p>03:33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33M59S" calcext:value-type="time">
            <text:p>03:33:59 PM</text:p>
          </table:table-cell>
          <table:table-cell table:number-columns-repeated="4" office:value-type="float" office:value="25" calcext:value-type="float">
            <text:p>25</text:p>
          </table:table-cell>
        </table:table-row>
      </table:table>
      <table:table table:name="lbon4_perio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100-CNT</text:p>
          </table:table-cell>
          <table:table-cell office:value-type="string" calcext:value-type="string">
            <text:p>100-AVG</text:p>
          </table:table-cell>
          <table:table-cell office:value-type="string" calcext:value-type="string">
            <text:p>100-STD</text:p>
          </table:table-cell>
          <table:table-cell office:value-type="string" calcext:value-type="string">
            <text:p>100-MAX</text:p>
          </table:table-cell>
          <table:table-cell office:value-type="string" calcext:value-type="string">
            <text:p>180-CNT</text:p>
          </table:table-cell>
          <table:table-cell office:value-type="string" calcext:value-type="string">
            <text:p>180-AVG</text:p>
          </table:table-cell>
          <table:table-cell office:value-type="string" calcext:value-type="string">
            <text:p>180-STD</text:p>
          </table:table-cell>
          <table:table-cell office:value-type="string" calcext:value-type="string">
            <text:p>180-MAX</text:p>
          </table:table-cell>
          <table:table-cell office:value-type="string" calcext:value-type="string">
            <text:p>200-CNT</text:p>
          </table:table-cell>
          <table:table-cell office:value-type="string" calcext:value-type="string">
            <text:p>200-AVG</text:p>
          </table:table-cell>
          <table:table-cell office:value-type="string" calcext:value-type="string">
            <text:p>200-STD</text:p>
          </table:table-cell>
          <table:table-cell office:value-type="string" calcext:value-type="string">
            <text:p>200-MAX</text:p>
          </table:table-cell>
        </table:table-row>
        <table:table-row table:style-name="ro1">
          <table:table-cell office:value-type="float" office:value="1522683156" calcext:value-type="float">
            <text:p>152268315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.49" calcext:value-type="float">
            <text:p>1.49</text:p>
          </table:table-cell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503.78" calcext:value-type="float">
            <text:p>503.78</text:p>
          </table:table-cell>
          <table:table-cell office:value-type="float" office:value="1.05" calcext:value-type="float">
            <text:p>1.0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3157" calcext:value-type="float">
            <text:p>152268315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2.46" calcext:value-type="float">
            <text:p>2.46</text:p>
          </table:table-cell>
          <table:table-cell office:value-type="float" office:value="17.42" calcext:value-type="float">
            <text:p>17.42</text:p>
          </table:table-cell>
          <table:table-cell office:value-type="float" office:value="435" calcext:value-type="float">
            <text:p>435</text:p>
          </table:table-cell>
          <table:table-cell office:value-type="float" office:value="698" calcext:value-type="float">
            <text:p>698</text:p>
          </table:table-cell>
          <table:table-cell office:value-type="float" office:value="504.17" calcext:value-type="float">
            <text:p>504.17</text:p>
          </table:table-cell>
          <table:table-cell office:value-type="float" office:value="1.17" calcext:value-type="float">
            <text:p>1.1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3158" calcext:value-type="float">
            <text:p>152268315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84" calcext:value-type="float">
            <text:p>0.84</text:p>
          </table:table-cell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office:value-type="float" office:value="505.78" calcext:value-type="float">
            <text:p>505.78</text:p>
          </table:table-cell>
          <table:table-cell office:value-type="float" office:value="27.75" calcext:value-type="float">
            <text:p>27.7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522683159" calcext:value-type="float">
            <text:p>152268315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85" calcext:value-type="float">
            <text:p>0.85</text:p>
          </table:table-cell>
          <table:table-cell office:value-type="float" office:value="9" calcext:value-type="float">
            <text:p>9</text:p>
          </table:table-cell>
          <table:table-cell office:value-type="float" office:value="616" calcext:value-type="float">
            <text:p>616</text:p>
          </table:table-cell>
          <table:table-cell office:value-type="float" office:value="504.1" calcext:value-type="float">
            <text:p>504.1</text:p>
          </table:table-cell>
          <table:table-cell office:value-type="float" office:value="1.26" calcext:value-type="float">
            <text:p>1.2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522683160" calcext:value-type="float">
            <text:p>152268316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office:value-type="float" office:value="606" calcext:value-type="float">
            <text:p>606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27" calcext:value-type="float">
            <text:p>1.2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161" calcext:value-type="float">
            <text:p>152268316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3" calcext:value-type="float">
            <text:p>1.73</text:p>
          </table:table-cell>
          <table:table-cell office:value-type="float" office:value="0.81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float" office:value="504.19" calcext:value-type="float">
            <text:p>504.19</text:p>
          </table:table-cell>
          <table:table-cell office:value-type="float" office:value="1.32" calcext:value-type="float">
            <text:p>1.3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3162" calcext:value-type="float">
            <text:p>152268316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" calcext:value-type="float">
            <text:p>1.7</text:p>
          </table:table-cell>
          <table:table-cell office:value-type="float" office:value="0.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606" calcext:value-type="float">
            <text:p>606</text:p>
          </table:table-cell>
          <table:table-cell office:value-type="float" office:value="504.16" calcext:value-type="float">
            <text:p>504.16</text:p>
          </table:table-cell>
          <table:table-cell office:value-type="float" office:value="1.3" calcext:value-type="float">
            <text:p>1.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3163" calcext:value-type="float">
            <text:p>152268316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0.17" calcext:value-type="float">
            <text:p>20.17</text:p>
          </table:table-cell>
          <table:table-cell office:value-type="float" office:value="62.5" calcext:value-type="float">
            <text:p>62.5</text:p>
          </table:table-cell>
          <table:table-cell office:value-type="float" office:value="342" calcext:value-type="float">
            <text:p>342</text:p>
          </table:table-cell>
          <table:table-cell office:value-type="float" office:value="548" calcext:value-type="float">
            <text:p>548</text:p>
          </table:table-cell>
          <table:table-cell office:value-type="float" office:value="516.24" calcext:value-type="float">
            <text:p>516.24</text:p>
          </table:table-cell>
          <table:table-cell office:value-type="float" office:value="49.14" calcext:value-type="float">
            <text:p>49.14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522683164" calcext:value-type="float">
            <text:p>152268316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92.97" calcext:value-type="float">
            <text:p>92.97</text:p>
          </table:table-cell>
          <table:table-cell office:value-type="float" office:value="182.38" calcext:value-type="float">
            <text:p>182.38</text:p>
          </table:table-cell>
          <table:table-cell office:value-type="float" office:value="670" calcext:value-type="float">
            <text:p>670</text:p>
          </table:table-cell>
          <table:table-cell office:value-type="float" office:value="542" calcext:value-type="float">
            <text:p>542</text:p>
          </table:table-cell>
          <table:table-cell office:value-type="float" office:value="607.03" calcext:value-type="float">
            <text:p>607.03</text:p>
          </table:table-cell>
          <table:table-cell office:value-type="float" office:value="275.7" calcext:value-type="float">
            <text:p>275.7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22683165" calcext:value-type="float">
            <text:p>152268316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.13" calcext:value-type="float">
            <text:p>5.13</text:p>
          </table:table-cell>
          <table:table-cell office:value-type="float" office:value="13.06" calcext:value-type="float">
            <text:p>13.06</text:p>
          </table:table-cell>
          <table:table-cell office:value-type="float" office:value="103" calcext:value-type="float">
            <text:p>103</text:p>
          </table:table-cell>
          <table:table-cell office:value-type="float" office:value="714" calcext:value-type="float">
            <text:p>714</text:p>
          </table:table-cell>
          <table:table-cell office:value-type="float" office:value="611.16" calcext:value-type="float">
            <text:p>611.16</text:p>
          </table:table-cell>
          <table:table-cell office:value-type="float" office:value="227.96" calcext:value-type="float">
            <text:p>227.96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522683166" calcext:value-type="float">
            <text:p>152268316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0.13" calcext:value-type="float">
            <text:p>10.13</text:p>
          </table:table-cell>
          <table:table-cell office:value-type="float" office:value="22.42" calcext:value-type="float">
            <text:p>22.42</text:p>
          </table:table-cell>
          <table:table-cell office:value-type="float" office:value="147" calcext:value-type="float">
            <text:p>147</text:p>
          </table:table-cell>
          <table:table-cell office:value-type="float" office:value="558" calcext:value-type="float">
            <text:p>558</text:p>
          </table:table-cell>
          <table:table-cell office:value-type="float" office:value="520.63" calcext:value-type="float">
            <text:p>520.63</text:p>
          </table:table-cell>
          <table:table-cell office:value-type="float" office:value="37.84" calcext:value-type="float">
            <text:p>37.84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522683167" calcext:value-type="float">
            <text:p>152268316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24.49" calcext:value-type="float">
            <text:p>24.49</text:p>
          </table:table-cell>
          <table:table-cell office:value-type="float" office:value="53.1" calcext:value-type="float">
            <text:p>53.1</text:p>
          </table:table-cell>
          <table:table-cell office:value-type="float" office:value="501" calcext:value-type="float">
            <text:p>501</text:p>
          </table:table-cell>
          <table:table-cell office:value-type="float" office:value="522" calcext:value-type="float">
            <text:p>522</text:p>
          </table:table-cell>
          <table:table-cell office:value-type="float" office:value="623.7" calcext:value-type="float">
            <text:p>623.7</text:p>
          </table:table-cell>
          <table:table-cell office:value-type="float" office:value="205.91" calcext:value-type="float">
            <text:p>205.9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1522683168" calcext:value-type="float">
            <text:p>152268316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22.08" calcext:value-type="float">
            <text:p>22.08</text:p>
          </table:table-cell>
          <table:table-cell office:value-type="float" office:value="70.98" calcext:value-type="float">
            <text:p>70.98</text:p>
          </table:table-cell>
          <table:table-cell office:value-type="float" office:value="496" calcext:value-type="float">
            <text:p>496</text:p>
          </table:table-cell>
          <table:table-cell office:value-type="float" office:value="649" calcext:value-type="float">
            <text:p>649</text:p>
          </table:table-cell>
          <table:table-cell office:value-type="float" office:value="622.48" calcext:value-type="float">
            <text:p>622.48</text:p>
          </table:table-cell>
          <table:table-cell office:value-type="float" office:value="335.21" calcext:value-type="float">
            <text:p>335.21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522683169" calcext:value-type="float">
            <text:p>152268316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.99" calcext:value-type="float">
            <text:p>9.99</text:p>
          </table:table-cell>
          <table:table-cell office:value-type="float" office:value="28.38" calcext:value-type="float">
            <text:p>28.38</text:p>
          </table:table-cell>
          <table:table-cell office:value-type="float" office:value="159" calcext:value-type="float">
            <text:p>159</text:p>
          </table:table-cell>
          <table:table-cell office:value-type="float" office:value="609" calcext:value-type="float">
            <text:p>609</text:p>
          </table:table-cell>
          <table:table-cell office:value-type="float" office:value="611.08" calcext:value-type="float">
            <text:p>611.08</text:p>
          </table:table-cell>
          <table:table-cell office:value-type="float" office:value="297.43" calcext:value-type="float">
            <text:p>297.43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1522683170" calcext:value-type="float">
            <text:p>152268317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8.04" calcext:value-type="float">
            <text:p>8.04</text:p>
          </table:table-cell>
          <table:table-cell office:value-type="float" office:value="21.3" calcext:value-type="float">
            <text:p>21.3</text:p>
          </table:table-cell>
          <table:table-cell office:value-type="float" office:value="141" calcext:value-type="float">
            <text:p>141</text:p>
          </table:table-cell>
          <table:table-cell office:value-type="float" office:value="631" calcext:value-type="float">
            <text:p>631</text:p>
          </table:table-cell>
          <table:table-cell office:value-type="float" office:value="603.51" calcext:value-type="float">
            <text:p>603.51</text:p>
          </table:table-cell>
          <table:table-cell office:value-type="float" office:value="227.75" calcext:value-type="float">
            <text:p>227.75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522683171" calcext:value-type="float">
            <text:p>152268317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3.3" calcext:value-type="float">
            <text:p>3.3</text:p>
          </table:table-cell>
          <table:table-cell office:value-type="float" office:value="6.53" calcext:value-type="float">
            <text:p>6.53</text:p>
          </table:table-cell>
          <table:table-cell office:value-type="float" office:value="63" calcext:value-type="float">
            <text:p>63</text:p>
          </table:table-cell>
          <table:table-cell office:value-type="float" office:value="639" calcext:value-type="float">
            <text:p>639</text:p>
          </table:table-cell>
          <table:table-cell office:value-type="float" office:value="512.44" calcext:value-type="float">
            <text:p>512.44</text:p>
          </table:table-cell>
          <table:table-cell office:value-type="float" office:value="27" calcext:value-type="float">
            <text:p>27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522683172" calcext:value-type="float">
            <text:p>152268317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5.91" calcext:value-type="float">
            <text:p>5.91</text:p>
          </table:table-cell>
          <table:table-cell office:value-type="float" office:value="21.38" calcext:value-type="float">
            <text:p>21.38</text:p>
          </table:table-cell>
          <table:table-cell office:value-type="float" office:value="381" calcext:value-type="float">
            <text:p>381</text:p>
          </table:table-cell>
          <table:table-cell office:value-type="float" office:value="575" calcext:value-type="float">
            <text:p>575</text:p>
          </table:table-cell>
          <table:table-cell office:value-type="float" office:value="512.35" calcext:value-type="float">
            <text:p>512.35</text:p>
          </table:table-cell>
          <table:table-cell office:value-type="float" office:value="30.52" calcext:value-type="float">
            <text:p>30.52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522683173" calcext:value-type="float">
            <text:p>152268317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.09" calcext:value-type="float">
            <text:p>2.09</text:p>
          </table:table-cell>
          <table:table-cell office:value-type="float" office:value="2.71" calcext:value-type="float">
            <text:p>2.71</text:p>
          </table:table-cell>
          <table:table-cell office:value-type="float" office:value="39" calcext:value-type="float">
            <text:p>39</text:p>
          </table:table-cell>
          <table:table-cell office:value-type="float" office:value="609" calcext:value-type="float">
            <text:p>609</text:p>
          </table:table-cell>
          <table:table-cell office:value-type="float" office:value="509" calcext:value-type="float">
            <text:p>509</text:p>
          </table:table-cell>
          <table:table-cell office:value-type="float" office:value="20.6" calcext:value-type="float">
            <text:p>20.6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522683174" calcext:value-type="float">
            <text:p>152268317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625" calcext:value-type="float">
            <text:p>625</text:p>
          </table:table-cell>
          <table:table-cell office:value-type="float" office:value="504.13" calcext:value-type="float">
            <text:p>504.13</text:p>
          </table:table-cell>
          <table:table-cell office:value-type="float" office:value="1.26" calcext:value-type="float">
            <text:p>1.2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3175" calcext:value-type="float">
            <text:p>152268317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582" calcext:value-type="float">
            <text:p>582</text:p>
          </table:table-cell>
          <table:table-cell office:value-type="float" office:value="504.05" calcext:value-type="float">
            <text:p>504.05</text:p>
          </table:table-cell>
          <table:table-cell office:value-type="float" office:value="1.2" calcext:value-type="float">
            <text:p>1.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3176" calcext:value-type="float">
            <text:p>152268317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603" calcext:value-type="float">
            <text:p>603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19" calcext:value-type="float">
            <text:p>1.1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3177" calcext:value-type="float">
            <text:p>152268317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8" calcext:value-type="float">
            <text:p>1.68</text:p>
          </table:table-cell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609" calcext:value-type="float">
            <text:p>609</text:p>
          </table:table-cell>
          <table:table-cell office:value-type="float" office:value="504.07" calcext:value-type="float">
            <text:p>504.07</text:p>
          </table:table-cell>
          <table:table-cell office:value-type="float" office:value="1.31" calcext:value-type="float">
            <text:p>1.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3178" calcext:value-type="float">
            <text:p>152268317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590" calcext:value-type="float">
            <text:p>590</text:p>
          </table:table-cell>
          <table:table-cell office:value-type="float" office:value="504.14" calcext:value-type="float">
            <text:p>504.14</text:p>
          </table:table-cell>
          <table:table-cell office:value-type="float" office:value="1.39" calcext:value-type="float">
            <text:p>1.3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3179" calcext:value-type="float">
            <text:p>152268317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1" calcext:value-type="float">
            <text:p>1.71</text:p>
          </table:table-cell>
          <table:table-cell office:value-type="float" office:value="0.82" calcext:value-type="float">
            <text:p>0.82</text:p>
          </table:table-cell>
          <table:table-cell office:value-type="float" office:value="6" calcext:value-type="float">
            <text:p>6</text:p>
          </table:table-cell>
          <table:table-cell office:value-type="float" office:value="602" calcext:value-type="float">
            <text:p>602</text:p>
          </table:table-cell>
          <table:table-cell office:value-type="float" office:value="504.13" calcext:value-type="float">
            <text:p>504.13</text:p>
          </table:table-cell>
          <table:table-cell office:value-type="float" office:value="1.35" calcext:value-type="float">
            <text:p>1.3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3180" calcext:value-type="float">
            <text:p>152268318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1.67" calcext:value-type="float">
            <text:p>1.67</text:p>
          </table:table-cell>
          <table:table-cell office:value-type="float" office:value="0.77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office:value-type="float" office:value="603" calcext:value-type="float">
            <text:p>603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28" calcext:value-type="float">
            <text:p>1.2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181" calcext:value-type="float">
            <text:p>152268318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3.25" calcext:value-type="float">
            <text:p>3.25</text:p>
          </table:table-cell>
          <table:table-cell office:value-type="float" office:value="26.05" calcext:value-type="float">
            <text:p>26.05</text:p>
          </table:table-cell>
          <table:table-cell office:value-type="float" office:value="501" calcext:value-type="float">
            <text:p>501</text:p>
          </table:table-cell>
          <table:table-cell office:value-type="float" office:value="596" calcext:value-type="float">
            <text:p>596</text:p>
          </table:table-cell>
          <table:table-cell office:value-type="float" office:value="504.82" calcext:value-type="float">
            <text:p>504.82</text:p>
          </table:table-cell>
          <table:table-cell office:value-type="float" office:value="16.4" calcext:value-type="float">
            <text:p>16.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522683182" calcext:value-type="float">
            <text:p>152268318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504.1" calcext:value-type="float">
            <text:p>504.1</text:p>
          </table:table-cell>
          <table:table-cell office:value-type="float" office:value="1.16" calcext:value-type="float">
            <text:p>1.1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3183" calcext:value-type="float">
            <text:p>152268318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" calcext:value-type="float">
            <text:p>1.7</text:p>
          </table:table-cell>
          <table:table-cell office:value-type="float" office:value="0.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606" calcext:value-type="float">
            <text:p>606</text:p>
          </table:table-cell>
          <table:table-cell office:value-type="float" office:value="504.14" calcext:value-type="float">
            <text:p>504.14</text:p>
          </table:table-cell>
          <table:table-cell office:value-type="float" office:value="1.42" calcext:value-type="float">
            <text:p>1.4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3184" calcext:value-type="float">
            <text:p>152268318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2" calcext:value-type="float">
            <text:p>1.72</text:p>
          </table:table-cell>
          <table:table-cell office:value-type="float" office:value="0.79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office:value-type="float" office:value="602" calcext:value-type="float">
            <text:p>602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25" calcext:value-type="float">
            <text:p>1.2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3185" calcext:value-type="float">
            <text:p>152268318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1" calcext:value-type="float">
            <text:p>1.71</text:p>
          </table:table-cell>
          <table:table-cell office:value-type="float" office:value="0.87" calcext:value-type="float">
            <text:p>0.87</text:p>
          </table:table-cell>
          <table:table-cell office:value-type="float" office:value="12" calcext:value-type="float">
            <text:p>12</text:p>
          </table:table-cell>
          <table:table-cell office:value-type="float" office:value="599" calcext:value-type="float">
            <text:p>599</text:p>
          </table:table-cell>
          <table:table-cell office:value-type="float" office:value="504.14" calcext:value-type="float">
            <text:p>504.14</text:p>
          </table:table-cell>
          <table:table-cell office:value-type="float" office:value="1.23" calcext:value-type="float">
            <text:p>1.2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186" calcext:value-type="float">
            <text:p>152268318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3" calcext:value-type="float">
            <text:p>1.73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504.18" calcext:value-type="float">
            <text:p>504.18</text:p>
          </table:table-cell>
          <table:table-cell office:value-type="float" office:value="1.35" calcext:value-type="float">
            <text:p>1.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3187" calcext:value-type="float">
            <text:p>152268318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04.14" calcext:value-type="float">
            <text:p>504.14</text:p>
          </table:table-cell>
          <table:table-cell office:value-type="float" office:value="1.31" calcext:value-type="float">
            <text:p>1.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3188" calcext:value-type="float">
            <text:p>152268318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8" calcext:value-type="float">
            <text:p>1.58</text:p>
          </table:table-cell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office:value-type="float" office:value="595" calcext:value-type="float">
            <text:p>595</text:p>
          </table:table-cell>
          <table:table-cell office:value-type="float" office:value="504.07" calcext:value-type="float">
            <text:p>504.07</text:p>
          </table:table-cell>
          <table:table-cell office:value-type="float" office:value="1.19" calcext:value-type="float">
            <text:p>1.1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3189" calcext:value-type="float">
            <text:p>152268318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73" calcext:value-type="float">
            <text:p>1.73</text:p>
          </table:table-cell>
          <table:table-cell office:value-type="float" office:value="0.86" calcext:value-type="float">
            <text:p>0.86</text:p>
          </table:table-cell>
          <table:table-cell office:value-type="float" office:value="7" calcext:value-type="float">
            <text:p>7</text:p>
          </table:table-cell>
          <table:table-cell office:value-type="float" office:value="604" calcext:value-type="float">
            <text:p>604</text:p>
          </table:table-cell>
          <table:table-cell office:value-type="float" office:value="504.1" calcext:value-type="float">
            <text:p>504.1</text:p>
          </table:table-cell>
          <table:table-cell office:value-type="float" office:value="1.22" calcext:value-type="float">
            <text:p>1.2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3190" calcext:value-type="float">
            <text:p>152268319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25" calcext:value-type="float">
            <text:p>1.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191" calcext:value-type="float">
            <text:p>152268319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0.79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office:value-type="float" office:value="606" calcext:value-type="float">
            <text:p>606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41" calcext:value-type="float">
            <text:p>1.4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522683192" calcext:value-type="float">
            <text:p>152268319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7" calcext:value-type="float">
            <text:p>1.57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599" calcext:value-type="float">
            <text:p>599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13" calcext:value-type="float">
            <text:p>1.1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22683193" calcext:value-type="float">
            <text:p>152268319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54" calcext:value-type="float">
            <text:p>3.54</text:p>
          </table:table-cell>
          <table:table-cell office:value-type="float" office:value="5.93" calcext:value-type="float">
            <text:p>5.93</text:p>
          </table:table-cell>
          <table:table-cell office:value-type="float" office:value="44" calcext:value-type="float">
            <text:p>44</text:p>
          </table:table-cell>
          <table:table-cell office:value-type="float" office:value="573" calcext:value-type="float">
            <text:p>573</text:p>
          </table:table-cell>
          <table:table-cell office:value-type="float" office:value="510.76" calcext:value-type="float">
            <text:p>510.76</text:p>
          </table:table-cell>
          <table:table-cell office:value-type="float" office:value="27.33" calcext:value-type="float">
            <text:p>27.33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522683194" calcext:value-type="float">
            <text:p>152268319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46.26" calcext:value-type="float">
            <text:p>46.26</text:p>
          </table:table-cell>
          <table:table-cell office:value-type="float" office:value="93.14" calcext:value-type="float">
            <text:p>93.14</text:p>
          </table:table-cell>
          <table:table-cell office:value-type="float" office:value="466" calcext:value-type="float">
            <text:p>466</text:p>
          </table:table-cell>
          <table:table-cell office:value-type="float" office:value="485" calcext:value-type="float">
            <text:p>485</text:p>
          </table:table-cell>
          <table:table-cell office:value-type="float" office:value="655.96" calcext:value-type="float">
            <text:p>655.96</text:p>
          </table:table-cell>
          <table:table-cell office:value-type="float" office:value="287.86" calcext:value-type="float">
            <text:p>287.86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522683195" calcext:value-type="float">
            <text:p>152268319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4.02" calcext:value-type="float">
            <text:p>4.02</text:p>
          </table:table-cell>
          <table:table-cell office:value-type="float" office:value="8.38" calcext:value-type="float">
            <text:p>8.38</text:p>
          </table:table-cell>
          <table:table-cell office:value-type="float" office:value="91" calcext:value-type="float">
            <text:p>91</text:p>
          </table:table-cell>
          <table:table-cell office:value-type="float" office:value="738" calcext:value-type="float">
            <text:p>738</text:p>
          </table:table-cell>
          <table:table-cell office:value-type="float" office:value="576.78" calcext:value-type="float">
            <text:p>576.78</text:p>
          </table:table-cell>
          <table:table-cell office:value-type="float" office:value="129.99" calcext:value-type="float">
            <text:p>129.99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522683196" calcext:value-type="float">
            <text:p>152268319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31.15" calcext:value-type="float">
            <text:p>31.15</text:p>
          </table:table-cell>
          <table:table-cell office:value-type="float" office:value="55.25" calcext:value-type="float">
            <text:p>55.25</text:p>
          </table:table-cell>
          <table:table-cell office:value-type="float" office:value="238" calcext:value-type="float">
            <text:p>238</text:p>
          </table:table-cell>
          <table:table-cell office:value-type="float" office:value="434" calcext:value-type="float">
            <text:p>434</text:p>
          </table:table-cell>
          <table:table-cell office:value-type="float" office:value="559.41" calcext:value-type="float">
            <text:p>559.41</text:p>
          </table:table-cell>
          <table:table-cell office:value-type="float" office:value="149.08" calcext:value-type="float">
            <text:p>149.08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522683197" calcext:value-type="float">
            <text:p>152268319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57.74" calcext:value-type="float">
            <text:p>57.74</text:p>
          </table:table-cell>
          <table:table-cell office:value-type="float" office:value="77.38" calcext:value-type="float">
            <text:p>77.38</text:p>
          </table:table-cell>
          <table:table-cell office:value-type="float" office:value="321" calcext:value-type="float">
            <text:p>321</text:p>
          </table:table-cell>
          <table:table-cell office:value-type="float" office:value="477" calcext:value-type="float">
            <text:p>477</text:p>
          </table:table-cell>
          <table:table-cell office:value-type="float" office:value="764.01" calcext:value-type="float">
            <text:p>764.01</text:p>
          </table:table-cell>
          <table:table-cell office:value-type="float" office:value="351.25" calcext:value-type="float">
            <text:p>351.25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522683198" calcext:value-type="float">
            <text:p>152268319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43.35" calcext:value-type="float">
            <text:p>43.35</text:p>
          </table:table-cell>
          <table:table-cell office:value-type="float" office:value="79.48" calcext:value-type="float">
            <text:p>79.48</text:p>
          </table:table-cell>
          <table:table-cell office:value-type="float" office:value="381" calcext:value-type="float">
            <text:p>381</text:p>
          </table:table-cell>
          <table:table-cell office:value-type="float" office:value="594" calcext:value-type="float">
            <text:p>594</text:p>
          </table:table-cell>
          <table:table-cell office:value-type="float" office:value="776.34" calcext:value-type="float">
            <text:p>776.34</text:p>
          </table:table-cell>
          <table:table-cell office:value-type="float" office:value="549.48" calcext:value-type="float">
            <text:p>549.48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1522683199" calcext:value-type="float">
            <text:p>152268319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7.46" calcext:value-type="float">
            <text:p>17.46</text:p>
          </table:table-cell>
          <table:table-cell office:value-type="float" office:value="36.64" calcext:value-type="float">
            <text:p>36.64</text:p>
          </table:table-cell>
          <table:table-cell office:value-type="float" office:value="202" calcext:value-type="float">
            <text:p>202</text:p>
          </table:table-cell>
          <table:table-cell office:value-type="float" office:value="641" calcext:value-type="float">
            <text:p>641</text:p>
          </table:table-cell>
          <table:table-cell office:value-type="float" office:value="1024.09" calcext:value-type="float">
            <text:p>1024.09</text:p>
          </table:table-cell>
          <table:table-cell office:value-type="float" office:value="816.95" calcext:value-type="float">
            <text:p>816.95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1522683200" calcext:value-type="float">
            <text:p>152268320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12.3" calcext:value-type="float">
            <text:p>12.3</text:p>
          </table:table-cell>
          <table:table-cell office:value-type="float" office:value="27.51" calcext:value-type="float">
            <text:p>27.51</text:p>
          </table:table-cell>
          <table:table-cell office:value-type="float" office:value="253" calcext:value-type="float">
            <text:p>253</text:p>
          </table:table-cell>
          <table:table-cell office:value-type="float" office:value="628" calcext:value-type="float">
            <text:p>628</text:p>
          </table:table-cell>
          <table:table-cell office:value-type="float" office:value="840.7" calcext:value-type="float">
            <text:p>840.7</text:p>
          </table:table-cell>
          <table:table-cell office:value-type="float" office:value="587.34" calcext:value-type="float">
            <text:p>587.34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1522683201" calcext:value-type="float">
            <text:p>152268320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7.68" calcext:value-type="float">
            <text:p>17.68</text:p>
          </table:table-cell>
          <table:table-cell office:value-type="float" office:value="54.22" calcext:value-type="float">
            <text:p>54.22</text:p>
          </table:table-cell>
          <table:table-cell office:value-type="float" office:value="500" calcext:value-type="float">
            <text:p>500</text:p>
          </table:table-cell>
          <table:table-cell office:value-type="float" office:value="593" calcext:value-type="float">
            <text:p>593</text:p>
          </table:table-cell>
          <table:table-cell office:value-type="float" office:value="903.78" calcext:value-type="float">
            <text:p>903.78</text:p>
          </table:table-cell>
          <table:table-cell office:value-type="float" office:value="780.18" calcext:value-type="float">
            <text:p>780.18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1522683202" calcext:value-type="float">
            <text:p>152268320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8.48" calcext:value-type="float">
            <text:p>8.48</text:p>
          </table:table-cell>
          <table:table-cell office:value-type="float" office:value="16.13" calcext:value-type="float">
            <text:p>16.13</text:p>
          </table:table-cell>
          <table:table-cell office:value-type="float" office:value="92" calcext:value-type="float">
            <text:p>92</text:p>
          </table:table-cell>
          <table:table-cell office:value-type="float" office:value="678" calcext:value-type="float">
            <text:p>678</text:p>
          </table:table-cell>
          <table:table-cell office:value-type="float" office:value="959.41" calcext:value-type="float">
            <text:p>959.41</text:p>
          </table:table-cell>
          <table:table-cell office:value-type="float" office:value="730.86" calcext:value-type="float">
            <text:p>730.8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522683203" calcext:value-type="float">
            <text:p>152268320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81" calcext:value-type="float">
            <text:p>3.81</text:p>
          </table:table-cell>
          <table:table-cell office:value-type="float" office:value="6.8" calcext:value-type="float">
            <text:p>6.8</text:p>
          </table:table-cell>
          <table:table-cell office:value-type="float" office:value="38" calcext:value-type="float">
            <text:p>38</text:p>
          </table:table-cell>
          <table:table-cell office:value-type="float" office:value="750" calcext:value-type="float">
            <text:p>750</text:p>
          </table:table-cell>
          <table:table-cell office:value-type="float" office:value="674.75" calcext:value-type="float">
            <text:p>674.75</text:p>
          </table:table-cell>
          <table:table-cell office:value-type="float" office:value="419.02" calcext:value-type="float">
            <text:p>419.02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522683204" calcext:value-type="float">
            <text:p>152268320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7" calcext:value-type="float">
            <text:p>1.57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618" calcext:value-type="float">
            <text:p>618</text:p>
          </table:table-cell>
          <table:table-cell office:value-type="float" office:value="504.1" calcext:value-type="float">
            <text:p>504.1</text:p>
          </table:table-cell>
          <table:table-cell office:value-type="float" office:value="1.16" calcext:value-type="float">
            <text:p>1.1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205" calcext:value-type="float">
            <text:p>152268320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2" calcext:value-type="float">
            <text:p>1.62</text:p>
          </table:table-cell>
          <table:table-cell office:value-type="float" office:value="0.77" calcext:value-type="float">
            <text:p>0.77</text:p>
          </table:table-cell>
          <table:table-cell office:value-type="float" office:value="5" calcext:value-type="float">
            <text:p>5</text:p>
          </table:table-cell>
          <table:table-cell office:value-type="float" office:value="578" calcext:value-type="float">
            <text:p>578</text:p>
          </table:table-cell>
          <table:table-cell office:value-type="float" office:value="504.04" calcext:value-type="float">
            <text:p>504.04</text:p>
          </table:table-cell>
          <table:table-cell office:value-type="float" office:value="1.2" calcext:value-type="float">
            <text:p>1.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3206" calcext:value-type="float">
            <text:p>152268320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618" calcext:value-type="float">
            <text:p>618</text:p>
          </table:table-cell>
          <table:table-cell office:value-type="float" office:value="503.97" calcext:value-type="float">
            <text:p>503.97</text:p>
          </table:table-cell>
          <table:table-cell office:value-type="float" office:value="1.17" calcext:value-type="float">
            <text:p>1.1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207" calcext:value-type="float">
            <text:p>152268320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82" calcext:value-type="float">
            <text:p>0.82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float" office:value="504.04" calcext:value-type="float">
            <text:p>504.04</text:p>
          </table:table-cell>
          <table:table-cell office:value-type="float" office:value="1.25" calcext:value-type="float">
            <text:p>1.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208" calcext:value-type="float">
            <text:p>152268320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8" calcext:value-type="float">
            <text:p>1.58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585" calcext:value-type="float">
            <text:p>585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22" calcext:value-type="float">
            <text:p>1.2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209" calcext:value-type="float">
            <text:p>152268320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636" calcext:value-type="float">
            <text:p>636</text:p>
          </table:table-cell>
          <table:table-cell office:value-type="float" office:value="504.02" calcext:value-type="float">
            <text:p>504.02</text:p>
          </table:table-cell>
          <table:table-cell office:value-type="float" office:value="1.18" calcext:value-type="float">
            <text:p>1.1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3210" calcext:value-type="float">
            <text:p>152268321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8" calcext:value-type="float">
            <text:p>1.58</text:p>
          </table:table-cell>
          <table:table-cell office:value-type="float" office:value="0.69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office:value-type="float" office:value="568" calcext:value-type="float">
            <text:p>568</text:p>
          </table:table-cell>
          <table:table-cell office:value-type="float" office:value="503.97" calcext:value-type="float">
            <text:p>503.97</text:p>
          </table:table-cell>
          <table:table-cell office:value-type="float" office:value="1.16" calcext:value-type="float">
            <text:p>1.1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3211" calcext:value-type="float">
            <text:p>152268321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.23" calcext:value-type="float">
            <text:p>2.23</text:p>
          </table:table-cell>
          <table:table-cell office:value-type="float" office:value="15.63" calcext:value-type="float">
            <text:p>15.63</text:p>
          </table:table-cell>
          <table:table-cell office:value-type="float" office:value="384" calcext:value-type="float">
            <text:p>384</text:p>
          </table:table-cell>
          <table:table-cell office:value-type="float" office:value="609" calcext:value-type="float">
            <text:p>609</text:p>
          </table:table-cell>
          <table:table-cell office:value-type="float" office:value="504.9" calcext:value-type="float">
            <text:p>504.9</text:p>
          </table:table-cell>
          <table:table-cell office:value-type="float" office:value="20.3" calcext:value-type="float">
            <text:p>20.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522683212" calcext:value-type="float">
            <text:p>152268321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9" calcext:value-type="float">
            <text:p>1.59</text:p>
          </table:table-cell>
          <table:table-cell office:value-type="float" office:value="0.79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office:value-type="float" office:value="608" calcext:value-type="float">
            <text:p>608</text:p>
          </table:table-cell>
          <table:table-cell office:value-type="float" office:value="504.71" calcext:value-type="float">
            <text:p>504.71</text:p>
          </table:table-cell>
          <table:table-cell office:value-type="float" office:value="15.54" calcext:value-type="float">
            <text:p>15.5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522683213" calcext:value-type="float">
            <text:p>152268321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7" calcext:value-type="float">
            <text:p>1.57</text:p>
          </table:table-cell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27" calcext:value-type="float">
            <text:p>1.2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214" calcext:value-type="float">
            <text:p>152268321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4" calcext:value-type="float">
            <text:p>1.54</text:p>
          </table:table-cell>
          <table:table-cell office:value-type="float" office:value="0.64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19" calcext:value-type="float">
            <text:p>1.1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215" calcext:value-type="float">
            <text:p>152268321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float" office:value="612" calcext:value-type="float">
            <text:p>612</text:p>
          </table:table-cell>
          <table:table-cell office:value-type="float" office:value="504" calcext:value-type="float">
            <text:p>504</text:p>
          </table:table-cell>
          <table:table-cell office:value-type="float" office:value="1.19" calcext:value-type="float">
            <text:p>1.1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3216" calcext:value-type="float">
            <text:p>152268321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86" calcext:value-type="float">
            <text:p>0.86</text:p>
          </table:table-cell>
          <table:table-cell office:value-type="float" office:value="9" calcext:value-type="float">
            <text:p>9</text:p>
          </table:table-cell>
          <table:table-cell office:value-type="float" office:value="586" calcext:value-type="float">
            <text:p>586</text:p>
          </table:table-cell>
          <table:table-cell office:value-type="float" office:value="504.06" calcext:value-type="float">
            <text:p>504.06</text:p>
          </table:table-cell>
          <table:table-cell office:value-type="float" office:value="1.26" calcext:value-type="float">
            <text:p>1.2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3217" calcext:value-type="float">
            <text:p>152268321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614" calcext:value-type="float">
            <text:p>614</text:p>
          </table:table-cell>
          <table:table-cell office:value-type="float" office:value="504.91" calcext:value-type="float">
            <text:p>504.91</text:p>
          </table:table-cell>
          <table:table-cell office:value-type="float" office:value="20.25" calcext:value-type="float">
            <text:p>20.2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522683218" calcext:value-type="float">
            <text:p>152268321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.48" calcext:value-type="float">
            <text:p>2.48</text:p>
          </table:table-cell>
          <table:table-cell office:value-type="float" office:value="20.4" calcext:value-type="float">
            <text:p>20.4</text:p>
          </table:table-cell>
          <table:table-cell office:value-type="float" office:value="501" calcext:value-type="float">
            <text:p>501</text:p>
          </table:table-cell>
          <table:table-cell office:value-type="float" office:value="591" calcext:value-type="float">
            <text:p>591</text:p>
          </table:table-cell>
          <table:table-cell office:value-type="float" office:value="504.93" calcext:value-type="float">
            <text:p>504.93</text:p>
          </table:table-cell>
          <table:table-cell office:value-type="float" office:value="20.61" calcext:value-type="float">
            <text:p>20.61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522683219" calcext:value-type="float">
            <text:p>152268321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4" calcext:value-type="float">
            <text:p>1.64</text:p>
          </table:table-cell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609" calcext:value-type="float">
            <text:p>609</text:p>
          </table:table-cell>
          <table:table-cell office:value-type="float" office:value="504.04" calcext:value-type="float">
            <text:p>504.04</text:p>
          </table:table-cell>
          <table:table-cell office:value-type="float" office:value="1.19" calcext:value-type="float">
            <text:p>1.1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3220" calcext:value-type="float">
            <text:p>152268322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.59" calcext:value-type="float">
            <text:p>1.59</text:p>
          </table:table-cell>
          <table:table-cell office:value-type="float" office:value="0.72" calcext:value-type="float">
            <text:p>0.7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03.98" calcext:value-type="float">
            <text:p>503.98</text:p>
          </table:table-cell>
          <table:table-cell office:value-type="float" office:value="1.21" calcext:value-type="float">
            <text:p>1.2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221" calcext:value-type="float">
            <text:p>152268322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2.44" calcext:value-type="float">
            <text:p>2.44</text:p>
          </table:table-cell>
          <table:table-cell office:value-type="float" office:value="20.38" calcext:value-type="float">
            <text:p>20.38</text:p>
          </table:table-cell>
          <table:table-cell office:value-type="float" office:value="501" calcext:value-type="float">
            <text:p>501</text:p>
          </table:table-cell>
          <table:table-cell office:value-type="float" office:value="611" calcext:value-type="float">
            <text:p>611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15" calcext:value-type="float">
            <text:p>1.1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22683222" calcext:value-type="float">
            <text:p>152268322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585" calcext:value-type="float">
            <text:p>585</text:p>
          </table:table-cell>
          <table:table-cell office:value-type="float" office:value="504.1" calcext:value-type="float">
            <text:p>504.1</text:p>
          </table:table-cell>
          <table:table-cell office:value-type="float" office:value="1.39" calcext:value-type="float">
            <text:p>1.3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3223" calcext:value-type="float">
            <text:p>152268322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2" calcext:value-type="float">
            <text:p>1.62</text:p>
          </table:table-cell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599" calcext:value-type="float">
            <text:p>599</text:p>
          </table:table-cell>
          <table:table-cell office:value-type="float" office:value="504.09" calcext:value-type="float">
            <text:p>504.09</text:p>
          </table:table-cell>
          <table:table-cell office:value-type="float" office:value="1.31" calcext:value-type="float">
            <text:p>1.3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3224" calcext:value-type="float">
            <text:p>152268322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7" calcext:value-type="float">
            <text:p>1.57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611" calcext:value-type="float">
            <text:p>611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33" calcext:value-type="float">
            <text:p>1.3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3225" calcext:value-type="float">
            <text:p>152268322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9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office:value-type="float" office:value="601" calcext:value-type="float">
            <text:p>601</text:p>
          </table:table-cell>
          <table:table-cell office:value-type="float" office:value="504.04" calcext:value-type="float">
            <text:p>504.04</text:p>
          </table:table-cell>
          <table:table-cell office:value-type="float" office:value="1.34" calcext:value-type="float">
            <text:p>1.3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2683226" calcext:value-type="float">
            <text:p>152268322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.61" calcext:value-type="float">
            <text:p>1.61</text:p>
          </table:table-cell>
          <table:table-cell office:value-type="float" office:value="0.81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office:value-type="float" office:value="587" calcext:value-type="float">
            <text:p>587</text:p>
          </table:table-cell>
          <table:table-cell office:value-type="float" office:value="504.06" calcext:value-type="float">
            <text:p>504.06</text:p>
          </table:table-cell>
          <table:table-cell office:value-type="float" office:value="1.28" calcext:value-type="float">
            <text:p>1.2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227" calcext:value-type="float">
            <text:p>152268322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2.42" calcext:value-type="float">
            <text:p>2.42</text:p>
          </table:table-cell>
          <table:table-cell office:value-type="float" office:value="20.34" calcext:value-type="float">
            <text:p>20.34</text:p>
          </table:table-cell>
          <table:table-cell office:value-type="float" office:value="500" calcext:value-type="float">
            <text:p>500</text:p>
          </table:table-cell>
          <table:table-cell office:value-type="float" office:value="611" calcext:value-type="float">
            <text:p>611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26" calcext:value-type="float">
            <text:p>1.2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228" calcext:value-type="float">
            <text:p>152268322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590" calcext:value-type="float">
            <text:p>590</text:p>
          </table:table-cell>
          <table:table-cell office:value-type="float" office:value="504.08" calcext:value-type="float">
            <text:p>504.08</text:p>
          </table:table-cell>
          <table:table-cell office:value-type="float" office:value="1.33" calcext:value-type="float">
            <text:p>1.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3229" calcext:value-type="float">
            <text:p>1522683229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591" calcext:value-type="float">
            <text:p>591</text:p>
          </table:table-cell>
          <table:table-cell office:value-type="float" office:value="504.12" calcext:value-type="float">
            <text:p>504.12</text:p>
          </table:table-cell>
          <table:table-cell office:value-type="float" office:value="1.27" calcext:value-type="float">
            <text:p>1.2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3230" calcext:value-type="float">
            <text:p>152268323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81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office:value-type="float" office:value="624" calcext:value-type="float">
            <text:p>624</text:p>
          </table:table-cell>
          <table:table-cell office:value-type="float" office:value="504.06" calcext:value-type="float">
            <text:p>504.06</text:p>
          </table:table-cell>
          <table:table-cell office:value-type="float" office:value="1.27" calcext:value-type="float">
            <text:p>1.2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3231" calcext:value-type="float">
            <text:p>1522683231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57" calcext:value-type="float">
            <text:p>1.57</text:p>
          </table:table-cell>
          <table:table-cell office:value-type="float" office:value="0.69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office:value-type="float" office:value="588" calcext:value-type="float">
            <text:p>588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15" calcext:value-type="float">
            <text:p>1.1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3232" calcext:value-type="float">
            <text:p>1522683232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3" calcext:value-type="float">
            <text:p>1.63</text:p>
          </table:table-cell>
          <table:table-cell office:value-type="float" office:value="0.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603" calcext:value-type="float">
            <text:p>603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3" calcext:value-type="float">
            <text:p>1.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3233" calcext:value-type="float">
            <text:p>1522683233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84" calcext:value-type="float">
            <text:p>0.84</text:p>
          </table:table-cell>
          <table:table-cell office:value-type="float" office:value="7" calcext:value-type="float">
            <text:p>7</text:p>
          </table:table-cell>
          <table:table-cell office:value-type="float" office:value="601" calcext:value-type="float">
            <text:p>601</text:p>
          </table:table-cell>
          <table:table-cell office:value-type="float" office:value="504.99" calcext:value-type="float">
            <text:p>504.99</text:p>
          </table:table-cell>
          <table:table-cell office:value-type="float" office:value="20.44" calcext:value-type="float">
            <text:p>20.4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522683234" calcext:value-type="float">
            <text:p>1522683234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595" calcext:value-type="float">
            <text:p>595</text:p>
          </table:table-cell>
          <table:table-cell office:value-type="float" office:value="504.05" calcext:value-type="float">
            <text:p>504.05</text:p>
          </table:table-cell>
          <table:table-cell office:value-type="float" office:value="1.4" calcext:value-type="float">
            <text:p>1.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22683235" calcext:value-type="float">
            <text:p>1522683235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2" calcext:value-type="float">
            <text:p>1.62</text:p>
          </table:table-cell>
          <table:table-cell office:value-type="float" office:value="0.77" calcext:value-type="float">
            <text:p>0.77</text:p>
          </table:table-cell>
          <table:table-cell office:value-type="float" office:value="5" calcext:value-type="float">
            <text:p>5</text:p>
          </table:table-cell>
          <table:table-cell office:value-type="float" office:value="607" calcext:value-type="float">
            <text:p>607</text:p>
          </table:table-cell>
          <table:table-cell office:value-type="float" office:value="504" calcext:value-type="float">
            <text:p>504</text:p>
          </table:table-cell>
          <table:table-cell office:value-type="float" office:value="1.22" calcext:value-type="float">
            <text:p>1.2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22683236" calcext:value-type="float">
            <text:p>1522683236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5" calcext:value-type="float">
            <text:p>1.65</text:p>
          </table:table-cell>
          <table:table-cell office:value-type="float" office:value="0.81" calcext:value-type="float">
            <text:p>0.81</text:p>
          </table:table-cell>
          <table:table-cell office:value-type="float" office:value="8" calcext:value-type="float">
            <text:p>8</text:p>
          </table:table-cell>
          <table:table-cell office:value-type="float" office:value="603" calcext:value-type="float">
            <text:p>603</text:p>
          </table:table-cell>
          <table:table-cell office:value-type="float" office:value="504.07" calcext:value-type="float">
            <text:p>504.07</text:p>
          </table:table-cell>
          <table:table-cell office:value-type="float" office:value="1.22" calcext:value-type="float">
            <text:p>1.2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22683237" calcext:value-type="float">
            <text:p>1522683237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1" calcext:value-type="float">
            <text:p>1.61</text:p>
          </table:table-cell>
          <table:table-cell office:value-type="float" office:value="0.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504.03" calcext:value-type="float">
            <text:p>504.03</text:p>
          </table:table-cell>
          <table:table-cell office:value-type="float" office:value="1.3" calcext:value-type="float">
            <text:p>1.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22683238" calcext:value-type="float">
            <text:p>1522683238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6" calcext:value-type="float">
            <text:p>1.66</text:p>
          </table:table-cell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504.1" calcext:value-type="float">
            <text:p>504.1</text:p>
          </table:table-cell>
          <table:table-cell office:value-type="float" office:value="1.3" calcext:value-type="float">
            <text:p>1.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22683240" calcext:value-type="float">
            <text:p>1522683240</text:p>
          </table:table-cell>
          <table:table-cell office:value-type="string" calcext:value-type="string">
            <text:p>IN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.6" calcext:value-type="float">
            <text:p>1.6</text:p>
          </table:table-cell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503.94" calcext:value-type="float">
            <text:p>503.94</text:p>
          </table:table-cell>
          <table:table-cell office:value-type="float" office:value="1.14" calcext:value-type="float">
            <text:p>1.1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6"/>
          <table:table-cell table:formula="of:=SUM([.G2:.G85])" office:value-type="float" office:value="50043" calcext:value-type="float">
            <text:p>50043</text:p>
          </table:table-cell>
          <table:table-cell table:formula="of:=SUM([.H2:.H85])" office:value-type="float" office:value="556.89" calcext:value-type="float">
            <text:p>556.89</text:p>
          </table:table-cell>
          <table:table-cell table:number-columns-repeated="2"/>
          <table:table-cell table:formula="of:=SUM([.K2:.K85])" office:value-type="float" office:value="50000" calcext:value-type="float">
            <text:p>50000</text:p>
          </table:table-cell>
          <table:table-cell table:formula="of:=SUM([.L2:.L85])" office:value-type="float" office:value="45754.36" calcext:value-type="float">
            <text:p>45754.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8:23:38.671921183</meta:creation-date>
    <dc:date>2018-04-02T08:56:16.341358124</dc:date>
    <meta:editing-duration>PT27M34S</meta:editing-duration>
    <meta:editing-cycles>7</meta:editing-cycles>
    <meta:generator>LibreOffice/4.2.8.2$Linux_X86_64 LibreOffice_project/420m0$Build-2</meta:generator>
    <meta:document-statistic meta:table-count="9" meta:cell-count="689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454cm" style:legend-expansion="high" chart:style-name="ch2"/>
        <chart:plot-area chart:style-name="ch3" table:cell-range-address="lboff_3.A1:lboff_3.E92" chart:data-source-has-labels="both" svg:x="0.32cm" svg:y="0.18cm" svg:width="13.249cm" svg:height="8.64cm">
          <chartooo:coordinate-region svg:x="1.845cm" svg:y="0.379cm" svg:width="11.583cm" svg:height="6.527cm"/>
          <chart:axis chart:dimension="x" chart:name="primary-x" chart:style-name="ch4" chartooo:axis-type="auto">
            <chartooo:date-scale/>
            <chart:categories table:cell-range-address="lboff_3.A2:lboff_3.A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off_3.B2:lboff_3.B92" chart:label-cell-address="lboff_3.B1:lboff_3.B1" chart:class="chart:line">
            <chart:data-point chart:repeated="91"/>
          </chart:series>
          <chart:series chart:style-name="ch8" chart:values-cell-range-address="lboff_3.C2:lboff_3.C92" chart:label-cell-address="lboff_3.C1:lboff_3.C1" chart:class="chart:line">
            <chart:data-point chart:repeated="91"/>
          </chart:series>
          <chart:series chart:style-name="ch9" chart:values-cell-range-address="lboff_3.D2:lboff_3.D92" chart:label-cell-address="lboff_3.D1:lboff_3.D1" chart:class="chart:line">
            <chart:data-point chart:repeated="91"/>
          </chart:series>
          <chart:series chart:style-name="ch10" chart:values-cell-range-address="lboff_3.E2:lboff_3.E92" chart:label-cell-address="lboff_3.E1:lboff_3.E1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off_3.B1:lboff_3.B1</svg:desc>
                </draw:g>
              </table:table-cell>
              <table:table-cell office:value-type="string">
                <text:p>GW2</text:p>
                <draw:g>
                  <svg:desc>lboff_3.C1:lboff_3.C1</svg:desc>
                </draw:g>
              </table:table-cell>
              <table:table-cell office:value-type="string">
                <text:p>GW3</text:p>
                <draw:g>
                  <svg:desc>lboff_3.D1:lboff_3.D1</svg:desc>
                </draw:g>
              </table:table-cell>
              <table:table-cell office:value-type="string">
                <text:p>GW4</text:p>
                <draw:g>
                  <svg:desc>lboff_3.E1:lboff_3.E1</svg:desc>
                </draw:g>
              </table:table-cell>
            </table:table-row>
          </table:table-header-rows>
          <table:table-rows>
            <table:table-row>
              <table:table-cell office:value-type="float" office:value="0.640046296296296">
                <text:p>0</text:p>
                <draw:g>
                  <svg:desc>lboff_3.A2:lboff_3.A92</svg:desc>
                </draw:g>
              </table:table-cell>
              <table:table-cell office:value-type="float" office:value="25">
                <text:p>25</text:p>
                <draw:g>
                  <svg:desc>lboff_3.B2:lboff_3.B92</svg:desc>
                </draw:g>
              </table:table-cell>
              <table:table-cell office:value-type="float" office:value="25">
                <text:p>25</text:p>
                <draw:g>
                  <svg:desc>lboff_3.C2:lboff_3.C92</svg:desc>
                </draw:g>
              </table:table-cell>
              <table:table-cell office:value-type="float" office:value="25">
                <text:p>25</text:p>
                <draw:g>
                  <svg:desc>lboff_3.D2:lboff_3.D92</svg:desc>
                </draw:g>
              </table:table-cell>
              <table:table-cell office:value-type="float" office:value="25">
                <text:p>25</text:p>
                <draw:g>
                  <svg:desc>lboff_3.E2:lboff_3.E92</svg:desc>
                </draw:g>
              </table:table-cell>
            </table:table-row>
            <table:table-row>
              <table:table-cell office:value-type="float" office:value="0.640057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069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0810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092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115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127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138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15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16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173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185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196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208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219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231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243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2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266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277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289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300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3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324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335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347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358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3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381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393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405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416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428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439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451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4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47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48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49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50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52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53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54398148148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555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56712962963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057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59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601851851852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0613425925926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0625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063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64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659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671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682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694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706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717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729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740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752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763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77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7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798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81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82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83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84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85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868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8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89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90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914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925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93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949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960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97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983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09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1006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1018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1030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1041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1053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1064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1076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108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109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4.201cm" style:legend-expansion="high" chart:style-name="ch2"/>
        <chart:plot-area chart:style-name="ch3" table:cell-range-address="lboff3_period.H1:lboff3_period.H85" chart:data-source-has-labels="row" svg:x="0.32cm" svg:y="0.18cm" svg:width="13.229cm" svg:height="8.64cm">
          <chartooo:coordinate-region svg:x="1.312cm" svg:y="0.38cm" svg:width="12.237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boff3_period.H2:lboff3_period.H85" chart:label-cell-address="lboff3_period.H1:lboff3_period.H1" chart:class="chart:bar">
            <chart:data-point chart:repeated="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0-AVG</text:p>
                <draw:g>
                  <svg:desc>lboff3_period.H1:lboff3_perio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56">
                <text:p>29.56</text:p>
                <draw:g>
                  <svg:desc>lboff3_period.H2:lboff3_period.H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.83">
                <text:p>249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.95">
                <text:p>425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1.08">
                <text:p>521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5.74">
                <text:p>745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8.44">
                <text:p>918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9.94">
                <text:p>519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.07">
                <text:p>57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.78">
                <text:p>134.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9.1">
                <text:p>229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8.8">
                <text:p>50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7.91">
                <text:p>337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7.06">
                <text:p>717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7.44">
                <text:p>497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4.81">
                <text:p>374.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1.76">
                <text:p>481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72">
                <text:p>46.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8">
                <text:p>1.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454cm" style:legend-expansion="high" chart:style-name="ch2"/>
        <chart:plot-area chart:style-name="ch3" table:cell-range-address="lbon3.A1:lbon3.E109" chart:data-source-has-labels="both" svg:x="0.32cm" svg:y="0.18cm" svg:width="13.249cm" svg:height="8.64cm">
          <chartooo:coordinate-region svg:x="1.845cm" svg:y="0.379cm" svg:width="11.724cm" svg:height="6.527cm"/>
          <chart:axis chart:dimension="x" chart:name="primary-x" chart:style-name="ch4" chartooo:axis-type="auto">
            <chartooo:date-scale/>
            <chart:categories table:cell-range-address="lbon3.A2:lbon3.A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on3.B2:lbon3.B109" chart:label-cell-address="lbon3.B1:lbon3.B1" chart:class="chart:line">
            <chart:data-point chart:repeated="108"/>
          </chart:series>
          <chart:series chart:style-name="ch8" chart:values-cell-range-address="lbon3.C2:lbon3.C109" chart:label-cell-address="lbon3.C1:lbon3.C1" chart:class="chart:line">
            <chart:data-point chart:repeated="108"/>
          </chart:series>
          <chart:series chart:style-name="ch9" chart:values-cell-range-address="lbon3.D2:lbon3.D109" chart:label-cell-address="lbon3.D1:lbon3.D1" chart:class="chart:line">
            <chart:data-point chart:repeated="108"/>
          </chart:series>
          <chart:series chart:style-name="ch10" chart:values-cell-range-address="lbon3.E2:lbon3.E109" chart:label-cell-address="lbon3.E1:lbon3.E1" chart:class="chart:line"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on3.B1:lbon3.B1</svg:desc>
                </draw:g>
              </table:table-cell>
              <table:table-cell office:value-type="string">
                <text:p>GW2</text:p>
                <draw:g>
                  <svg:desc>lbon3.C1:lbon3.C1</svg:desc>
                </draw:g>
              </table:table-cell>
              <table:table-cell office:value-type="string">
                <text:p>GW3</text:p>
                <draw:g>
                  <svg:desc>lbon3.D1:lbon3.D1</svg:desc>
                </draw:g>
              </table:table-cell>
              <table:table-cell office:value-type="string">
                <text:p>GW4</text:p>
                <draw:g>
                  <svg:desc>lbon3.E1:lbon3.E1</svg:desc>
                </draw:g>
              </table:table-cell>
            </table:table-row>
          </table:table-header-rows>
          <table:table-rows>
            <table:table-row>
              <table:table-cell office:value-type="float" office:value="0.644537037037037">
                <text:p>0</text:p>
                <draw:g>
                  <svg:desc>lbon3.A2:lbon3.A109</svg:desc>
                </draw:g>
              </table:table-cell>
              <table:table-cell office:value-type="float" office:value="25">
                <text:p>25</text:p>
                <draw:g>
                  <svg:desc>lbon3.B2:lbon3.B109</svg:desc>
                </draw:g>
              </table:table-cell>
              <table:table-cell office:value-type="float" office:value="25">
                <text:p>25</text:p>
                <draw:g>
                  <svg:desc>lbon3.C2:lbon3.C109</svg:desc>
                </draw:g>
              </table:table-cell>
              <table:table-cell office:value-type="float" office:value="25">
                <text:p>25</text:p>
                <draw:g>
                  <svg:desc>lbon3.D2:lbon3.D109</svg:desc>
                </draw:g>
              </table:table-cell>
              <table:table-cell office:value-type="float" office:value="25">
                <text:p>25</text:p>
                <draw:g>
                  <svg:desc>lbon3.E2:lbon3.E109</svg:desc>
                </draw:g>
              </table:table-cell>
            </table:table-row>
            <table:table-row>
              <table:table-cell office:value-type="float" office:value="0.644548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56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57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58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59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0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180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4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5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64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75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8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99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10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2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33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56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685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80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4791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4803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14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26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3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4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61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72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8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9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90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918981481482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4930555555556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64494212962963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644953703703704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4965277777778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4976851851852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644988425925926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5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5011574074074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5023148148148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5034722222222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5046296296296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05787037037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069444444444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081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092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104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115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127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138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15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16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173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185185185185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5196759259259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5208333333333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5219907407407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645231481481481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5243055555556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525462962963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5266203703704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5277777777778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645289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6453125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645324074074074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645335648148148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645347222222222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645358796296296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64537037037037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5381944444444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5393518518519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5405092592593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5416666666667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5428240740741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645439814814815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645451388888889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5462962962963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5474537037037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5486111111111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5497685185185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5509259259259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5520833333333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5532407407407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5543981481482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5555555555556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56712962963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578703703704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590277777778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601851851852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61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3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4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59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71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82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94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06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17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29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40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52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63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7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454cm" style:legend-expansion="high" chart:style-name="ch2"/>
        <chart:plot-area chart:style-name="ch3" table:cell-range-address="lbon4.A1:lbon4.E107" chart:data-source-has-labels="both" svg:x="0.32cm" svg:y="0.18cm" svg:width="13.249cm" svg:height="8.64cm">
          <chartooo:coordinate-region svg:x="1.845cm" svg:y="0.379cm" svg:width="11.724cm" svg:height="6.527cm"/>
          <chart:axis chart:dimension="x" chart:name="primary-x" chart:style-name="ch4" chartooo:axis-type="auto">
            <chartooo:date-scale/>
            <chart:categories table:cell-range-address="lbon4.A2:lbon4.A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on4.B2:lbon4.B107" chart:label-cell-address="lbon4.B1:lbon4.B1" chart:class="chart:line">
            <chart:data-point chart:repeated="106"/>
          </chart:series>
          <chart:series chart:style-name="ch8" chart:values-cell-range-address="lbon4.C2:lbon4.C107" chart:label-cell-address="lbon4.C1:lbon4.C1" chart:class="chart:line">
            <chart:data-point chart:repeated="106"/>
          </chart:series>
          <chart:series chart:style-name="ch9" chart:values-cell-range-address="lbon4.D2:lbon4.D107" chart:label-cell-address="lbon4.D1:lbon4.D1" chart:class="chart:line">
            <chart:data-point chart:repeated="106"/>
          </chart:series>
          <chart:series chart:style-name="ch10" chart:values-cell-range-address="lbon4.E2:lbon4.E107" chart:label-cell-address="lbon4.E1:lbon4.E1" chart:class="chart:line">
            <chart:data-point chart:repeated="1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on4.B1:lbon4.B1</svg:desc>
                </draw:g>
              </table:table-cell>
              <table:table-cell office:value-type="string">
                <text:p>GW2</text:p>
                <draw:g>
                  <svg:desc>lbon4.C1:lbon4.C1</svg:desc>
                </draw:g>
              </table:table-cell>
              <table:table-cell office:value-type="string">
                <text:p>GW3</text:p>
                <draw:g>
                  <svg:desc>lbon4.D1:lbon4.D1</svg:desc>
                </draw:g>
              </table:table-cell>
              <table:table-cell office:value-type="string">
                <text:p>GW4</text:p>
                <draw:g>
                  <svg:desc>lbon4.E1:lbon4.E1</svg:desc>
                </draw:g>
              </table:table-cell>
            </table:table-row>
          </table:table-header-rows>
          <table:table-rows>
            <table:table-row>
              <table:table-cell office:value-type="float" office:value="0.647372685185185">
                <text:p>0</text:p>
                <draw:g>
                  <svg:desc>lbon4.A2:lbon4.A107</svg:desc>
                </draw:g>
              </table:table-cell>
              <table:table-cell office:value-type="float" office:value="25">
                <text:p>25</text:p>
                <draw:g>
                  <svg:desc>lbon4.B2:lbon4.B107</svg:desc>
                </draw:g>
              </table:table-cell>
              <table:table-cell office:value-type="float" office:value="25">
                <text:p>25</text:p>
                <draw:g>
                  <svg:desc>lbon4.C2:lbon4.C107</svg:desc>
                </draw:g>
              </table:table-cell>
              <table:table-cell office:value-type="float" office:value="25">
                <text:p>25</text:p>
                <draw:g>
                  <svg:desc>lbon4.D2:lbon4.D107</svg:desc>
                </draw:g>
              </table:table-cell>
              <table:table-cell office:value-type="float" office:value="25">
                <text:p>25</text:p>
                <draw:g>
                  <svg:desc>lbon4.E2:lbon4.E107</svg:desc>
                </draw:g>
              </table:table-cell>
            </table:table-row>
            <table:table-row>
              <table:table-cell office:value-type="float" office:value="0.64738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39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0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1898148148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305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42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53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6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76851851852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47488425925926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75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647511574074074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7523148148148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7534722222222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647546296296296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64755787037037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7569444444444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7581018518519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7592592592593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7604166666667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7615740740741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627314814815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638888888889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650462962963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673611111111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685185185185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696759259259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708333333333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719907407407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731481481481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647743055555556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775462962963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7766203703704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7777777777778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7789351851852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7800925925926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78125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7824074074074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7835648148148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7847222222222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7858796296296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87037037037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881944444444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893518518518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05092592593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16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28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39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51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7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98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99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0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2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3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43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55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6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7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9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10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113425925926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8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8136574074074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8148148148148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8159722222222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648171296296296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818287037037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8194444444444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648206018518519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648217592592593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8229166666667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8240740740741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8252314814815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8263888888889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8275462962963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8287037037037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8298611111111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8310185185185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8321759259259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333333333333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344907407407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356481481482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368055555556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37962962963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391203703704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402777777778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14351851852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25925925926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375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49074074074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60648148148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72222222222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83796296296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9537037037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06944444444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18518518519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30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41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53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64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76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8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9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454cm" style:legend-expansion="high" chart:style-name="ch2"/>
        <chart:plot-area chart:style-name="ch3" table:cell-range-address="lbon4.A1:lbon4.E107" chart:data-source-has-labels="both" svg:x="0.32cm" svg:y="0.18cm" svg:width="13.249cm" svg:height="8.64cm">
          <chartooo:coordinate-region svg:x="1.845cm" svg:y="0.379cm" svg:width="11.724cm" svg:height="6.527cm"/>
          <chart:axis chart:dimension="x" chart:name="primary-x" chart:style-name="ch4" chartooo:axis-type="auto">
            <chartooo:date-scale/>
            <chart:categories table:cell-range-address="lbon4.A2:lbon4.A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on4.B2:lbon4.B107" chart:label-cell-address="lbon4.B1:lbon4.B1" chart:class="chart:line">
            <chart:data-point chart:repeated="106"/>
          </chart:series>
          <chart:series chart:style-name="ch8" chart:values-cell-range-address="lbon4.C2:lbon4.C107" chart:label-cell-address="lbon4.C1:lbon4.C1" chart:class="chart:line">
            <chart:data-point chart:repeated="106"/>
          </chart:series>
          <chart:series chart:style-name="ch9" chart:values-cell-range-address="lbon4.D2:lbon4.D107" chart:label-cell-address="lbon4.D1:lbon4.D1" chart:class="chart:line">
            <chart:data-point chart:repeated="106"/>
          </chart:series>
          <chart:series chart:style-name="ch10" chart:values-cell-range-address="lbon4.E2:lbon4.E107" chart:label-cell-address="lbon4.E1:lbon4.E1" chart:class="chart:line">
            <chart:data-point chart:repeated="1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on4.B1:lbon4.B1</svg:desc>
                </draw:g>
              </table:table-cell>
              <table:table-cell office:value-type="string">
                <text:p>GW2</text:p>
                <draw:g>
                  <svg:desc>lbon4.C1:lbon4.C1</svg:desc>
                </draw:g>
              </table:table-cell>
              <table:table-cell office:value-type="string">
                <text:p>GW3</text:p>
                <draw:g>
                  <svg:desc>lbon4.D1:lbon4.D1</svg:desc>
                </draw:g>
              </table:table-cell>
              <table:table-cell office:value-type="string">
                <text:p>GW4</text:p>
                <draw:g>
                  <svg:desc>lbon4.E1:lbon4.E1</svg:desc>
                </draw:g>
              </table:table-cell>
            </table:table-row>
          </table:table-header-rows>
          <table:table-rows>
            <table:table-row>
              <table:table-cell office:value-type="float" office:value="0.647372685185185">
                <text:p>0</text:p>
                <draw:g>
                  <svg:desc>lbon4.A2:lbon4.A107</svg:desc>
                </draw:g>
              </table:table-cell>
              <table:table-cell office:value-type="float" office:value="25">
                <text:p>25</text:p>
                <draw:g>
                  <svg:desc>lbon4.B2:lbon4.B107</svg:desc>
                </draw:g>
              </table:table-cell>
              <table:table-cell office:value-type="float" office:value="25">
                <text:p>25</text:p>
                <draw:g>
                  <svg:desc>lbon4.C2:lbon4.C107</svg:desc>
                </draw:g>
              </table:table-cell>
              <table:table-cell office:value-type="float" office:value="25">
                <text:p>25</text:p>
                <draw:g>
                  <svg:desc>lbon4.D2:lbon4.D107</svg:desc>
                </draw:g>
              </table:table-cell>
              <table:table-cell office:value-type="float" office:value="25">
                <text:p>25</text:p>
                <draw:g>
                  <svg:desc>lbon4.E2:lbon4.E107</svg:desc>
                </draw:g>
              </table:table-cell>
            </table:table-row>
            <table:table-row>
              <table:table-cell office:value-type="float" office:value="0.64738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39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0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1898148148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305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42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53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6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476851851852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47488425925926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75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647511574074074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7523148148148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7534722222222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647546296296296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64755787037037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7569444444444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7581018518519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7592592592593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7604166666667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7615740740741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627314814815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638888888889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650462962963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673611111111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685185185185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696759259259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708333333333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719907407407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731481481481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647743055555556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775462962963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7766203703704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7777777777778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7789351851852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7800925925926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78125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7824074074074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7835648148148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7847222222222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7858796296296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87037037037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881944444444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7893518518518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05092592593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16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28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39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51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797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98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799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0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2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3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43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55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6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7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09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10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113425925926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8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8136574074074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8148148148148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8159722222222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648171296296296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818287037037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8194444444444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648206018518519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648217592592593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8229166666667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8240740740741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8252314814815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8263888888889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8275462962963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8287037037037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8298611111111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8310185185185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8321759259259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333333333333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344907407407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356481481482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368055555556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37962962963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391203703704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8402777777778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14351851852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25925925926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375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49074074074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60648148148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72222222222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83796296296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49537037037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06944444444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18518518519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30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41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53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64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76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8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859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454cm" style:legend-expansion="high" chart:style-name="ch2"/>
        <chart:plot-area chart:style-name="ch3" table:cell-range-address="lbon3.A1:lbon3.E109" chart:data-source-has-labels="both" svg:x="0.32cm" svg:y="0.18cm" svg:width="13.249cm" svg:height="8.64cm">
          <chartooo:coordinate-region svg:x="1.845cm" svg:y="0.379cm" svg:width="11.724cm" svg:height="6.527cm"/>
          <chart:axis chart:dimension="x" chart:name="primary-x" chart:style-name="ch4" chartooo:axis-type="auto">
            <chartooo:date-scale/>
            <chart:categories table:cell-range-address="lbon3.A2:lbon3.A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on3.B2:lbon3.B109" chart:label-cell-address="lbon3.B1:lbon3.B1" chart:class="chart:line">
            <chart:data-point chart:repeated="108"/>
          </chart:series>
          <chart:series chart:style-name="ch8" chart:values-cell-range-address="lbon3.C2:lbon3.C109" chart:label-cell-address="lbon3.C1:lbon3.C1" chart:class="chart:line">
            <chart:data-point chart:repeated="108"/>
          </chart:series>
          <chart:series chart:style-name="ch9" chart:values-cell-range-address="lbon3.D2:lbon3.D109" chart:label-cell-address="lbon3.D1:lbon3.D1" chart:class="chart:line">
            <chart:data-point chart:repeated="108"/>
          </chart:series>
          <chart:series chart:style-name="ch10" chart:values-cell-range-address="lbon3.E2:lbon3.E109" chart:label-cell-address="lbon3.E1:lbon3.E1" chart:class="chart:line"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on3.B1:lbon3.B1</svg:desc>
                </draw:g>
              </table:table-cell>
              <table:table-cell office:value-type="string">
                <text:p>GW2</text:p>
                <draw:g>
                  <svg:desc>lbon3.C1:lbon3.C1</svg:desc>
                </draw:g>
              </table:table-cell>
              <table:table-cell office:value-type="string">
                <text:p>GW3</text:p>
                <draw:g>
                  <svg:desc>lbon3.D1:lbon3.D1</svg:desc>
                </draw:g>
              </table:table-cell>
              <table:table-cell office:value-type="string">
                <text:p>GW4</text:p>
                <draw:g>
                  <svg:desc>lbon3.E1:lbon3.E1</svg:desc>
                </draw:g>
              </table:table-cell>
            </table:table-row>
          </table:table-header-rows>
          <table:table-rows>
            <table:table-row>
              <table:table-cell office:value-type="float" office:value="0.644537037037037">
                <text:p>0</text:p>
                <draw:g>
                  <svg:desc>lbon3.A2:lbon3.A109</svg:desc>
                </draw:g>
              </table:table-cell>
              <table:table-cell office:value-type="float" office:value="25">
                <text:p>25</text:p>
                <draw:g>
                  <svg:desc>lbon3.B2:lbon3.B109</svg:desc>
                </draw:g>
              </table:table-cell>
              <table:table-cell office:value-type="float" office:value="25">
                <text:p>25</text:p>
                <draw:g>
                  <svg:desc>lbon3.C2:lbon3.C109</svg:desc>
                </draw:g>
              </table:table-cell>
              <table:table-cell office:value-type="float" office:value="25">
                <text:p>25</text:p>
                <draw:g>
                  <svg:desc>lbon3.D2:lbon3.D109</svg:desc>
                </draw:g>
              </table:table-cell>
              <table:table-cell office:value-type="float" office:value="25">
                <text:p>25</text:p>
                <draw:g>
                  <svg:desc>lbon3.E2:lbon3.E109</svg:desc>
                </draw:g>
              </table:table-cell>
            </table:table-row>
            <table:table-row>
              <table:table-cell office:value-type="float" office:value="0.644548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56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57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58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59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0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180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4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5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64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75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8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699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10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2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33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56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685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780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4791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4803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14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26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3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4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61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72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8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89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90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4918981481482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4930555555556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64494212962963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644953703703704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4965277777778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4976851851852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644988425925926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5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5011574074074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5023148148148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5034722222222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5046296296296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05787037037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069444444444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081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092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104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115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127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138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15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16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173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185185185185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5196759259259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5208333333333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5219907407407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645231481481481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5243055555556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525462962963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5266203703704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645277777777778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645289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6453125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645324074074074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645335648148148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645347222222222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645358796296296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64537037037037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5381944444444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5393518518519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5405092592593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45416666666667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5428240740741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645439814814815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645451388888889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45462962962963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5474537037037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45486111111111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5497685185185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645509259259259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5520833333333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5532407407407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5543981481482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45555555555556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56712962963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578703703704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590277777778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601851851852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4561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3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4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59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71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82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694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06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17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29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40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52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63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7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57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454cm" style:legend-expansion="high" chart:style-name="ch2"/>
        <chart:plot-area chart:style-name="ch3" table:cell-range-address="lboff_4.A1:lboff_4.E109" chart:data-source-has-labels="both" svg:x="0.32cm" svg:y="0.18cm" svg:width="13.249cm" svg:height="8.64cm">
          <chartooo:coordinate-region svg:x="1.845cm" svg:y="0.379cm" svg:width="11.724cm" svg:height="6.527cm"/>
          <chart:axis chart:dimension="x" chart:name="primary-x" chart:style-name="ch4" chartooo:axis-type="auto">
            <chartooo:date-scale/>
            <chart:categories table:cell-range-address="lboff_4.A2:lboff_4.A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off_4.B2:lboff_4.B109" chart:label-cell-address="lboff_4.B1:lboff_4.B1" chart:class="chart:line">
            <chart:data-point chart:repeated="108"/>
          </chart:series>
          <chart:series chart:style-name="ch8" chart:values-cell-range-address="lboff_4.C2:lboff_4.C109" chart:label-cell-address="lboff_4.C1:lboff_4.C1" chart:class="chart:line">
            <chart:data-point chart:repeated="108"/>
          </chart:series>
          <chart:series chart:style-name="ch9" chart:values-cell-range-address="lboff_4.D2:lboff_4.D109" chart:label-cell-address="lboff_4.D1:lboff_4.D1" chart:class="chart:line">
            <chart:data-point chart:repeated="108"/>
          </chart:series>
          <chart:series chart:style-name="ch10" chart:values-cell-range-address="lboff_4.E2:lboff_4.E109" chart:label-cell-address="lboff_4.E1:lboff_4.E1" chart:class="chart:line"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off_4.B1:lboff_4.B1</svg:desc>
                </draw:g>
              </table:table-cell>
              <table:table-cell office:value-type="string">
                <text:p>GW2</text:p>
                <draw:g>
                  <svg:desc>lboff_4.C1:lboff_4.C1</svg:desc>
                </draw:g>
              </table:table-cell>
              <table:table-cell office:value-type="string">
                <text:p>GW3</text:p>
                <draw:g>
                  <svg:desc>lboff_4.D1:lboff_4.D1</svg:desc>
                </draw:g>
              </table:table-cell>
              <table:table-cell office:value-type="string">
                <text:p>GW4</text:p>
                <draw:g>
                  <svg:desc>lboff_4.E1:lboff_4.E1</svg:desc>
                </draw:g>
              </table:table-cell>
            </table:table-row>
          </table:table-header-rows>
          <table:table-rows>
            <table:table-row>
              <table:table-cell office:value-type="float" office:value="0.642210648148148">
                <text:p>0</text:p>
                <draw:g>
                  <svg:desc>lboff_4.A2:lboff_4.A109</svg:desc>
                </draw:g>
              </table:table-cell>
              <table:table-cell office:value-type="float" office:value="25">
                <text:p>25</text:p>
                <draw:g>
                  <svg:desc>lboff_4.B2:lboff_4.B109</svg:desc>
                </draw:g>
              </table:table-cell>
              <table:table-cell office:value-type="float" office:value="25">
                <text:p>25</text:p>
                <draw:g>
                  <svg:desc>lboff_4.C2:lboff_4.C109</svg:desc>
                </draw:g>
              </table:table-cell>
              <table:table-cell office:value-type="float" office:value="25">
                <text:p>25</text:p>
                <draw:g>
                  <svg:desc>lboff_4.D2:lboff_4.D109</svg:desc>
                </draw:g>
              </table:table-cell>
              <table:table-cell office:value-type="float" office:value="25">
                <text:p>25</text:p>
                <draw:g>
                  <svg:desc>lboff_4.E2:lboff_4.E109</svg:desc>
                </draw:g>
              </table:table-cell>
            </table:table-row>
            <table:table-row>
              <table:table-cell office:value-type="float" office:value="0.64222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233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2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256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268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280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291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303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314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326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33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34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361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372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38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39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40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418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430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442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453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46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476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488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511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523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534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546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557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569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581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592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604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615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627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638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65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66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673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685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696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708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719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73148148148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743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7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766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777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789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800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8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824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835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847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858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881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893518518518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2905092592593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2916666666667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2928240740741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2939814814815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42951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9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97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98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299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02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03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043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055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06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07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09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10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11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13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14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159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171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182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194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206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217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229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240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252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263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27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2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298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31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32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33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34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35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368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3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39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40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414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425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43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449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43460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